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2.291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11.718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4.792cm"/>
    </style:style>
    <style:style style:name="co9" style:family="table-column">
      <style:table-column-properties fo:break-before="auto" style:column-width="1.789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36">
      <style:table-cell-properties fo:padding="0.071cm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9" table:default-cell-style-name="ce3"/>
        <table:table-row table:style-name="ro1">
          <table:table-cell table:style-name="ce1" office:value-type="string" calcext:value-type="string">
            <text:p>IDEIMPST</text:p>
          </table:table-cell>
          <table:table-cell table:style-name="ce1" office:value-type="string" calcext:value-type="string">
            <text:p>MONTSTRU</text:p>
          </table:table-cell>
          <table:table-cell table:style-name="ce1" office:value-type="string" calcext:value-type="string">
            <text:p>MONTRAPP</text:p>
          </table:table-cell>
          <table:table-cell table:style-name="ce1" office:value-type="string" calcext:value-type="string">
            <text:p>MOISSOLD</text:p>
          </table:table-cell>
          <table:table-cell table:style-name="ce1" office:value-type="string" calcext:value-type="string">
            <text:p>CODTYPAC</text:p>
          </table:table-cell>
          <table:table-cell table:style-name="ce1" office:value-type="string" calcext:value-type="string">
            <text:p>LIBACTGE</text:p>
          </table:table-cell>
          <table:table-cell table:style-name="ce1" office:value-type="string" calcext:value-type="string">
            <text:p>Budgets</text:p>
          </table:table-cell>
          <table:table-cell table:style-name="ce6" office:value-type="string" calcext:value-type="string">
            <text:p>CATEGORI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2" calcext:value-type="float">
            <text:p>0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2:.C2])" office:value-type="float" office:value="-0.02" calcext:value-type="float">
            <text:p>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62236.89" calcext:value-type="float">
            <text:p>-962 237</text:p>
          </table:table-cell>
          <table:table-cell table:style-name="ce2" office:value-type="float" office:value="-196129.53" calcext:value-type="float">
            <text:p>-196 130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3:.C3])" office:value-type="float" office:value="-1158366.42" calcext:value-type="float">
            <text:p>-1 158 36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968" calcext:value-type="float">
            <text:p>-13 968</text:p>
          </table:table-cell>
          <table:table-cell table:style-name="ce2" office:value-type="float" office:value="-28770" calcext:value-type="float">
            <text:p>-28 770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4:.C4])" office:value-type="float" office:value="-42738" calcext:value-type="float">
            <text:p>-42 73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03" calcext:value-type="float">
            <text:p>0</text:p>
          </table:table-cell>
          <table:table-cell table:style-name="ce2" office:value-type="float" office:value="115832.45" calcext:value-type="float">
            <text:p>115 832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5:.C5])" office:value-type="float" office:value="115832.48" calcext:value-type="float">
            <text:p>115 83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3100.04" calcext:value-type="float">
            <text:p>73 100</text:p>
          </table:table-cell>
          <table:table-cell table:style-name="ce2" office:value-type="float" office:value="19596.01" calcext:value-type="float">
            <text:p>19 596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6:.C6])" office:value-type="float" office:value="92696.05" calcext:value-type="float">
            <text:p>92 6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00.47" calcext:value-type="float">
            <text:p>-900</text:p>
          </table:table-cell>
          <table:table-cell table:style-name="ce2" office:value-type="float" office:value="-260967.9" calcext:value-type="float">
            <text:p>-260 968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7:.C7])" office:value-type="float" office:value="-261868.37" calcext:value-type="float">
            <text:p>-261 868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1632" calcext:value-type="float">
            <text:p>-61 632</text:p>
          </table:table-cell>
          <table:table-cell table:style-name="ce2" office:value-type="float" office:value="-187703.22" calcext:value-type="float">
            <text:p>-187 703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8:.C8])" office:value-type="float" office:value="-249335.22" calcext:value-type="float">
            <text:p>-249 33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192791.84" calcext:value-type="float">
            <text:p>-10 192 792</text:p>
          </table:table-cell>
          <table:table-cell table:style-name="ce2" office:value-type="float" office:value="-2252033.92" calcext:value-type="float">
            <text:p>-2 252 034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9:.C9])" office:value-type="float" office:value="-12444825.76" calcext:value-type="float">
            <text:p>-12 444 8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56404.14" calcext:value-type="float">
            <text:p>-256 404</text:p>
          </table:table-cell>
          <table:table-cell table:style-name="ce2" office:value-type="float" office:value="-84720.05" calcext:value-type="float">
            <text:p>-84 720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10:.C10])" office:value-type="float" office:value="-341124.19" calcext:value-type="float">
            <text:p>-341 12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589.79" calcext:value-type="float">
            <text:p>13 590</text:p>
          </table:table-cell>
          <table:table-cell table:style-name="ce2" office:value-type="float" office:value="82305.93" calcext:value-type="float">
            <text:p>82 306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11:.C11])" office:value-type="float" office:value="95895.72" calcext:value-type="float">
            <text:p>95 89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8.96" calcext:value-type="float">
            <text:p>-49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12:.C12])" office:value-type="float" office:value="-48.96" calcext:value-type="float">
            <text:p>-4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9537.27" calcext:value-type="float">
            <text:p>249 537</text:p>
          </table:table-cell>
          <table:table-cell table:style-name="ce2" office:value-type="float" office:value="159435.95" calcext:value-type="float">
            <text:p>159 436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13:.C13])" office:value-type="float" office:value="408973.22" calcext:value-type="float">
            <text:p>408 97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5091.62" calcext:value-type="float">
            <text:p>-195 092</text:p>
          </table:table-cell>
          <table:table-cell table:style-name="ce2" office:value-type="float" office:value="-630094.23" calcext:value-type="float">
            <text:p>-630 094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14:.C14])" office:value-type="float" office:value="-825185.85" calcext:value-type="float">
            <text:p>-825 1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2932.03" calcext:value-type="float">
            <text:p>-32 932</text:p>
          </table:table-cell>
          <table:table-cell table:style-name="ce2" office:value-type="float" office:value="-40707.4" calcext:value-type="float">
            <text:p>-40 707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15:.C15])" office:value-type="float" office:value="-73639.43" calcext:value-type="float">
            <text:p>-73 63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43186.01" calcext:value-type="float">
            <text:p>1 443 186</text:p>
          </table:table-cell>
          <table:table-cell table:style-name="ce2" office:value-type="float" office:value="1195030.1" calcext:value-type="float">
            <text:p>1 195 030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16:.C16])" office:value-type="float" office:value="2638216.11" calcext:value-type="float">
            <text:p>2 638 2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5869.33" calcext:value-type="float">
            <text:p>-65 86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17:.C17])" office:value-type="float" office:value="-65869.33" calcext:value-type="float">
            <text:p>-65 86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662847.19" calcext:value-type="float">
            <text:p>-2 662 847</text:p>
          </table:table-cell>
          <table:table-cell table:style-name="ce2" office:value-type="float" office:value="-765982.73" calcext:value-type="float">
            <text:p>-765 983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18:.C18])" office:value-type="float" office:value="-3428829.92" calcext:value-type="float">
            <text:p>-3 428 83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95390.09" calcext:value-type="float">
            <text:p>1 295 390</text:p>
          </table:table-cell>
          <table:table-cell table:style-name="ce2" office:value-type="float" office:value="510245.56" calcext:value-type="float">
            <text:p>510 246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19:.C19])" office:value-type="float" office:value="1805635.65" calcext:value-type="float">
            <text:p>1 805 63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0170.93" calcext:value-type="float">
            <text:p>200 171</text:p>
          </table:table-cell>
          <table:table-cell table:style-name="ce2" office:value-type="float" office:value="511929.28" calcext:value-type="float">
            <text:p>511 929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20:.C20])" office:value-type="float" office:value="712100.21" calcext:value-type="float">
            <text:p>712 1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57715.06" calcext:value-type="float">
            <text:p>-257 715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21:.C21])" office:value-type="float" office:value="-257715.06" calcext:value-type="float">
            <text:p>-257 71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4142.9" calcext:value-type="float">
            <text:p>-84 143</text:p>
          </table:table-cell>
          <table:table-cell table:style-name="ce2" office:value-type="float" office:value="-87276.63" calcext:value-type="float">
            <text:p>-87 277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22:.C22])" office:value-type="float" office:value="-171419.53" calcext:value-type="float">
            <text:p>-171 42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35941.72" calcext:value-type="float">
            <text:p>935 942</text:p>
          </table:table-cell>
          <table:table-cell table:style-name="ce2" office:value-type="float" office:value="481229.23" calcext:value-type="float">
            <text:p>481 229</text:p>
          </table:table-cell>
          <table:table-cell table:style-name="ce4" office:value-type="date" office:date-value="2021-01-01" calcext:value-type="date">
            <text:p>01/01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23:.C23])" office:value-type="float" office:value="1417170.95" calcext:value-type="float">
            <text:p>1 417 17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35.09" calcext:value-type="float">
            <text:p>-235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24:.C24])" office:value-type="float" office:value="-235.09" calcext:value-type="float">
            <text:p>-23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105319.69" calcext:value-type="float">
            <text:p>-31 105 320</text:p>
          </table:table-cell>
          <table:table-cell table:style-name="ce2" office:value-type="float" office:value="-6205363.84" calcext:value-type="float">
            <text:p>-6 205 364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25:.C25])" office:value-type="float" office:value="-37310683.53" calcext:value-type="float">
            <text:p>-37 310 68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96" calcext:value-type="float">
            <text:p>-3 696</text:p>
          </table:table-cell>
          <table:table-cell table:style-name="ce2" office:value-type="float" office:value="17412.01" calcext:value-type="float">
            <text:p>17 412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26:.C26])" office:value-type="float" office:value="13716.01" calcext:value-type="float">
            <text:p>13 71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947750.16" calcext:value-type="float">
            <text:p>15 947 750</text:p>
          </table:table-cell>
          <table:table-cell table:style-name="ce2" office:value-type="float" office:value="256273917.39" calcext:value-type="float">
            <text:p>256 273 917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27:.C27])" office:value-type="float" office:value="272221667.55" calcext:value-type="float">
            <text:p>272 221 66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78432.05" calcext:value-type="float">
            <text:p>1 078 432</text:p>
          </table:table-cell>
          <table:table-cell table:style-name="ce2" office:value-type="float" office:value="1738883.34" calcext:value-type="float">
            <text:p>1 738 883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28:.C28])" office:value-type="float" office:value="2817315.39" calcext:value-type="float">
            <text:p>2 817 31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96" calcext:value-type="float">
            <text:p>-6 996</text:p>
          </table:table-cell>
          <table:table-cell table:style-name="ce2" office:value-type="float" office:value="-176178.9" calcext:value-type="float">
            <text:p>-176 179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29:.C29])" office:value-type="float" office:value="-183174.9" calcext:value-type="float">
            <text:p>-183 17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125.29" calcext:value-type="float">
            <text:p>-22 125</text:p>
          </table:table-cell>
          <table:table-cell table:style-name="ce2" office:value-type="float" office:value="-1205049.28" calcext:value-type="float">
            <text:p>-1 205 049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30:.C30])" office:value-type="float" office:value="-1227174.57" calcext:value-type="float">
            <text:p>-1 227 175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5900" calcext:value-type="float">
            <text:p>-75 900</text:p>
          </table:table-cell>
          <table:table-cell table:style-name="ce2" office:value-type="float" office:value="-122278.2" calcext:value-type="float">
            <text:p>-122 278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31:.C31])" office:value-type="float" office:value="-198178.2" calcext:value-type="float">
            <text:p>-198 1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344692.19" calcext:value-type="float">
            <text:p>-14 344 692</text:p>
          </table:table-cell>
          <table:table-cell table:style-name="ce2" office:value-type="float" office:value="-3950060.66" calcext:value-type="float">
            <text:p>-3 950 061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32:.C32])" office:value-type="float" office:value="-18294752.85" calcext:value-type="float">
            <text:p>-18 294 75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8578.59" calcext:value-type="float">
            <text:p>-218 579</text:p>
          </table:table-cell>
          <table:table-cell table:style-name="ce2" office:value-type="float" office:value="-39433.56" calcext:value-type="float">
            <text:p>-39 434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33:.C33])" office:value-type="float" office:value="-258012.15" calcext:value-type="float">
            <text:p>-258 012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705919.24" calcext:value-type="float">
            <text:p>20 705 919</text:p>
          </table:table-cell>
          <table:table-cell table:style-name="ce2" office:value-type="float" office:value="10597029.73" calcext:value-type="float">
            <text:p>10 597 030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34:.C34])" office:value-type="float" office:value="31302948.97" calcext:value-type="float">
            <text:p>31 302 94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.98" calcext:value-type="float">
            <text:p>-9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35:.C35])" office:value-type="float" office:value="-8.98" calcext:value-type="float">
            <text:p>-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2453.26" calcext:value-type="float">
            <text:p>172 453</text:p>
          </table:table-cell>
          <table:table-cell table:style-name="ce2" office:value-type="float" office:value="194708.03" calcext:value-type="float">
            <text:p>194 708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36:.C36])" office:value-type="float" office:value="367161.29" calcext:value-type="float">
            <text:p>367 16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3000" calcext:value-type="float">
            <text:p>253 000</text:p>
          </table:table-cell>
          <table:table-cell table:style-name="ce2" office:value-type="float" office:value="39866.72" calcext:value-type="float">
            <text:p>39 867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37:.C37])" office:value-type="float" office:value="292866.72" calcext:value-type="float">
            <text:p>292 867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300" calcext:value-type="float">
            <text:p>-3 3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MUTUELLES (FICHIER)</text:p>
          </table:table-cell>
          <table:table-cell table:style-name="ce2" table:formula="of:=SUM([.B38:.C38])" office:value-type="float" office:value="-3300" calcext:value-type="float">
            <text:p>-3 30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7563.22" calcext:value-type="float">
            <text:p>-697 563</text:p>
          </table:table-cell>
          <table:table-cell table:style-name="ce2" office:value-type="float" office:value="-1422688.38" calcext:value-type="float">
            <text:p>-1 422 688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39:.C39])" office:value-type="float" office:value="-2120251.6" calcext:value-type="float">
            <text:p>-2 120 25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1469.67" calcext:value-type="float">
            <text:p>341 470</text:p>
          </table:table-cell>
          <table:table-cell table:style-name="ce2" office:value-type="float" office:value="119171.19" calcext:value-type="float">
            <text:p>119 171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40:.C40])" office:value-type="float" office:value="460640.86" calcext:value-type="float">
            <text:p>460 64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80.3" calcext:value-type="float">
            <text:p>7 280</text:p>
          </table:table-cell>
          <table:table-cell table:style-name="ce2" office:value-type="float" office:value="-4600.4" calcext:value-type="float">
            <text:p>-4 600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41:.C41])" office:value-type="float" office:value="2679.9" calcext:value-type="float">
            <text:p>2 68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41580.01" calcext:value-type="float">
            <text:p>3 041 580</text:p>
          </table:table-cell>
          <table:table-cell table:style-name="ce2" office:value-type="float" office:value="2902419.35" calcext:value-type="float">
            <text:p>2 902 419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42:.C42])" office:value-type="float" office:value="5943999.36" calcext:value-type="float">
            <text:p>5 943 9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7146.34" calcext:value-type="float">
            <text:p>-97 14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43:.C43])" office:value-type="float" office:value="-97146.34" calcext:value-type="float">
            <text:p>-97 14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094080.66" calcext:value-type="float">
            <text:p>-5 094 081</text:p>
          </table:table-cell>
          <table:table-cell table:style-name="ce2" office:value-type="float" office:value="-1094533.34" calcext:value-type="float">
            <text:p>-1 094 533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44:.C44])" office:value-type="float" office:value="-6188614" calcext:value-type="float">
            <text:p>-6 188 61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580876.37" calcext:value-type="float">
            <text:p>5 580 876</text:p>
          </table:table-cell>
          <table:table-cell table:style-name="ce2" office:value-type="float" office:value="2197649.88" calcext:value-type="float">
            <text:p>2 197 650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45:.C45])" office:value-type="float" office:value="7778526.25" calcext:value-type="float">
            <text:p>7 778 52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51751.19" calcext:value-type="float">
            <text:p>3 451 751</text:p>
          </table:table-cell>
          <table:table-cell table:style-name="ce2" office:value-type="float" office:value="1564767.07" calcext:value-type="float">
            <text:p>1 564 767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46:.C46])" office:value-type="float" office:value="5016518.26" calcext:value-type="float">
            <text:p>5 016 51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344018.87" calcext:value-type="float">
            <text:p>3 344 019</text:p>
          </table:table-cell>
          <table:table-cell table:style-name="ce2" office:value-type="float" office:value="2351159.34" calcext:value-type="float">
            <text:p>2 351 159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47:.C47])" office:value-type="float" office:value="5695178.21" calcext:value-type="float">
            <text:p>5 695 1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592" calcext:value-type="float">
            <text:p>-20 592</text:p>
          </table:table-cell>
          <table:table-cell table:style-name="ce2" office:value-type="float" office:value="-1406276.34" calcext:value-type="float">
            <text:p>-1 406 276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48:.C48])" office:value-type="float" office:value="-1426868.34" calcext:value-type="float">
            <text:p>-1 426 86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61736.31" calcext:value-type="float">
            <text:p>-961 736</text:p>
          </table:table-cell>
          <table:table-cell table:style-name="ce2" office:value-type="float" office:value="-665204.25" calcext:value-type="float">
            <text:p>-665 204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49:.C49])" office:value-type="float" office:value="-1626940.56" calcext:value-type="float">
            <text:p>-1 626 94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74733.66" calcext:value-type="float">
            <text:p>-474 734</text:p>
          </table:table-cell>
          <table:table-cell table:style-name="ce2" office:value-type="float" office:value="-276760.58" calcext:value-type="float">
            <text:p>-276 761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50:.C50])" office:value-type="float" office:value="-751494.24" calcext:value-type="float">
            <text:p>-751 49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780.64" calcext:value-type="float">
            <text:p>-11 781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51:.C51])" office:value-type="float" office:value="-11780.64" calcext:value-type="float">
            <text:p>-11 78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5200" calcext:value-type="float">
            <text:p>145 200</text:p>
          </table:table-cell>
          <table:table-cell table:style-name="ce2" office:value-type="float" office:value="60633.33" calcext:value-type="float">
            <text:p>60 633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52:.C52])" office:value-type="float" office:value="205833.33" calcext:value-type="float">
            <text:p>205 83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132924.01" calcext:value-type="float">
            <text:p>13 132 924</text:p>
          </table:table-cell>
          <table:table-cell table:style-name="ce2" office:value-type="float" office:value="1993079.01" calcext:value-type="float">
            <text:p>1 993 079</text:p>
          </table:table-cell>
          <table:table-cell table:style-name="ce4" office:value-type="date" office:date-value="2021-02-01" calcext:value-type="date">
            <text:p>01/02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53:.C53])" office:value-type="float" office:value="15126003.02" calcext:value-type="float">
            <text:p>15 126 00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939.45" calcext:value-type="float">
            <text:p>-939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54:.C54])" office:value-type="float" office:value="-939.45" calcext:value-type="float">
            <text:p>-93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252595.69" calcext:value-type="float">
            <text:p>-10 252 596</text:p>
          </table:table-cell>
          <table:table-cell table:style-name="ce2" office:value-type="float" office:value="-2694911.67" calcext:value-type="float">
            <text:p>-2 694 912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55:.C55])" office:value-type="float" office:value="-12947507.36" calcext:value-type="float">
            <text:p>-12 947 50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640" calcext:value-type="float">
            <text:p>17 640</text:p>
          </table:table-cell>
          <table:table-cell table:style-name="ce2" office:value-type="float" office:value="20050.03" calcext:value-type="float">
            <text:p>20 050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56:.C56])" office:value-type="float" office:value="37690.03" calcext:value-type="float">
            <text:p>37 69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762917.7" calcext:value-type="float">
            <text:p>4 762 918</text:p>
          </table:table-cell>
          <table:table-cell table:style-name="ce2" office:value-type="float" office:value="66772148.65" calcext:value-type="float">
            <text:p>66 772 149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57:.C57])" office:value-type="float" office:value="71535066.35" calcext:value-type="float">
            <text:p>71 535 06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9140.92" calcext:value-type="float">
            <text:p>89 141</text:p>
          </table:table-cell>
          <table:table-cell table:style-name="ce2" office:value-type="float" office:value="-2987512.63" calcext:value-type="float">
            <text:p>-2 987 513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58:.C58])" office:value-type="float" office:value="-2898371.71" calcext:value-type="float">
            <text:p>-2 898 37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000" calcext:value-type="float">
            <text:p>-6 000</text:p>
          </table:table-cell>
          <table:table-cell table:style-name="ce2" office:value-type="float" office:value="-21492" calcext:value-type="float">
            <text:p>-21 492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59:.C59])" office:value-type="float" office:value="-27492" calcext:value-type="float">
            <text:p>-27 49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09.7" calcext:value-type="float">
            <text:p>-2 210</text:p>
          </table:table-cell>
          <table:table-cell table:style-name="ce2" office:value-type="float" office:value="-998875.63" calcext:value-type="float">
            <text:p>-998 876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60:.C60])" office:value-type="float" office:value="-1001085.33" calcext:value-type="float">
            <text:p>-1 001 085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3000" calcext:value-type="float">
            <text:p>-63 000</text:p>
          </table:table-cell>
          <table:table-cell table:style-name="ce2" office:value-type="float" office:value="-69330.32" calcext:value-type="float">
            <text:p>-69 330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61:.C61])" office:value-type="float" office:value="-132330.32" calcext:value-type="float">
            <text:p>-132 33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607456.77" calcext:value-type="float">
            <text:p>-12 607 457</text:p>
          </table:table-cell>
          <table:table-cell table:style-name="ce2" office:value-type="float" office:value="-3498180.24" calcext:value-type="float">
            <text:p>-3 498 180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62:.C62])" office:value-type="float" office:value="-16105637.01" calcext:value-type="float">
            <text:p>-16 105 6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7567.4" calcext:value-type="float">
            <text:p>-217 567</text:p>
          </table:table-cell>
          <table:table-cell table:style-name="ce2" office:value-type="float" office:value="-65093.22" calcext:value-type="float">
            <text:p>-65 093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63:.C63])" office:value-type="float" office:value="-282660.62" calcext:value-type="float">
            <text:p>-282 66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460068.96" calcext:value-type="float">
            <text:p>10 460 069</text:p>
          </table:table-cell>
          <table:table-cell table:style-name="ce2" office:value-type="float" office:value="5920723.82" calcext:value-type="float">
            <text:p>5 920 724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64:.C64])" office:value-type="float" office:value="16380792.78" calcext:value-type="float">
            <text:p>16 380 79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56871.53" calcext:value-type="float">
            <text:p>1 056 872</text:p>
          </table:table-cell>
          <table:table-cell table:style-name="ce2" office:value-type="float" office:value="2770330.67" calcext:value-type="float">
            <text:p>2 770 331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65:.C65])" office:value-type="float" office:value="3827202.2" calcext:value-type="float">
            <text:p>3 827 2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32500" calcext:value-type="float">
            <text:p>932 500</text:p>
          </table:table-cell>
          <table:table-cell table:style-name="ce2" office:value-type="float" office:value="139941.79" calcext:value-type="float">
            <text:p>139 942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66:.C66])" office:value-type="float" office:value="1072441.79" calcext:value-type="float">
            <text:p>1 072 44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36561.2" calcext:value-type="float">
            <text:p>-1 436 561</text:p>
          </table:table-cell>
          <table:table-cell table:style-name="ce2" office:value-type="float" office:value="-4872347.77" calcext:value-type="float">
            <text:p>-4 872 348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67:.C67])" office:value-type="float" office:value="-6308908.97" calcext:value-type="float">
            <text:p>-6 308 90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62152.85" calcext:value-type="float">
            <text:p>-1 962 153</text:p>
          </table:table-cell>
          <table:table-cell table:style-name="ce2" office:value-type="float" office:value="-6953755.82" calcext:value-type="float">
            <text:p>-6 953 756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68:.C68])" office:value-type="float" office:value="-8915908.67" calcext:value-type="float">
            <text:p>-8 915 90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25220" calcext:value-type="float">
            <text:p>2 225 220</text:p>
          </table:table-cell>
          <table:table-cell table:style-name="ce2" office:value-type="float" office:value="2641811.9" calcext:value-type="float">
            <text:p>2 641 812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69:.C69])" office:value-type="float" office:value="4867031.9" calcext:value-type="float">
            <text:p>4 867 03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9413.34" calcext:value-type="float">
            <text:p>-39 41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70:.C70])" office:value-type="float" office:value="-39413.34" calcext:value-type="float">
            <text:p>-39 41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902726.6" calcext:value-type="float">
            <text:p>-5 902 727</text:p>
          </table:table-cell>
          <table:table-cell table:style-name="ce2" office:value-type="float" office:value="-3245672.83" calcext:value-type="float">
            <text:p>-3 245 673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71:.C71])" office:value-type="float" office:value="-9148399.43" calcext:value-type="float">
            <text:p>-9 148 3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627348.28" calcext:value-type="float">
            <text:p>6 627 348</text:p>
          </table:table-cell>
          <table:table-cell table:style-name="ce2" office:value-type="float" office:value="3590209.59" calcext:value-type="float">
            <text:p>3 590 210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72:.C72])" office:value-type="float" office:value="10217557.87" calcext:value-type="float">
            <text:p>10 217 55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35025.87" calcext:value-type="float">
            <text:p>535 026</text:p>
          </table:table-cell>
          <table:table-cell table:style-name="ce2" office:value-type="float" office:value="518186.23" calcext:value-type="float">
            <text:p>518 186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73:.C73])" office:value-type="float" office:value="1053212.1" calcext:value-type="float">
            <text:p>1 053 21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52707.32" calcext:value-type="float">
            <text:p>1 852 707</text:p>
          </table:table-cell>
          <table:table-cell table:style-name="ce2" office:value-type="float" office:value="3761710.65" calcext:value-type="float">
            <text:p>3 761 711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74:.C74])" office:value-type="float" office:value="5614417.97" calcext:value-type="float">
            <text:p>5 614 41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000" calcext:value-type="float">
            <text:p>-15 000</text:p>
          </table:table-cell>
          <table:table-cell table:style-name="ce2" office:value-type="float" office:value="-7993778.38" calcext:value-type="float">
            <text:p>-7 993 778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75:.C75])" office:value-type="float" office:value="-8008778.38" calcext:value-type="float">
            <text:p>-8 008 7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40580.38" calcext:value-type="float">
            <text:p>-640 580</text:p>
          </table:table-cell>
          <table:table-cell table:style-name="ce2" office:value-type="float" office:value="-397046.38" calcext:value-type="float">
            <text:p>-397 046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76:.C76])" office:value-type="float" office:value="-1037626.76" calcext:value-type="float">
            <text:p>-1 037 6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0080.52" calcext:value-type="float">
            <text:p>-50 081</text:p>
          </table:table-cell>
          <table:table-cell table:style-name="ce2" office:value-type="float" office:value="-290241.25" calcext:value-type="float">
            <text:p>-290 241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77:.C77])" office:value-type="float" office:value="-340321.77" calcext:value-type="float">
            <text:p>-340 32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2100" calcext:value-type="float">
            <text:p>-32 100</text:p>
          </table:table-cell>
          <table:table-cell table:style-name="ce2" office:value-type="float" office:value="-44033.6" calcext:value-type="float">
            <text:p>-44 034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78:.C78])" office:value-type="float" office:value="-76133.6" calcext:value-type="float">
            <text:p>-76 13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7985852.5" calcext:value-type="float">
            <text:p>77 985 853</text:p>
          </table:table-cell>
          <table:table-cell table:style-name="ce2" office:value-type="float" office:value="143408764.16" calcext:value-type="float">
            <text:p>143 408 764</text:p>
          </table:table-cell>
          <table:table-cell table:style-name="ce4" office:value-type="date" office:date-value="2021-03-01" calcext:value-type="date">
            <text:p>01/03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79:.C79])" office:value-type="float" office:value="221394616.66" calcext:value-type="float">
            <text:p>221 394 61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1.2" calcext:value-type="float">
            <text:p>-111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80:.C80])" office:value-type="float" office:value="-111.2" calcext:value-type="float">
            <text:p>-11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74933.68" calcext:value-type="float">
            <text:p>-1 374 934</text:p>
          </table:table-cell>
          <table:table-cell table:style-name="ce2" office:value-type="float" office:value="-498954.7" calcext:value-type="float">
            <text:p>-498 955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81:.C81])" office:value-type="float" office:value="-1873888.38" calcext:value-type="float">
            <text:p>-1 873 88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548" calcext:value-type="float">
            <text:p>-19 548</text:p>
          </table:table-cell>
          <table:table-cell table:style-name="ce2" office:value-type="float" office:value="15489.87" calcext:value-type="float">
            <text:p>15 490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82:.C82])" office:value-type="float" office:value="-4058.13" calcext:value-type="float">
            <text:p>-4 05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94654.86" calcext:value-type="float">
            <text:p>594 655</text:p>
          </table:table-cell>
          <table:table-cell table:style-name="ce2" office:value-type="float" office:value="7293065.06" calcext:value-type="float">
            <text:p>7 293 065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83:.C83])" office:value-type="float" office:value="7887719.92" calcext:value-type="float">
            <text:p>7 887 72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6515.8" calcext:value-type="float">
            <text:p>176 516</text:p>
          </table:table-cell>
          <table:table-cell table:style-name="ce2" office:value-type="float" office:value="-1885734.22" calcext:value-type="float">
            <text:p>-1 885 734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84:.C84])" office:value-type="float" office:value="-1709218.42" calcext:value-type="float">
            <text:p>-1 709 21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400" calcext:value-type="float">
            <text:p>-5 400</text:p>
          </table:table-cell>
          <table:table-cell table:style-name="ce2" office:value-type="float" office:value="-22961.82" calcext:value-type="float">
            <text:p>-22 962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85:.C85])" office:value-type="float" office:value="-28361.82" calcext:value-type="float">
            <text:p>-28 36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2631.81" calcext:value-type="float">
            <text:p>-42 632</text:p>
          </table:table-cell>
          <table:table-cell table:style-name="ce2" office:value-type="float" office:value="-1318428.46" calcext:value-type="float">
            <text:p>-1 318 428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86:.C86])" office:value-type="float" office:value="-1361060.27" calcext:value-type="float">
            <text:p>-1 361 060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7848" calcext:value-type="float">
            <text:p>-97 848</text:p>
          </table:table-cell>
          <table:table-cell table:style-name="ce2" office:value-type="float" office:value="-275609.9" calcext:value-type="float">
            <text:p>-275 610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87:.C87])" office:value-type="float" office:value="-373457.9" calcext:value-type="float">
            <text:p>-373 4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274416.58" calcext:value-type="float">
            <text:p>-6 274 417</text:p>
          </table:table-cell>
          <table:table-cell table:style-name="ce2" office:value-type="float" office:value="-1638930.4" calcext:value-type="float">
            <text:p>-1 638 930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88:.C88])" office:value-type="float" office:value="-7913346.98" calcext:value-type="float">
            <text:p>-7 913 34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.8" calcext:value-type="float">
            <text:p>27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DÉDUCTIONS FISCALES</text:p>
          </table:table-cell>
          <table:table-cell table:style-name="ce2" table:formula="of:=SUM([.B89:.C89])" office:value-type="float" office:value="26.8" calcext:value-type="float">
            <text:p>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4865.66" calcext:value-type="float">
            <text:p>-194 866</text:p>
          </table:table-cell>
          <table:table-cell table:style-name="ce2" office:value-type="float" office:value="-43303.48" calcext:value-type="float">
            <text:p>-43 303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90:.C90])" office:value-type="float" office:value="-238169.14" calcext:value-type="float">
            <text:p>-238 16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804152.41" calcext:value-type="float">
            <text:p>2 804 152</text:p>
          </table:table-cell>
          <table:table-cell table:style-name="ce2" office:value-type="float" office:value="3053850.95" calcext:value-type="float">
            <text:p>3 053 851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91:.C91])" office:value-type="float" office:value="5858003.36" calcext:value-type="float">
            <text:p>5 858 00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9.45" calcext:value-type="float">
            <text:p>-19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92:.C92])" office:value-type="float" office:value="-19.45" calcext:value-type="float">
            <text:p>-1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4735.47" calcext:value-type="float">
            <text:p>254 735</text:p>
          </table:table-cell>
          <table:table-cell table:style-name="ce2" office:value-type="float" office:value="595065.98" calcext:value-type="float">
            <text:p>595 066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93:.C93])" office:value-type="float" office:value="849801.45" calcext:value-type="float">
            <text:p>849 80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5855" calcext:value-type="float">
            <text:p>225 855</text:p>
          </table:table-cell>
          <table:table-cell table:style-name="ce2" office:value-type="float" office:value="197591.68" calcext:value-type="float">
            <text:p>197 592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94:.C94])" office:value-type="float" office:value="423446.68" calcext:value-type="float">
            <text:p>423 447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02421.48" calcext:value-type="float">
            <text:p>-1 302 421</text:p>
          </table:table-cell>
          <table:table-cell table:style-name="ce2" office:value-type="float" office:value="-5447484.65" calcext:value-type="float">
            <text:p>-5 447 485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95:.C95])" office:value-type="float" office:value="-6749906.13" calcext:value-type="float">
            <text:p>-6 749 90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47075.06" calcext:value-type="float">
            <text:p>-647 075</text:p>
          </table:table-cell>
          <table:table-cell table:style-name="ce2" office:value-type="float" office:value="-1035551.33" calcext:value-type="float">
            <text:p>-1 035 551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96:.C96])" office:value-type="float" office:value="-1682626.39" calcext:value-type="float">
            <text:p>-1 682 62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40625.99" calcext:value-type="float">
            <text:p>2 740 626</text:p>
          </table:table-cell>
          <table:table-cell table:style-name="ce2" office:value-type="float" office:value="3639932.49" calcext:value-type="float">
            <text:p>3 639 932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97:.C97])" office:value-type="float" office:value="6380558.48" calcext:value-type="float">
            <text:p>6 380 5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44559.72" calcext:value-type="float">
            <text:p>-4 044 560</text:p>
          </table:table-cell>
          <table:table-cell table:style-name="ce2" office:value-type="float" office:value="-2200767.09" calcext:value-type="float">
            <text:p>-2 200 767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98:.C98])" office:value-type="float" office:value="-6245326.81" calcext:value-type="float">
            <text:p>-6 245 3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62883.92" calcext:value-type="float">
            <text:p>762 884</text:p>
          </table:table-cell>
          <table:table-cell table:style-name="ce2" office:value-type="float" office:value="551186.89" calcext:value-type="float">
            <text:p>551 187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99:.C99])" office:value-type="float" office:value="1314070.81" calcext:value-type="float">
            <text:p>1 314 071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206.84" calcext:value-type="float">
            <text:p>65 207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100:.C100])" office:value-type="float" office:value="65206.84" calcext:value-type="float">
            <text:p>65 20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96147.85" calcext:value-type="float">
            <text:p>1 796 148</text:p>
          </table:table-cell>
          <table:table-cell table:style-name="ce2" office:value-type="float" office:value="3170795.14" calcext:value-type="float">
            <text:p>3 170 795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101:.C101])" office:value-type="float" office:value="4966942.99" calcext:value-type="float">
            <text:p>4 966 94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58302.36" calcext:value-type="float">
            <text:p>2 758 302</text:p>
          </table:table-cell>
          <table:table-cell table:style-name="ce2" office:value-type="float" office:value="5218672.09" calcext:value-type="float">
            <text:p>5 218 672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102:.C102])" office:value-type="float" office:value="7976974.45" calcext:value-type="float">
            <text:p>7 976 97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068.82" calcext:value-type="float">
            <text:p>-16 069</text:p>
          </table:table-cell>
          <table:table-cell table:style-name="ce2" office:value-type="float" office:value="-3873976.68" calcext:value-type="float">
            <text:p>-3 873 977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103:.C103])" office:value-type="float" office:value="-3890045.5" calcext:value-type="float">
            <text:p>-3 890 04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19085.92" calcext:value-type="float">
            <text:p>-1 619 086</text:p>
          </table:table-cell>
          <table:table-cell table:style-name="ce2" office:value-type="float" office:value="-2206941.13" calcext:value-type="float">
            <text:p>-2 206 941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104:.C104])" office:value-type="float" office:value="-3826027.05" calcext:value-type="float">
            <text:p>-3 826 0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4931.96" calcext:value-type="float">
            <text:p>-694 932</text:p>
          </table:table-cell>
          <table:table-cell table:style-name="ce2" office:value-type="float" office:value="-253292.99" calcext:value-type="float">
            <text:p>-253 293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105:.C105])" office:value-type="float" office:value="-948224.95" calcext:value-type="float">
            <text:p>-948 2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02748.89" calcext:value-type="float">
            <text:p>-202 749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106:.C106])" office:value-type="float" office:value="-202748.89" calcext:value-type="float">
            <text:p>-202 74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0701725.71" calcext:value-type="float">
            <text:p>50 701 726</text:p>
          </table:table-cell>
          <table:table-cell table:style-name="ce2" office:value-type="float" office:value="110710290.8" calcext:value-type="float">
            <text:p>110 710 291</text:p>
          </table:table-cell>
          <table:table-cell table:style-name="ce4" office:value-type="date" office:date-value="2021-04-01" calcext:value-type="date">
            <text:p>01/04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107:.C107])" office:value-type="float" office:value="161412016.51" calcext:value-type="float">
            <text:p>161 412 01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2.84" calcext:value-type="float">
            <text:p>763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108:.C108])" office:value-type="float" office:value="762.84" calcext:value-type="float">
            <text:p>763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770945.63" calcext:value-type="float">
            <text:p>-1 770 946</text:p>
          </table:table-cell>
          <table:table-cell table:style-name="ce2" office:value-type="float" office:value="-799279.95" calcext:value-type="float">
            <text:p>-799 280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109:.C109])" office:value-type="float" office:value="-2570225.58" calcext:value-type="float">
            <text:p>-2 570 22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688" calcext:value-type="float">
            <text:p>-2 688</text:p>
          </table:table-cell>
          <table:table-cell table:style-name="ce2" office:value-type="float" office:value="59311.4" calcext:value-type="float">
            <text:p>59 311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110:.C110])" office:value-type="float" office:value="56623.4" calcext:value-type="float">
            <text:p>56 623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2014.36" calcext:value-type="float">
            <text:p>62 014</text:p>
          </table:table-cell>
          <table:table-cell table:style-name="ce2" office:value-type="float" office:value="9424386.57" calcext:value-type="float">
            <text:p>9 424 387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111:.C111])" office:value-type="float" office:value="9486400.93" calcext:value-type="float">
            <text:p>9 486 40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7605.6" calcext:value-type="float">
            <text:p>187 606</text:p>
          </table:table-cell>
          <table:table-cell table:style-name="ce2" office:value-type="float" office:value="-4250927.17" calcext:value-type="float">
            <text:p>-4 250 927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112:.C112])" office:value-type="float" office:value="-4063321.57" calcext:value-type="float">
            <text:p>-4 063 32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800" calcext:value-type="float">
            <text:p>-4 800</text:p>
          </table:table-cell>
          <table:table-cell table:style-name="ce2" office:value-type="float" office:value="-110491.99" calcext:value-type="float">
            <text:p>-110 492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113:.C113])" office:value-type="float" office:value="-115291.99" calcext:value-type="float">
            <text:p>-115 29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7355.81" calcext:value-type="float">
            <text:p>97 356</text:p>
          </table:table-cell>
          <table:table-cell table:style-name="ce2" office:value-type="float" office:value="-943464.69" calcext:value-type="float">
            <text:p>-943 465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114:.C114])" office:value-type="float" office:value="-846108.88" calcext:value-type="float">
            <text:p>-846 109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6400" calcext:value-type="float">
            <text:p>-26 400</text:p>
          </table:table-cell>
          <table:table-cell table:style-name="ce2" office:value-type="float" office:value="-83138.03" calcext:value-type="float">
            <text:p>-83 138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115:.C115])" office:value-type="float" office:value="-109538.03" calcext:value-type="float">
            <text:p>-109 5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490023.17" calcext:value-type="float">
            <text:p>-6 490 023</text:p>
          </table:table-cell>
          <table:table-cell table:style-name="ce2" office:value-type="float" office:value="-1559386.85" calcext:value-type="float">
            <text:p>-1 559 387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116:.C116])" office:value-type="float" office:value="-8049410.02" calcext:value-type="float">
            <text:p>-8 049 41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8274.73" calcext:value-type="float">
            <text:p>208 275</text:p>
          </table:table-cell>
          <table:table-cell table:style-name="ce2" office:value-type="float" office:value="914223.4" calcext:value-type="float">
            <text:p>914 223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117:.C117])" office:value-type="float" office:value="1122498.13" calcext:value-type="float">
            <text:p>1 122 49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0.3" calcext:value-type="float">
            <text:p>-20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118:.C118])" office:value-type="float" office:value="-20.3" calcext:value-type="float">
            <text:p>-2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7471.52" calcext:value-type="float">
            <text:p>347 472</text:p>
          </table:table-cell>
          <table:table-cell table:style-name="ce2" office:value-type="float" office:value="3318244.7" calcext:value-type="float">
            <text:p>3 318 245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119:.C119])" office:value-type="float" office:value="3665716.22" calcext:value-type="float">
            <text:p>3 665 7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3000" calcext:value-type="float">
            <text:p>113 000</text:p>
          </table:table-cell>
          <table:table-cell table:style-name="ce2" office:value-type="float" office:value="81225" calcext:value-type="float">
            <text:p>81 225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120:.C120])" office:value-type="float" office:value="194225" calcext:value-type="float">
            <text:p>194 225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96730.37" calcext:value-type="float">
            <text:p>-996 730</text:p>
          </table:table-cell>
          <table:table-cell table:style-name="ce2" office:value-type="float" office:value="-6112882.2" calcext:value-type="float">
            <text:p>-6 112 882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121:.C121])" office:value-type="float" office:value="-7109612.57" calcext:value-type="float">
            <text:p>-7 109 6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3270.07" calcext:value-type="float">
            <text:p>-63 270</text:p>
          </table:table-cell>
          <table:table-cell table:style-name="ce2" office:value-type="float" office:value="-135075.82" calcext:value-type="float">
            <text:p>-135 076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122:.C122])" office:value-type="float" office:value="-198345.89" calcext:value-type="float">
            <text:p>-198 34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85038" calcext:value-type="float">
            <text:p>1 585 038</text:p>
          </table:table-cell>
          <table:table-cell table:style-name="ce2" office:value-type="float" office:value="2591624.3" calcext:value-type="float">
            <text:p>2 591 624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123:.C123])" office:value-type="float" office:value="4176662.3" calcext:value-type="float">
            <text:p>4 176 66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219.64" calcext:value-type="float">
            <text:p>-4 22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124:.C124])" office:value-type="float" office:value="-4219.64" calcext:value-type="float">
            <text:p>-4 22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962528.46" calcext:value-type="float">
            <text:p>-2 962 528</text:p>
          </table:table-cell>
          <table:table-cell table:style-name="ce2" office:value-type="float" office:value="-3582509.1" calcext:value-type="float">
            <text:p>-3 582 509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125:.C125])" office:value-type="float" office:value="-6545037.56" calcext:value-type="float">
            <text:p>-6 545 0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3965.28" calcext:value-type="float">
            <text:p>223 965</text:p>
          </table:table-cell>
          <table:table-cell table:style-name="ce2" office:value-type="float" office:value="221175.68" calcext:value-type="float">
            <text:p>221 176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126:.C126])" office:value-type="float" office:value="445140.96" calcext:value-type="float">
            <text:p>445 141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170.57" calcext:value-type="float">
            <text:p>83 171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127:.C127])" office:value-type="float" office:value="83170.57" calcext:value-type="float">
            <text:p>83 17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57591.57" calcext:value-type="float">
            <text:p>-757 592</text:p>
          </table:table-cell>
          <table:table-cell table:style-name="ce2" office:value-type="float" office:value="239012.06" calcext:value-type="float">
            <text:p>239 012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128:.C128])" office:value-type="float" office:value="-518579.51" calcext:value-type="float">
            <text:p>-518 58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95930.63" calcext:value-type="float">
            <text:p>1 895 931</text:p>
          </table:table-cell>
          <table:table-cell table:style-name="ce2" office:value-type="float" office:value="6795382.06" calcext:value-type="float">
            <text:p>6 795 382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129:.C129])" office:value-type="float" office:value="8691312.69" calcext:value-type="float">
            <text:p>8 691 3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400" calcext:value-type="float">
            <text:p>-2 400</text:p>
          </table:table-cell>
          <table:table-cell table:style-name="ce2" office:value-type="float" office:value="-649241.88" calcext:value-type="float">
            <text:p>-649 242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130:.C130])" office:value-type="float" office:value="-651641.88" calcext:value-type="float">
            <text:p>-651 64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28263.73" calcext:value-type="float">
            <text:p>-728 264</text:p>
          </table:table-cell>
          <table:table-cell table:style-name="ce2" office:value-type="float" office:value="-908061.36" calcext:value-type="float">
            <text:p>-908 061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131:.C131])" office:value-type="float" office:value="-1636325.09" calcext:value-type="float">
            <text:p>-1 636 3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8582.99" calcext:value-type="float">
            <text:p>108 583</text:p>
          </table:table-cell>
          <table:table-cell table:style-name="ce2" office:value-type="float" office:value="-994244.75" calcext:value-type="float">
            <text:p>-994 245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132:.C132])" office:value-type="float" office:value="-885661.76" calcext:value-type="float">
            <text:p>-885 66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2414.86" calcext:value-type="float">
            <text:p>-22 415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133:.C133])" office:value-type="float" office:value="-22414.86" calcext:value-type="float">
            <text:p>-22 41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472011.96" calcext:value-type="float">
            <text:p>10 472 012</text:p>
          </table:table-cell>
          <table:table-cell table:style-name="ce2" office:value-type="float" office:value="39311366.32" calcext:value-type="float">
            <text:p>39 311 366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134:.C134])" office:value-type="float" office:value="49783378.28" calcext:value-type="float">
            <text:p>49 783 3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1914.74" calcext:value-type="float">
            <text:p>61 91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5-01" calcext:value-type="date">
            <text:p>01/05/2021</text:p>
          </table:table-cell>
          <table:table-cell table:style-name="ce5" office:value-type="string" calcext:value-type="string">
            <text:p>TR</text:p>
          </table:table-cell>
          <table:table-cell table:style-name="ce5" office:value-type="string" calcext:value-type="string">
            <text:p>TRANSFORMATION TP/OR</text:p>
          </table:table-cell>
          <table:table-cell table:style-name="ce2" table:formula="of:=SUM([.B135:.C135])" office:value-type="float" office:value="61914.74" calcext:value-type="float">
            <text:p>61 91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62.26" calcext:value-type="float">
            <text:p>4 662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136:.C136])" office:value-type="float" office:value="4662.26" calcext:value-type="float">
            <text:p>4 66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01876.45" calcext:value-type="float">
            <text:p>-801 876</text:p>
          </table:table-cell>
          <table:table-cell table:style-name="ce2" office:value-type="float" office:value="-629380.11" calcext:value-type="float">
            <text:p>-629 380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137:.C137])" office:value-type="float" office:value="-1431256.56" calcext:value-type="float">
            <text:p>-1 431 25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600" calcext:value-type="float">
            <text:p>12 600</text:p>
          </table:table-cell>
          <table:table-cell table:style-name="ce2" office:value-type="float" office:value="61184.23" calcext:value-type="float">
            <text:p>61 184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138:.C138])" office:value-type="float" office:value="73784.23" calcext:value-type="float">
            <text:p>73 78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7055609.58" calcext:value-type="float">
            <text:p>127 055 610</text:p>
          </table:table-cell>
          <table:table-cell table:style-name="ce2" office:value-type="float" office:value="787572503.36" calcext:value-type="float">
            <text:p>787 572 50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139:.C139])" office:value-type="float" office:value="914628112.94" calcext:value-type="float">
            <text:p>914 628 1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2789.53" calcext:value-type="float">
            <text:p>-402 790</text:p>
          </table:table-cell>
          <table:table-cell table:style-name="ce2" office:value-type="float" office:value="-47440192.08" calcext:value-type="float">
            <text:p>-47 440 192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140:.C140])" office:value-type="float" office:value="-47842981.61" calcext:value-type="float">
            <text:p>-47 842 98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00" calcext:value-type="float">
            <text:p>-2 100</text:p>
          </table:table-cell>
          <table:table-cell table:style-name="ce2" office:value-type="float" office:value="-75982.44" calcext:value-type="float">
            <text:p>-75 982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141:.C141])" office:value-type="float" office:value="-78082.44" calcext:value-type="float">
            <text:p>-78 08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859.72" calcext:value-type="float">
            <text:p>-22 860</text:p>
          </table:table-cell>
          <table:table-cell table:style-name="ce2" office:value-type="float" office:value="-519443.32" calcext:value-type="float">
            <text:p>-519 44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142:.C142])" office:value-type="float" office:value="-542303.04" calcext:value-type="float">
            <text:p>-542 303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5256" calcext:value-type="float">
            <text:p>-95 256</text:p>
          </table:table-cell>
          <table:table-cell table:style-name="ce2" office:value-type="float" office:value="-308077.62" calcext:value-type="float">
            <text:p>-308 078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143:.C143])" office:value-type="float" office:value="-403333.62" calcext:value-type="float">
            <text:p>-403 3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67060.66" calcext:value-type="float">
            <text:p>-3 667 061</text:p>
          </table:table-cell>
          <table:table-cell table:style-name="ce2" office:value-type="float" office:value="-2011117.02" calcext:value-type="float">
            <text:p>-2 011 117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144:.C144])" office:value-type="float" office:value="-5678177.68" calcext:value-type="float">
            <text:p>-5 678 1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70692.96" calcext:value-type="float">
            <text:p>-570 693</text:p>
          </table:table-cell>
          <table:table-cell table:style-name="ce2" office:value-type="float" office:value="59272.92" calcext:value-type="float">
            <text:p>59 27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145:.C145])" office:value-type="float" office:value="-511420.04" calcext:value-type="float">
            <text:p>-511 42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733.01" calcext:value-type="float">
            <text:p>-1 73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146:.C146])" office:value-type="float" office:value="-1733.01" calcext:value-type="float">
            <text:p>-1 73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72109.05" calcext:value-type="float">
            <text:p>572 109</text:p>
          </table:table-cell>
          <table:table-cell table:style-name="ce2" office:value-type="float" office:value="12640494.82" calcext:value-type="float">
            <text:p>12 640 495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147:.C147])" office:value-type="float" office:value="13212603.87" calcext:value-type="float">
            <text:p>13 212 60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73070" calcext:value-type="float">
            <text:p>973 070</text:p>
          </table:table-cell>
          <table:table-cell table:style-name="ce2" office:value-type="float" office:value="989063.4" calcext:value-type="float">
            <text:p>989 06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148:.C148])" office:value-type="float" office:value="1962133.4" calcext:value-type="float">
            <text:p>1 962 13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58254.35" calcext:value-type="float">
            <text:p>-558 254</text:p>
          </table:table-cell>
          <table:table-cell table:style-name="ce2" office:value-type="float" office:value="-7071161.33" calcext:value-type="float">
            <text:p>-7 071 161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149:.C149])" office:value-type="float" office:value="-7629415.68" calcext:value-type="float">
            <text:p>-7 629 4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32627.6" calcext:value-type="float">
            <text:p>232 62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150:.C150])" office:value-type="float" office:value="232627.6" calcext:value-type="float">
            <text:p>232 62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965.22" calcext:value-type="float">
            <text:p>29 965</text:p>
          </table:table-cell>
          <table:table-cell table:style-name="ce2" office:value-type="float" office:value="160795.38" calcext:value-type="float">
            <text:p>160 795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151:.C151])" office:value-type="float" office:value="190760.6" calcext:value-type="float">
            <text:p>190 76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66734" calcext:value-type="float">
            <text:p>1 966 734</text:p>
          </table:table-cell>
          <table:table-cell table:style-name="ce2" office:value-type="float" office:value="3843102.93" calcext:value-type="float">
            <text:p>3 843 10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152:.C152])" office:value-type="float" office:value="5809836.93" calcext:value-type="float">
            <text:p>5 809 8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6568.24" calcext:value-type="float">
            <text:p>-166 56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153:.C153])" office:value-type="float" office:value="-166568.24" calcext:value-type="float">
            <text:p>-166 56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609988.44" calcext:value-type="float">
            <text:p>-15 609 988</text:p>
          </table:table-cell>
          <table:table-cell table:style-name="ce2" office:value-type="float" office:value="-13523534.68" calcext:value-type="float">
            <text:p>-13 523 535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154:.C154])" office:value-type="float" office:value="-29133523.12" calcext:value-type="float">
            <text:p>-29 133 52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4000" calcext:value-type="float">
            <text:p>84 000</text:p>
          </table:table-cell>
          <table:table-cell table:style-name="ce2" office:value-type="float" office:value="24000" calcext:value-type="float">
            <text:p>24 000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155:.C155])" office:value-type="float" office:value="108000" calcext:value-type="float">
            <text:p>108 00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0647.32" calcext:value-type="float">
            <text:p>150 647</text:p>
          </table:table-cell>
          <table:table-cell table:style-name="ce2" office:value-type="float" office:value="5738.95" calcext:value-type="float">
            <text:p>5 739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CHOIX DU RÉGIME INDEMNITAIRE</text:p>
          </table:table-cell>
          <table:table-cell table:style-name="ce2" table:formula="of:=SUM([.B156:.C156])" office:value-type="float" office:value="156386.27" calcext:value-type="float">
            <text:p>156 3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48021.45" calcext:value-type="float">
            <text:p>1 448 021</text:p>
          </table:table-cell>
          <table:table-cell table:style-name="ce2" office:value-type="float" office:value="2986412.32" calcext:value-type="float">
            <text:p>2 986 412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157:.C157])" office:value-type="float" office:value="4434433.77" calcext:value-type="float">
            <text:p>4 434 4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28004.58" calcext:value-type="float">
            <text:p>1 728 005</text:p>
          </table:table-cell>
          <table:table-cell table:style-name="ce2" office:value-type="float" office:value="6339733.39" calcext:value-type="float">
            <text:p>6 339 733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158:.C158])" office:value-type="float" office:value="8067737.97" calcext:value-type="float">
            <text:p>8 067 7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52" calcext:value-type="float">
            <text:p>-252</text:p>
          </table:table-cell>
          <table:table-cell table:style-name="ce2" office:value-type="float" office:value="-533786.38" calcext:value-type="float">
            <text:p>-533 786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159:.C159])" office:value-type="float" office:value="-534038.38" calcext:value-type="float">
            <text:p>-534 0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72059.42" calcext:value-type="float">
            <text:p>-872 059</text:p>
          </table:table-cell>
          <table:table-cell table:style-name="ce2" office:value-type="float" office:value="-1043721.96" calcext:value-type="float">
            <text:p>-1 043 722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160:.C160])" office:value-type="float" office:value="-1915781.38" calcext:value-type="float">
            <text:p>-1 915 78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75482.98" calcext:value-type="float">
            <text:p>375 483</text:p>
          </table:table-cell>
          <table:table-cell table:style-name="ce2" office:value-type="float" office:value="303938.44" calcext:value-type="float">
            <text:p>303 938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161:.C161])" office:value-type="float" office:value="679421.42" calcext:value-type="float">
            <text:p>679 42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4977.49" calcext:value-type="float">
            <text:p>-74 977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162:.C162])" office:value-type="float" office:value="-74977.49" calcext:value-type="float">
            <text:p>-74 97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839033.16" calcext:value-type="float">
            <text:p>20 839 033</text:p>
          </table:table-cell>
          <table:table-cell table:style-name="ce2" office:value-type="float" office:value="81668210.71" calcext:value-type="float">
            <text:p>81 668 211</text:p>
          </table:table-cell>
          <table:table-cell table:style-name="ce4" office:value-type="date" office:date-value="2021-06-01" calcext:value-type="date">
            <text:p>01/06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163:.C163])" office:value-type="float" office:value="102507243.87" calcext:value-type="float">
            <text:p>102 507 2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17.83" calcext:value-type="float">
            <text:p>-418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164:.C164])" office:value-type="float" office:value="-417.83" calcext:value-type="float">
            <text:p>-41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65409.84" calcext:value-type="float">
            <text:p>-1 665 410</text:p>
          </table:table-cell>
          <table:table-cell table:style-name="ce2" office:value-type="float" office:value="-953472" calcext:value-type="float">
            <text:p>-953 472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165:.C165])" office:value-type="float" office:value="-2618881.84" calcext:value-type="float">
            <text:p>-2 618 88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400" calcext:value-type="float">
            <text:p>5 400</text:p>
          </table:table-cell>
          <table:table-cell table:style-name="ce2" office:value-type="float" office:value="-14366.01" calcext:value-type="float">
            <text:p>-14 366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166:.C166])" office:value-type="float" office:value="-8966.01" calcext:value-type="float">
            <text:p>-8 96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842238.85" calcext:value-type="float">
            <text:p>2 842 239</text:p>
          </table:table-cell>
          <table:table-cell table:style-name="ce2" office:value-type="float" office:value="91725151.55" calcext:value-type="float">
            <text:p>91 725 152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167:.C167])" office:value-type="float" office:value="94567390.4" calcext:value-type="float">
            <text:p>94 567 39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0090.28" calcext:value-type="float">
            <text:p>-300 090</text:p>
          </table:table-cell>
          <table:table-cell table:style-name="ce2" office:value-type="float" office:value="-64951009.54" calcext:value-type="float">
            <text:p>-64 951 010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168:.C168])" office:value-type="float" office:value="-65251099.82" calcext:value-type="float">
            <text:p>-65 251 1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6" calcext:value-type="float">
            <text:p>-216</text:p>
          </table:table-cell>
          <table:table-cell table:style-name="ce2" office:value-type="float" office:value="-24622" calcext:value-type="float">
            <text:p>-24 622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169:.C169])" office:value-type="float" office:value="-24838" calcext:value-type="float">
            <text:p>-24 83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471.35" calcext:value-type="float">
            <text:p>-8 471</text:p>
          </table:table-cell>
          <table:table-cell table:style-name="ce2" office:value-type="float" office:value="-760221.91" calcext:value-type="float">
            <text:p>-760 222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170:.C170])" office:value-type="float" office:value="-768693.26" calcext:value-type="float">
            <text:p>-768 693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9832" calcext:value-type="float">
            <text:p>-59 832</text:p>
          </table:table-cell>
          <table:table-cell table:style-name="ce2" office:value-type="float" office:value="-178550.19" calcext:value-type="float">
            <text:p>-178 550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171:.C171])" office:value-type="float" office:value="-238382.19" calcext:value-type="float">
            <text:p>-238 38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307584.54" calcext:value-type="float">
            <text:p>-2 307 585</text:p>
          </table:table-cell>
          <table:table-cell table:style-name="ce2" office:value-type="float" office:value="-854597.86" calcext:value-type="float">
            <text:p>-854 598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172:.C172])" office:value-type="float" office:value="-3162182.4" calcext:value-type="float">
            <text:p>-3 162 18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8399.57" calcext:value-type="float">
            <text:p>-38 400</text:p>
          </table:table-cell>
          <table:table-cell table:style-name="ce2" office:value-type="float" office:value="-6399.93" calcext:value-type="float">
            <text:p>-6 400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173:.C173])" office:value-type="float" office:value="-44799.5" calcext:value-type="float">
            <text:p>-44 8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6634.13" calcext:value-type="float">
            <text:p>176 634</text:p>
          </table:table-cell>
          <table:table-cell table:style-name="ce2" office:value-type="float" office:value="635508.47" calcext:value-type="float">
            <text:p>635 508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174:.C174])" office:value-type="float" office:value="812142.6" calcext:value-type="float">
            <text:p>812 14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5.58" calcext:value-type="float">
            <text:p>-26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175:.C175])" office:value-type="float" office:value="-25.58" calcext:value-type="float">
            <text:p>-2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9233.97" calcext:value-type="float">
            <text:p>49 234</text:p>
          </table:table-cell>
          <table:table-cell table:style-name="ce2" office:value-type="float" office:value="81436.61" calcext:value-type="float">
            <text:p>81 437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176:.C176])" office:value-type="float" office:value="130670.58" calcext:value-type="float">
            <text:p>130 67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10980" calcext:value-type="float">
            <text:p>310 980</text:p>
          </table:table-cell>
          <table:table-cell table:style-name="ce2" office:value-type="float" office:value="444526.96" calcext:value-type="float">
            <text:p>444 527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177:.C177])" office:value-type="float" office:value="755506.96" calcext:value-type="float">
            <text:p>755 507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1224.04" calcext:value-type="float">
            <text:p>-41 224</text:p>
          </table:table-cell>
          <table:table-cell table:style-name="ce2" office:value-type="float" office:value="-659513.57" calcext:value-type="float">
            <text:p>-659 514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178:.C178])" office:value-type="float" office:value="-700737.61" calcext:value-type="float">
            <text:p>-700 7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6741.8" calcext:value-type="float">
            <text:p>136 74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179:.C179])" office:value-type="float" office:value="136741.8" calcext:value-type="float">
            <text:p>136 74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8598.93" calcext:value-type="float">
            <text:p>38 599</text:p>
          </table:table-cell>
          <table:table-cell table:style-name="ce2" office:value-type="float" office:value="-3035.84" calcext:value-type="float">
            <text:p>-3 036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180:.C180])" office:value-type="float" office:value="35563.09" calcext:value-type="float">
            <text:p>35 56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68646" calcext:value-type="float">
            <text:p>1 268 646</text:p>
          </table:table-cell>
          <table:table-cell table:style-name="ce2" office:value-type="float" office:value="2845835.36" calcext:value-type="float">
            <text:p>2 845 835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181:.C181])" office:value-type="float" office:value="4114481.36" calcext:value-type="float">
            <text:p>4 114 48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76347.66" calcext:value-type="float">
            <text:p>-176 348</text:p>
          </table:table-cell>
          <table:table-cell table:style-name="ce2" office:value-type="float" office:value="41683.06" calcext:value-type="float">
            <text:p>41 683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182:.C182])" office:value-type="float" office:value="-134664.6" calcext:value-type="float">
            <text:p>-134 66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25538.77" calcext:value-type="float">
            <text:p>1 825 539</text:p>
          </table:table-cell>
          <table:table-cell table:style-name="ce2" office:value-type="float" office:value="81134.95" calcext:value-type="float">
            <text:p>81 135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183:.C183])" office:value-type="float" office:value="1906673.72" calcext:value-type="float">
            <text:p>1 906 674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76765.83" calcext:value-type="float">
            <text:p>376 766</text:p>
          </table:table-cell>
          <table:table-cell table:style-name="ce2" office:value-type="float" office:value="447894.03" calcext:value-type="float">
            <text:p>447 894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184:.C184])" office:value-type="float" office:value="824659.86" calcext:value-type="float">
            <text:p>824 66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23314.33" calcext:value-type="float">
            <text:p>423 314</text:p>
          </table:table-cell>
          <table:table-cell table:style-name="ce2" office:value-type="float" office:value="822606.68" calcext:value-type="float">
            <text:p>822 607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185:.C185])" office:value-type="float" office:value="1245921.01" calcext:value-type="float">
            <text:p>1 245 92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81247.22" calcext:value-type="float">
            <text:p>-281 247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186:.C186])" office:value-type="float" office:value="-281247.22" calcext:value-type="float">
            <text:p>-281 24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51549.37" calcext:value-type="float">
            <text:p>-351 549</text:p>
          </table:table-cell>
          <table:table-cell table:style-name="ce2" office:value-type="float" office:value="-789723.09" calcext:value-type="float">
            <text:p>-789 723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187:.C187])" office:value-type="float" office:value="-1141272.46" calcext:value-type="float">
            <text:p>-1 141 27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6527.71" calcext:value-type="float">
            <text:p>-136 528</text:p>
          </table:table-cell>
          <table:table-cell table:style-name="ce2" office:value-type="float" office:value="-244616.6" calcext:value-type="float">
            <text:p>-244 617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188:.C188])" office:value-type="float" office:value="-381144.31" calcext:value-type="float">
            <text:p>-381 1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66255.78" calcext:value-type="float">
            <text:p>2 066 256</text:p>
          </table:table-cell>
          <table:table-cell table:style-name="ce2" office:value-type="float" office:value="16618516.23" calcext:value-type="float">
            <text:p>16 618 516</text:p>
          </table:table-cell>
          <table:table-cell table:style-name="ce4" office:value-type="date" office:date-value="2021-07-01" calcext:value-type="date">
            <text:p>01/07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189:.C189])" office:value-type="float" office:value="18684772.01" calcext:value-type="float">
            <text:p>18 684 77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9.44" calcext:value-type="float">
            <text:p>79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190:.C190])" office:value-type="float" office:value="79.44" calcext:value-type="float">
            <text:p>7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00" calcext:value-type="float">
            <text:p>-3 000</text:p>
          </table:table-cell>
          <table:table-cell table:style-name="ce2" office:value-type="float" office:value="93143.88" calcext:value-type="float">
            <text:p>93 144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191:.C191])" office:value-type="float" office:value="90143.88" calcext:value-type="float">
            <text:p>90 14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74.9" calcext:value-type="float">
            <text:p>2 375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192:.C192])" office:value-type="float" office:value="2374.9" calcext:value-type="float">
            <text:p>2 37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334.66" calcext:value-type="float">
            <text:p>72 335</text:p>
          </table:table-cell>
          <table:table-cell table:style-name="ce2" office:value-type="float" office:value="1957989.04" calcext:value-type="float">
            <text:p>1 957 989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193:.C193])" office:value-type="float" office:value="2030323.7" calcext:value-type="float">
            <text:p>2 030 32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3690" calcext:value-type="float">
            <text:p>-23 690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194:.C194])" office:value-type="float" office:value="-23690" calcext:value-type="float">
            <text:p>-23 69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9679.18" calcext:value-type="float">
            <text:p>-39 679</text:p>
          </table:table-cell>
          <table:table-cell table:style-name="ce2" office:value-type="float" office:value="-192656.35" calcext:value-type="float">
            <text:p>-192 656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195:.C195])" office:value-type="float" office:value="-232335.53" calcext:value-type="float">
            <text:p>-232 336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500" calcext:value-type="float">
            <text:p>-13 500</text:p>
          </table:table-cell>
          <table:table-cell table:style-name="ce2" office:value-type="float" office:value="-118164.63" calcext:value-type="float">
            <text:p>-118 165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196:.C196])" office:value-type="float" office:value="-131664.63" calcext:value-type="float">
            <text:p>-131 66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48785.18" calcext:value-type="float">
            <text:p>-1 648 785</text:p>
          </table:table-cell>
          <table:table-cell table:style-name="ce2" office:value-type="float" office:value="-1413567.31" calcext:value-type="float">
            <text:p>-1 413 567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197:.C197])" office:value-type="float" office:value="-3062352.49" calcext:value-type="float">
            <text:p>-3 062 35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1000" calcext:value-type="float">
            <text:p>51 000</text:p>
          </table:table-cell>
          <table:table-cell table:style-name="ce2" office:value-type="float" office:value="108540" calcext:value-type="float">
            <text:p>108 540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198:.C198])" office:value-type="float" office:value="159540" calcext:value-type="float">
            <text:p>159 54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80" calcext:value-type="float">
            <text:p>-3 180</text:p>
          </table:table-cell>
          <table:table-cell table:style-name="ce2" office:value-type="float" office:value="-45.83" calcext:value-type="float">
            <text:p>-46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199:.C199])" office:value-type="float" office:value="-3225.83" calcext:value-type="float">
            <text:p>-3 22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1611.47" calcext:value-type="float">
            <text:p>151 611</text:p>
          </table:table-cell>
          <table:table-cell table:style-name="ce2" office:value-type="float" office:value="13058.58" calcext:value-type="float">
            <text:p>13 059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200:.C200])" office:value-type="float" office:value="164670.05" calcext:value-type="float">
            <text:p>164 67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30837.46" calcext:value-type="float">
            <text:p>-630 837</text:p>
          </table:table-cell>
          <table:table-cell table:style-name="ce2" office:value-type="float" office:value="-77736.11" calcext:value-type="float">
            <text:p>-77 736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201:.C201])" office:value-type="float" office:value="-708573.57" calcext:value-type="float">
            <text:p>-708 57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1363.97" calcext:value-type="float">
            <text:p>241 36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202:.C202])" office:value-type="float" office:value="241363.97" calcext:value-type="float">
            <text:p>241 36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52.63" calcext:value-type="float">
            <text:p>-2 053</text:p>
          </table:table-cell>
          <table:table-cell table:style-name="ce2" office:value-type="float" office:value="-20165.66" calcext:value-type="float">
            <text:p>-20 166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203:.C203])" office:value-type="float" office:value="-22218.29" calcext:value-type="float">
            <text:p>-22 21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76400" calcext:value-type="float">
            <text:p>476 400</text:p>
          </table:table-cell>
          <table:table-cell table:style-name="ce2" office:value-type="float" office:value="1196101.15" calcext:value-type="float">
            <text:p>1 196 101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204:.C204])" office:value-type="float" office:value="1672501.15" calcext:value-type="float">
            <text:p>1 672 50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05277758.57" calcext:value-type="float">
            <text:p>-605 277 759</text:p>
          </table:table-cell>
          <table:table-cell table:style-name="ce2" office:value-type="float" office:value="-1440034.36" calcext:value-type="float">
            <text:p>-1 440 034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205:.C205])" office:value-type="float" office:value="-606717792.93" calcext:value-type="float">
            <text:p>-606 717 79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81388.18" calcext:value-type="float">
            <text:p>981 388</text:p>
          </table:table-cell>
          <table:table-cell table:style-name="ce2" office:value-type="float" office:value="2446335.96" calcext:value-type="float">
            <text:p>2 446 336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206:.C206])" office:value-type="float" office:value="3427724.14" calcext:value-type="float">
            <text:p>3 427 72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8658.22" calcext:value-type="float">
            <text:p>38 658</text:p>
          </table:table-cell>
          <table:table-cell table:style-name="ce2" office:value-type="float" office:value="192732.77" calcext:value-type="float">
            <text:p>192 733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207:.C207])" office:value-type="float" office:value="231390.99" calcext:value-type="float">
            <text:p>231 39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01916.08" calcext:value-type="float">
            <text:p>-401 916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208:.C208])" office:value-type="float" office:value="-401916.08" calcext:value-type="float">
            <text:p>-401 9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4823.05" calcext:value-type="float">
            <text:p>-34 823</text:p>
          </table:table-cell>
          <table:table-cell table:style-name="ce2" office:value-type="float" office:value="-65808.8" calcext:value-type="float">
            <text:p>-65 809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209:.C209])" office:value-type="float" office:value="-100631.85" calcext:value-type="float">
            <text:p>-100 63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823.05" calcext:value-type="float">
            <text:p>34 823</text:p>
          </table:table-cell>
          <table:table-cell table:style-name="ce2" office:value-type="float" office:value="65808.8" calcext:value-type="float">
            <text:p>65 809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210:.C210])" office:value-type="float" office:value="100631.85" calcext:value-type="float">
            <text:p>100 63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14067.27" calcext:value-type="float">
            <text:p>-214 067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211:.C211])" office:value-type="float" office:value="-214067.27" calcext:value-type="float">
            <text:p>-214 06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1453.19" calcext:value-type="float">
            <text:p>91 453</text:p>
          </table:table-cell>
          <table:table-cell table:style-name="ce2" office:value-type="float" office:value="433196.94" calcext:value-type="float">
            <text:p>433 197</text:p>
          </table:table-cell>
          <table:table-cell table:style-name="ce4" office:value-type="date" office:date-value="2021-08-01" calcext:value-type="date">
            <text:p>01/08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212:.C212])" office:value-type="float" office:value="524650.13" calcext:value-type="float">
            <text:p>524 6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0.61" calcext:value-type="float">
            <text:p>-101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213:.C213])" office:value-type="float" office:value="-100.61" calcext:value-type="float">
            <text:p>-10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5049.03" calcext:value-type="float">
            <text:p>-185 049</text:p>
          </table:table-cell>
          <table:table-cell table:style-name="ce2" office:value-type="float" office:value="-310067.12" calcext:value-type="float">
            <text:p>-310 067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214:.C214])" office:value-type="float" office:value="-495116.15" calcext:value-type="float">
            <text:p>-495 11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44" calcext:value-type="float">
            <text:p>-1 344</text:p>
          </table:table-cell>
          <table:table-cell table:style-name="ce2" office:value-type="float" office:value="35912.01" calcext:value-type="float">
            <text:p>35 912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215:.C215])" office:value-type="float" office:value="34568.01" calcext:value-type="float">
            <text:p>34 56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7751163.41" calcext:value-type="float">
            <text:p>57 751 163</text:p>
          </table:table-cell>
          <table:table-cell table:style-name="ce2" office:value-type="float" office:value="471195816.89" calcext:value-type="float">
            <text:p>471 195 817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216:.C216])" office:value-type="float" office:value="528946980.3" calcext:value-type="float">
            <text:p>528 946 98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719.93" calcext:value-type="float">
            <text:p>26 720</text:p>
          </table:table-cell>
          <table:table-cell table:style-name="ce2" office:value-type="float" office:value="-420320.33" calcext:value-type="float">
            <text:p>-420 320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217:.C217])" office:value-type="float" office:value="-393600.4" calcext:value-type="float">
            <text:p>-393 6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00" calcext:value-type="float">
            <text:p>-1 200</text:p>
          </table:table-cell>
          <table:table-cell table:style-name="ce2" office:value-type="float" office:value="-53391.83" calcext:value-type="float">
            <text:p>-53 392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218:.C218])" office:value-type="float" office:value="-54591.83" calcext:value-type="float">
            <text:p>-54 59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651.19" calcext:value-type="float">
            <text:p>18 651</text:p>
          </table:table-cell>
          <table:table-cell table:style-name="ce2" office:value-type="float" office:value="205627.05" calcext:value-type="float">
            <text:p>205 627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AVENANT AU CONTRAT</text:p>
          </table:table-cell>
          <table:table-cell table:style-name="ce2" table:formula="of:=SUM([.B219:.C219])" office:value-type="float" office:value="224278.24" calcext:value-type="float">
            <text:p>224 2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5557.74" calcext:value-type="float">
            <text:p>-205 558</text:p>
          </table:table-cell>
          <table:table-cell table:style-name="ce2" office:value-type="float" office:value="-1842819.58" calcext:value-type="float">
            <text:p>-1 842 820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220:.C220])" office:value-type="float" office:value="-2048377.32" calcext:value-type="float">
            <text:p>-2 048 377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344" calcext:value-type="float">
            <text:p>-19 344</text:p>
          </table:table-cell>
          <table:table-cell table:style-name="ce2" office:value-type="float" office:value="-46256.86" calcext:value-type="float">
            <text:p>-46 257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221:.C221])" office:value-type="float" office:value="-65600.86" calcext:value-type="float">
            <text:p>-65 60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527628.84" calcext:value-type="float">
            <text:p>-5 527 629</text:p>
          </table:table-cell>
          <table:table-cell table:style-name="ce2" office:value-type="float" office:value="-1442599.88" calcext:value-type="float">
            <text:p>-1 442 600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222:.C222])" office:value-type="float" office:value="-6970228.72" calcext:value-type="float">
            <text:p>-6 970 22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4442" calcext:value-type="float">
            <text:p>-104 442</text:p>
          </table:table-cell>
          <table:table-cell table:style-name="ce2" office:value-type="float" office:value="-221478.04" calcext:value-type="float">
            <text:p>-221 478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223:.C223])" office:value-type="float" office:value="-325920.04" calcext:value-type="float">
            <text:p>-325 92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0510.3" calcext:value-type="float">
            <text:p>60 510</text:p>
          </table:table-cell>
          <table:table-cell table:style-name="ce2" office:value-type="float" office:value="229134.16" calcext:value-type="float">
            <text:p>229 134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224:.C224])" office:value-type="float" office:value="289644.46" calcext:value-type="float">
            <text:p>289 6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360" calcext:value-type="float">
            <text:p>8 360</text:p>
          </table:table-cell>
          <table:table-cell table:style-name="ce2" office:value-type="float" office:value="72619.16" calcext:value-type="float">
            <text:p>72 619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225:.C225])" office:value-type="float" office:value="80979.16" calcext:value-type="float">
            <text:p>80 97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6996.51" calcext:value-type="float">
            <text:p>-166 997</text:p>
          </table:table-cell>
          <table:table-cell table:style-name="ce2" office:value-type="float" office:value="-2229902.2" calcext:value-type="float">
            <text:p>-2 229 902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226:.C226])" office:value-type="float" office:value="-2396898.71" calcext:value-type="float">
            <text:p>-2 396 8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840.51" calcext:value-type="float">
            <text:p>14 841</text:p>
          </table:table-cell>
          <table:table-cell table:style-name="ce2" office:value-type="float" office:value="-44171.32" calcext:value-type="float">
            <text:p>-44 171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227:.C227])" office:value-type="float" office:value="-29330.81" calcext:value-type="float">
            <text:p>-29 33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66316.01" calcext:value-type="float">
            <text:p>866 316</text:p>
          </table:table-cell>
          <table:table-cell table:style-name="ce2" office:value-type="float" office:value="3009272.73" calcext:value-type="float">
            <text:p>3 009 273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228:.C228])" office:value-type="float" office:value="3875588.74" calcext:value-type="float">
            <text:p>3 875 5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398168.33" calcext:value-type="float">
            <text:p>-11 398 168</text:p>
          </table:table-cell>
          <table:table-cell table:style-name="ce2" office:value-type="float" office:value="-257642.4" calcext:value-type="float">
            <text:p>-257 642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229:.C229])" office:value-type="float" office:value="-11655810.73" calcext:value-type="float">
            <text:p>-11 655 81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69604.66" calcext:value-type="float">
            <text:p>569 605</text:p>
          </table:table-cell>
          <table:table-cell table:style-name="ce2" office:value-type="float" office:value="1673387.97" calcext:value-type="float">
            <text:p>1 673 388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230:.C230])" office:value-type="float" office:value="2242992.63" calcext:value-type="float">
            <text:p>2 242 99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8337.78" calcext:value-type="float">
            <text:p>348 338</text:p>
          </table:table-cell>
          <table:table-cell table:style-name="ce2" office:value-type="float" office:value="2191130.55" calcext:value-type="float">
            <text:p>2 191 131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231:.C231])" office:value-type="float" office:value="2539468.33" calcext:value-type="float">
            <text:p>2 539 46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800" calcext:value-type="float">
            <text:p>-4 800</text:p>
          </table:table-cell>
          <table:table-cell table:style-name="ce2" office:value-type="float" office:value="-468102.88" calcext:value-type="float">
            <text:p>-468 103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232:.C232])" office:value-type="float" office:value="-472902.88" calcext:value-type="float">
            <text:p>-472 90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3141.12" calcext:value-type="float">
            <text:p>-113 141</text:p>
          </table:table-cell>
          <table:table-cell table:style-name="ce2" office:value-type="float" office:value="-308185.31" calcext:value-type="float">
            <text:p>-308 185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233:.C233])" office:value-type="float" office:value="-421326.43" calcext:value-type="float">
            <text:p>-421 3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6820.98" calcext:value-type="float">
            <text:p>-56 821</text:p>
          </table:table-cell>
          <table:table-cell table:style-name="ce2" office:value-type="float" office:value="12076.41" calcext:value-type="float">
            <text:p>12 076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234:.C234])" office:value-type="float" office:value="-44744.57" calcext:value-type="float">
            <text:p>-44 74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47068.67" calcext:value-type="float">
            <text:p>-247 069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235:.C235])" office:value-type="float" office:value="-247068.67" calcext:value-type="float">
            <text:p>-247 06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400" calcext:value-type="float">
            <text:p>-2 400</text:p>
          </table:table-cell>
          <table:table-cell table:style-name="ce2" office:value-type="float" office:value="-3240" calcext:value-type="float">
            <text:p>-3 240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236:.C236])" office:value-type="float" office:value="-5640" calcext:value-type="float">
            <text:p>-5 64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4938.27" calcext:value-type="float">
            <text:p>204 938</text:p>
          </table:table-cell>
          <table:table-cell table:style-name="ce2" office:value-type="float" office:value="1416598.54" calcext:value-type="float">
            <text:p>1 416 599</text:p>
          </table:table-cell>
          <table:table-cell table:style-name="ce4" office:value-type="date" office:date-value="2021-09-01" calcext:value-type="date">
            <text:p>01/09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237:.C237])" office:value-type="float" office:value="1621536.81" calcext:value-type="float">
            <text:p>1 621 5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-656.11" calcext:value-type="float">
            <text:p>-656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238:.C238])" office:value-type="float" office:value="-1556.11" calcext:value-type="float">
            <text:p>-1 55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46263.32" calcext:value-type="float">
            <text:p>-346 263</text:p>
          </table:table-cell>
          <table:table-cell table:style-name="ce2" office:value-type="float" office:value="-173750.1" calcext:value-type="float">
            <text:p>-173 750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239:.C239])" office:value-type="float" office:value="-520013.42" calcext:value-type="float">
            <text:p>-520 013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92" calcext:value-type="float">
            <text:p>3 492</text:p>
          </table:table-cell>
          <table:table-cell table:style-name="ce2" office:value-type="float" office:value="-49972.49" calcext:value-type="float">
            <text:p>-49 972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240:.C240])" office:value-type="float" office:value="-46480.49" calcext:value-type="float">
            <text:p>-46 48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44441.12" calcext:value-type="float">
            <text:p>1 244 441</text:p>
          </table:table-cell>
          <table:table-cell table:style-name="ce2" office:value-type="float" office:value="13742739.57" calcext:value-type="float">
            <text:p>13 742 740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241:.C241])" office:value-type="float" office:value="14987180.69" calcext:value-type="float">
            <text:p>14 987 18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1947.7" calcext:value-type="float">
            <text:p>-71 948</text:p>
          </table:table-cell>
          <table:table-cell table:style-name="ce2" office:value-type="float" office:value="-1601455.97" calcext:value-type="float">
            <text:p>-1 601 456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242:.C242])" office:value-type="float" office:value="-1673403.67" calcext:value-type="float">
            <text:p>-1 673 40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00" calcext:value-type="float">
            <text:p>-2 700</text:p>
          </table:table-cell>
          <table:table-cell table:style-name="ce2" office:value-type="float" office:value="-64685.06" calcext:value-type="float">
            <text:p>-64 685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243:.C243])" office:value-type="float" office:value="-67385.06" calcext:value-type="float">
            <text:p>-67 38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51435.64" calcext:value-type="float">
            <text:p>-251 436</text:p>
          </table:table-cell>
          <table:table-cell table:style-name="ce2" office:value-type="float" office:value="-1925246.37" calcext:value-type="float">
            <text:p>-1 925 246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244:.C244])" office:value-type="float" office:value="-2176682.01" calcext:value-type="float">
            <text:p>-2 176 682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8916" calcext:value-type="float">
            <text:p>-38 916</text:p>
          </table:table-cell>
          <table:table-cell table:style-name="ce2" office:value-type="float" office:value="-308812.13" calcext:value-type="float">
            <text:p>-308 812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245:.C245])" office:value-type="float" office:value="-347728.13" calcext:value-type="float">
            <text:p>-347 72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185735.17" calcext:value-type="float">
            <text:p>-4 185 735</text:p>
          </table:table-cell>
          <table:table-cell table:style-name="ce2" office:value-type="float" office:value="-3524892.21" calcext:value-type="float">
            <text:p>-3 524 892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246:.C246])" office:value-type="float" office:value="-7710627.38" calcext:value-type="float">
            <text:p>-7 710 6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1201.13" calcext:value-type="float">
            <text:p>251 201</text:p>
          </table:table-cell>
          <table:table-cell table:style-name="ce2" office:value-type="float" office:value="1799150.87" calcext:value-type="float">
            <text:p>1 799 151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247:.C247])" office:value-type="float" office:value="2050352" calcext:value-type="float">
            <text:p>2 050 35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-705.3" calcext:value-type="float">
            <text:p>-705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248:.C248])" office:value-type="float" office:value="-1605.3" calcext:value-type="float">
            <text:p>-1 605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4506.18" calcext:value-type="float">
            <text:p>84 506</text:p>
          </table:table-cell>
          <table:table-cell table:style-name="ce2" office:value-type="float" office:value="490938.22" calcext:value-type="float">
            <text:p>490 938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249:.C249])" office:value-type="float" office:value="575444.4" calcext:value-type="float">
            <text:p>575 4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0275" calcext:value-type="float">
            <text:p>160 275</text:p>
          </table:table-cell>
          <table:table-cell table:style-name="ce2" office:value-type="float" office:value="909317.36" calcext:value-type="float">
            <text:p>909 317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250:.C250])" office:value-type="float" office:value="1069592.36" calcext:value-type="float">
            <text:p>1 069 59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756.05" calcext:value-type="float">
            <text:p>-1 75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MUTUELLES (FICHIER)</text:p>
          </table:table-cell>
          <table:table-cell table:style-name="ce2" table:formula="of:=SUM([.B251:.C251])" office:value-type="float" office:value="-1756.05" calcext:value-type="float">
            <text:p>-1 75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38189.46" calcext:value-type="float">
            <text:p>-238 189</text:p>
          </table:table-cell>
          <table:table-cell table:style-name="ce2" office:value-type="float" office:value="-2871754.86" calcext:value-type="float">
            <text:p>-2 871 755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252:.C252])" office:value-type="float" office:value="-3109944.32" calcext:value-type="float">
            <text:p>-3 109 9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7627.9" calcext:value-type="float">
            <text:p>177 628</text:p>
          </table:table-cell>
          <table:table-cell table:style-name="ce2" office:value-type="float" office:value="59209.31" calcext:value-type="float">
            <text:p>59 209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253:.C253])" office:value-type="float" office:value="236837.21" calcext:value-type="float">
            <text:p>236 8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4885.81" calcext:value-type="float">
            <text:p>-114 886</text:p>
          </table:table-cell>
          <table:table-cell table:style-name="ce2" office:value-type="float" office:value="-935319.18" calcext:value-type="float">
            <text:p>-935 319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254:.C254])" office:value-type="float" office:value="-1050204.99" calcext:value-type="float">
            <text:p>-1 050 20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03350.15" calcext:value-type="float">
            <text:p>803 350</text:p>
          </table:table-cell>
          <table:table-cell table:style-name="ce2" office:value-type="float" office:value="4046838.16" calcext:value-type="float">
            <text:p>4 046 838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255:.C255])" office:value-type="float" office:value="4850188.31" calcext:value-type="float">
            <text:p>4 850 18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470" calcext:value-type="float">
            <text:p>-4 470</text:p>
          </table:table-cell>
          <table:table-cell table:style-name="ce2" office:value-type="float" office:value="-149" calcext:value-type="float">
            <text:p>-149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256:.C256])" office:value-type="float" office:value="-4619" calcext:value-type="float">
            <text:p>-4 61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84607.52" calcext:value-type="float">
            <text:p>-284 608</text:p>
          </table:table-cell>
          <table:table-cell table:style-name="ce2" office:value-type="float" office:value="-438336.99" calcext:value-type="float">
            <text:p>-438 337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257:.C257])" office:value-type="float" office:value="-722944.51" calcext:value-type="float">
            <text:p>-722 94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4855.82" calcext:value-type="float">
            <text:p>274 856</text:p>
          </table:table-cell>
          <table:table-cell table:style-name="ce2" office:value-type="float" office:value="1425319.36" calcext:value-type="float">
            <text:p>1 425 319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258:.C258])" office:value-type="float" office:value="1700175.18" calcext:value-type="float">
            <text:p>1 700 17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21106.63" calcext:value-type="float">
            <text:p>1 221 107</text:p>
          </table:table-cell>
          <table:table-cell table:style-name="ce2" office:value-type="float" office:value="4719173.36" calcext:value-type="float">
            <text:p>4 719 173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259:.C259])" office:value-type="float" office:value="5940279.99" calcext:value-type="float">
            <text:p>5 940 28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353.6" calcext:value-type="float">
            <text:p>-4 354</text:p>
          </table:table-cell>
          <table:table-cell table:style-name="ce2" office:value-type="float" office:value="-1820713" calcext:value-type="float">
            <text:p>-1 820 713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260:.C260])" office:value-type="float" office:value="-1825066.6" calcext:value-type="float">
            <text:p>-1 825 06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19886.59" calcext:value-type="float">
            <text:p>-719 887</text:p>
          </table:table-cell>
          <table:table-cell table:style-name="ce2" office:value-type="float" office:value="-2344527.69" calcext:value-type="float">
            <text:p>-2 344 528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261:.C261])" office:value-type="float" office:value="-3064414.28" calcext:value-type="float">
            <text:p>-3 064 41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7650.62" calcext:value-type="float">
            <text:p>127 651</text:p>
          </table:table-cell>
          <table:table-cell table:style-name="ce2" office:value-type="float" office:value="70151.69" calcext:value-type="float">
            <text:p>70 152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262:.C262])" office:value-type="float" office:value="197802.31" calcext:value-type="float">
            <text:p>197 8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24324.78" calcext:value-type="float">
            <text:p>-124 325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263:.C263])" office:value-type="float" office:value="-124324.78" calcext:value-type="float">
            <text:p>-124 32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810" calcext:value-type="float">
            <text:p>-3 810</text:p>
          </table:table-cell>
          <table:table-cell table:style-name="ce2" office:value-type="float" office:value="-46529" calcext:value-type="float">
            <text:p>-46 529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264:.C264])" office:value-type="float" office:value="-50339" calcext:value-type="float">
            <text:p>-50 33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3093.98" calcext:value-type="float">
            <text:p>293 094</text:p>
          </table:table-cell>
          <table:table-cell table:style-name="ce2" office:value-type="float" office:value="2571322.33" calcext:value-type="float">
            <text:p>2 571 322</text:p>
          </table:table-cell>
          <table:table-cell table:style-name="ce4" office:value-type="date" office:date-value="2021-10-01" calcext:value-type="date">
            <text:p>01/10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265:.C265])" office:value-type="float" office:value="2864416.31" calcext:value-type="float">
            <text:p>2 864 4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400" calcext:value-type="float">
            <text:p>-2 400</text:p>
          </table:table-cell>
          <table:table-cell table:style-name="ce2" office:value-type="float" office:value="-36194.31" calcext:value-type="float">
            <text:p>-36 194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266:.C266])" office:value-type="float" office:value="-38594.31" calcext:value-type="float">
            <text:p>-38 59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5182.44" calcext:value-type="float">
            <text:p>-35 182</text:p>
          </table:table-cell>
          <table:table-cell table:style-name="ce2" office:value-type="float" office:value="-509272.49" calcext:value-type="float">
            <text:p>-509 272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267:.C267])" office:value-type="float" office:value="-544454.93" calcext:value-type="float">
            <text:p>-544 45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328" calcext:value-type="float">
            <text:p>5 328</text:p>
          </table:table-cell>
          <table:table-cell table:style-name="ce2" office:value-type="float" office:value="67978.01" calcext:value-type="float">
            <text:p>67 978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268:.C268])" office:value-type="float" office:value="73306.01" calcext:value-type="float">
            <text:p>73 30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61236.06" calcext:value-type="float">
            <text:p>561 236</text:p>
          </table:table-cell>
          <table:table-cell table:style-name="ce2" office:value-type="float" office:value="9773127.45" calcext:value-type="float">
            <text:p>9 773 127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269:.C269])" office:value-type="float" office:value="10334363.51" calcext:value-type="float">
            <text:p>10 334 36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301.31" calcext:value-type="float">
            <text:p>7 301</text:p>
          </table:table-cell>
          <table:table-cell table:style-name="ce2" office:value-type="float" office:value="-1389354.82" calcext:value-type="float">
            <text:p>-1 389 355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270:.C270])" office:value-type="float" office:value="-1382053.51" calcext:value-type="float">
            <text:p>-1 382 05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688" calcext:value-type="float">
            <text:p>-2 688</text:p>
          </table:table-cell>
          <table:table-cell table:style-name="ce2" office:value-type="float" office:value="-95775.99" calcext:value-type="float">
            <text:p>-95 776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271:.C271])" office:value-type="float" office:value="-98463.99" calcext:value-type="float">
            <text:p>-98 46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1195.83" calcext:value-type="float">
            <text:p>-151 196</text:p>
          </table:table-cell>
          <table:table-cell table:style-name="ce2" office:value-type="float" office:value="-1171754.68" calcext:value-type="float">
            <text:p>-1 171 755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272:.C272])" office:value-type="float" office:value="-1322950.51" calcext:value-type="float">
            <text:p>-1 322 951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072" calcext:value-type="float">
            <text:p>-30 072</text:p>
          </table:table-cell>
          <table:table-cell table:style-name="ce2" office:value-type="float" office:value="-355460.06" calcext:value-type="float">
            <text:p>-355 460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273:.C273])" office:value-type="float" office:value="-385532.06" calcext:value-type="float">
            <text:p>-385 53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14925.58" calcext:value-type="float">
            <text:p>-2 714 926</text:p>
          </table:table-cell>
          <table:table-cell table:style-name="ce2" office:value-type="float" office:value="-2588535.72" calcext:value-type="float">
            <text:p>-2 588 536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274:.C274])" office:value-type="float" office:value="-5303461.3" calcext:value-type="float">
            <text:p>-5 303 46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943.87" calcext:value-type="float">
            <text:p>-36 944</text:p>
          </table:table-cell>
          <table:table-cell table:style-name="ce2" office:value-type="float" office:value="-14161.82" calcext:value-type="float">
            <text:p>-14 162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275:.C275])" office:value-type="float" office:value="-51105.69" calcext:value-type="float">
            <text:p>-51 10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4458.2" calcext:value-type="float">
            <text:p>204 458</text:p>
          </table:table-cell>
          <table:table-cell table:style-name="ce2" office:value-type="float" office:value="1616682.19" calcext:value-type="float">
            <text:p>1 616 682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276:.C276])" office:value-type="float" office:value="1821140.39" calcext:value-type="float">
            <text:p>1 821 14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9.2" calcext:value-type="float">
            <text:p>-69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277:.C277])" office:value-type="float" office:value="-69.2" calcext:value-type="float">
            <text:p>-6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2699.3" calcext:value-type="float">
            <text:p>142 699</text:p>
          </table:table-cell>
          <table:table-cell table:style-name="ce2" office:value-type="float" office:value="1031138.91" calcext:value-type="float">
            <text:p>1 031 139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278:.C278])" office:value-type="float" office:value="1173838.21" calcext:value-type="float">
            <text:p>1 173 8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45165.62" calcext:value-type="float">
            <text:p>545 166</text:p>
          </table:table-cell>
          <table:table-cell table:style-name="ce2" office:value-type="float" office:value="4700912.11" calcext:value-type="float">
            <text:p>4 700 912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279:.C279])" office:value-type="float" office:value="5246077.73" calcext:value-type="float">
            <text:p>5 246 07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7674.21" calcext:value-type="float">
            <text:p>-127 674</text:p>
          </table:table-cell>
          <table:table-cell table:style-name="ce2" office:value-type="float" office:value="-2280954.86" calcext:value-type="float">
            <text:p>-2 280 955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280:.C280])" office:value-type="float" office:value="-2408629.07" calcext:value-type="float">
            <text:p>-2 408 62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49367.39" calcext:value-type="float">
            <text:p>-349 367</text:p>
          </table:table-cell>
          <table:table-cell table:style-name="ce2" office:value-type="float" office:value="-4581360.9" calcext:value-type="float">
            <text:p>-4 581 361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281:.C281])" office:value-type="float" office:value="-4930728.29" calcext:value-type="float">
            <text:p>-4 930 72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17589.99" calcext:value-type="float">
            <text:p>517 590</text:p>
          </table:table-cell>
          <table:table-cell table:style-name="ce2" office:value-type="float" office:value="3752880.5" calcext:value-type="float">
            <text:p>3 752 881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282:.C282])" office:value-type="float" office:value="4270470.49" calcext:value-type="float">
            <text:p>4 270 47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5900.61" calcext:value-type="float">
            <text:p>-405 901</text:p>
          </table:table-cell>
          <table:table-cell table:style-name="ce2" office:value-type="float" office:value="-3347791.33" calcext:value-type="float">
            <text:p>-3 347 791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283:.C283])" office:value-type="float" office:value="-3753691.94" calcext:value-type="float">
            <text:p>-3 753 6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57612.98" calcext:value-type="float">
            <text:p>357 613</text:p>
          </table:table-cell>
          <table:table-cell table:style-name="ce2" office:value-type="float" office:value="2735402.67" calcext:value-type="float">
            <text:p>2 735 403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284:.C284])" office:value-type="float" office:value="3093015.65" calcext:value-type="float">
            <text:p>3 093 0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96638.46" calcext:value-type="float">
            <text:p>796 638</text:p>
          </table:table-cell>
          <table:table-cell table:style-name="ce2" office:value-type="float" office:value="5796800.88" calcext:value-type="float">
            <text:p>5 796 801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285:.C285])" office:value-type="float" office:value="6593439.34" calcext:value-type="float">
            <text:p>6 593 43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00" calcext:value-type="float">
            <text:p>1 200</text:p>
          </table:table-cell>
          <table:table-cell table:style-name="ce2" office:value-type="float" office:value="-3892599.02" calcext:value-type="float">
            <text:p>-3 892 599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286:.C286])" office:value-type="float" office:value="-3891399.02" calcext:value-type="float">
            <text:p>-3 891 3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20396.46" calcext:value-type="float">
            <text:p>-420 396</text:p>
          </table:table-cell>
          <table:table-cell table:style-name="ce2" office:value-type="float" office:value="-2242487.03" calcext:value-type="float">
            <text:p>-2 242 487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287:.C287])" office:value-type="float" office:value="-2662883.49" calcext:value-type="float">
            <text:p>-2 662 88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3075.17" calcext:value-type="float">
            <text:p>33 075</text:p>
          </table:table-cell>
          <table:table-cell table:style-name="ce2" office:value-type="float" office:value="656634.79" calcext:value-type="float">
            <text:p>656 635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288:.C288])" office:value-type="float" office:value="689709.96" calcext:value-type="float">
            <text:p>689 71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80262.66" calcext:value-type="float">
            <text:p>-180 263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289:.C289])" office:value-type="float" office:value="-180262.66" calcext:value-type="float">
            <text:p>-180 26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80949" calcext:value-type="float">
            <text:p>-180 949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290:.C290])" office:value-type="float" office:value="-180949" calcext:value-type="float">
            <text:p>-180 94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2186.24" calcext:value-type="float">
            <text:p>182 186</text:p>
          </table:table-cell>
          <table:table-cell table:style-name="ce2" office:value-type="float" office:value="2661925.57" calcext:value-type="float">
            <text:p>2 661 926</text:p>
          </table:table-cell>
          <table:table-cell table:style-name="ce4" office:value-type="date" office:date-value="2021-11-01" calcext:value-type="date">
            <text:p>01/11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291:.C291])" office:value-type="float" office:value="2844111.81" calcext:value-type="float">
            <text:p>2 844 11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824.04" calcext:value-type="float">
            <text:p>-1 824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292:.C292])" office:value-type="float" office:value="-1824.04" calcext:value-type="float">
            <text:p>-1 82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55832.69" calcext:value-type="float">
            <text:p>-3 155 833</text:p>
          </table:table-cell>
          <table:table-cell table:style-name="ce2" office:value-type="float" office:value="-3393697.85" calcext:value-type="float">
            <text:p>-3 393 698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293:.C293])" office:value-type="float" office:value="-6549530.54" calcext:value-type="float">
            <text:p>-6 549 53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00" calcext:value-type="float">
            <text:p>2 400</text:p>
          </table:table-cell>
          <table:table-cell table:style-name="ce2" office:value-type="float" office:value="230706.53" calcext:value-type="float">
            <text:p>230 707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294:.C294])" office:value-type="float" office:value="233106.53" calcext:value-type="float">
            <text:p>233 10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80610.93" calcext:value-type="float">
            <text:p>1 580 611</text:p>
          </table:table-cell>
          <table:table-cell table:style-name="ce2" office:value-type="float" office:value="43336786.84" calcext:value-type="float">
            <text:p>43 336 787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295:.C295])" office:value-type="float" office:value="44917397.77" calcext:value-type="float">
            <text:p>44 917 39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348.21" calcext:value-type="float">
            <text:p>-69 348</text:p>
          </table:table-cell>
          <table:table-cell table:style-name="ce2" office:value-type="float" office:value="-7528356.31" calcext:value-type="float">
            <text:p>-7 528 356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296:.C296])" office:value-type="float" office:value="-7597704.52" calcext:value-type="float">
            <text:p>-7 597 70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00" calcext:value-type="float">
            <text:p>1 500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ANNULATION DE PRÉCOMPTE</text:p>
          </table:table-cell>
          <table:table-cell table:style-name="ce2" table:formula="of:=SUM([.B297:.C297])" office:value-type="float" office:value="1800" calcext:value-type="float">
            <text:p>1 8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72" calcext:value-type="float">
            <text:p>-672</text:p>
          </table:table-cell>
          <table:table-cell table:style-name="ce2" office:value-type="float" office:value="-57795.32" calcext:value-type="float">
            <text:p>-57 795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298:.C298])" office:value-type="float" office:value="-58467.32" calcext:value-type="float">
            <text:p>-58 46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9789.19" calcext:value-type="float">
            <text:p>-149 789</text:p>
          </table:table-cell>
          <table:table-cell table:style-name="ce2" office:value-type="float" office:value="-5138722.65" calcext:value-type="float">
            <text:p>-5 138 723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299:.C299])" office:value-type="float" office:value="-5288511.84" calcext:value-type="float">
            <text:p>-5 288 512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700" calcext:value-type="float">
            <text:p>-14 700</text:p>
          </table:table-cell>
          <table:table-cell table:style-name="ce2" office:value-type="float" office:value="-445311.85" calcext:value-type="float">
            <text:p>-445 312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300:.C300])" office:value-type="float" office:value="-460011.85" calcext:value-type="float">
            <text:p>-460 01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96380.38" calcext:value-type="float">
            <text:p>-896 380</text:p>
          </table:table-cell>
          <table:table-cell table:style-name="ce2" office:value-type="float" office:value="-1604097.46" calcext:value-type="float">
            <text:p>-1 604 097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301:.C301])" office:value-type="float" office:value="-2500477.84" calcext:value-type="float">
            <text:p>-2 500 4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466.24" calcext:value-type="float">
            <text:p>17 466</text:p>
          </table:table-cell>
          <table:table-cell table:style-name="ce2" office:value-type="float" office:value="1106983.36" calcext:value-type="float">
            <text:p>1 106 983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302:.C302])" office:value-type="float" office:value="1124449.6" calcext:value-type="float">
            <text:p>1 124 45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7676.03" calcext:value-type="float">
            <text:p>47 676</text:p>
          </table:table-cell>
          <table:table-cell table:style-name="ce2" office:value-type="float" office:value="913453.09" calcext:value-type="float">
            <text:p>913 453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303:.C303])" office:value-type="float" office:value="961129.12" calcext:value-type="float">
            <text:p>961 12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843.34" calcext:value-type="float">
            <text:p>12 843</text:p>
          </table:table-cell>
          <table:table-cell table:style-name="ce2" office:value-type="float" office:value="251758.79" calcext:value-type="float">
            <text:p>251 759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304:.C304])" office:value-type="float" office:value="264602.13" calcext:value-type="float">
            <text:p>264 60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0313.25" calcext:value-type="float">
            <text:p>-60 313</text:p>
          </table:table-cell>
          <table:table-cell table:style-name="ce2" office:value-type="float" office:value="-4190199.43" calcext:value-type="float">
            <text:p>-4 190 199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305:.C305])" office:value-type="float" office:value="-4250512.68" calcext:value-type="float">
            <text:p>-4 250 5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021.9" calcext:value-type="float">
            <text:p>6 022</text:p>
          </table:table-cell>
          <table:table-cell table:style-name="ce2" office:value-type="float" office:value="30109.48" calcext:value-type="float">
            <text:p>30 109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306:.C306])" office:value-type="float" office:value="36131.38" calcext:value-type="float">
            <text:p>36 13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5734.28" calcext:value-type="float">
            <text:p>-105 734</text:p>
          </table:table-cell>
          <table:table-cell table:style-name="ce2" office:value-type="float" office:value="-2909483.94" calcext:value-type="float">
            <text:p>-2 909 484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307:.C307])" office:value-type="float" office:value="-3015218.22" calcext:value-type="float">
            <text:p>-3 015 21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5954" calcext:value-type="float">
            <text:p>255 954</text:p>
          </table:table-cell>
          <table:table-cell table:style-name="ce2" office:value-type="float" office:value="3302518.65" calcext:value-type="float">
            <text:p>3 302 519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308:.C308])" office:value-type="float" office:value="3558472.65" calcext:value-type="float">
            <text:p>3 558 47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96.67" calcext:value-type="float">
            <text:p>-49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309:.C309])" office:value-type="float" office:value="-496.67" calcext:value-type="float">
            <text:p>-49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8643.26" calcext:value-type="float">
            <text:p>-98 643</text:p>
          </table:table-cell>
          <table:table-cell table:style-name="ce2" office:value-type="float" office:value="-850197.22" calcext:value-type="float">
            <text:p>-850 197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310:.C310])" office:value-type="float" office:value="-948840.48" calcext:value-type="float">
            <text:p>-948 84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084" calcext:value-type="float">
            <text:p>17 084</text:p>
          </table:table-cell>
          <table:table-cell table:style-name="ce2" office:value-type="float" office:value="10684" calcext:value-type="float">
            <text:p>10 684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311:.C311])" office:value-type="float" office:value="27768" calcext:value-type="float">
            <text:p>27 76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773847.99" calcext:value-type="float">
            <text:p>4 773 848</text:p>
          </table:table-cell>
          <table:table-cell table:style-name="ce2" office:value-type="float" office:value="23935968.28" calcext:value-type="float">
            <text:p>23 935 968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REDÉPLOIEMENT</text:p>
          </table:table-cell>
          <table:table-cell table:style-name="ce2" table:formula="of:=SUM([.B312:.C312])" office:value-type="float" office:value="28709816.27" calcext:value-type="float">
            <text:p>28 709 8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9419.2" calcext:value-type="float">
            <text:p>209 419</text:p>
          </table:table-cell>
          <table:table-cell table:style-name="ce2" office:value-type="float" office:value="2992216.54" calcext:value-type="float">
            <text:p>2 992 217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313:.C313])" office:value-type="float" office:value="3201635.74" calcext:value-type="float">
            <text:p>3 201 63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76460.12" calcext:value-type="float">
            <text:p>876 460</text:p>
          </table:table-cell>
          <table:table-cell table:style-name="ce2" office:value-type="float" office:value="11664174.41" calcext:value-type="float">
            <text:p>11 664 174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314:.C314])" office:value-type="float" office:value="12540634.53" calcext:value-type="float">
            <text:p>12 540 63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00" calcext:value-type="float">
            <text:p>-2 700</text:p>
          </table:table-cell>
          <table:table-cell table:style-name="ce2" office:value-type="float" office:value="-2442535.34" calcext:value-type="float">
            <text:p>-2 442 535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315:.C315])" office:value-type="float" office:value="-2445235.34" calcext:value-type="float">
            <text:p>-2 445 23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57858.62" calcext:value-type="float">
            <text:p>-257 859</text:p>
          </table:table-cell>
          <table:table-cell table:style-name="ce2" office:value-type="float" office:value="-2846443.89" calcext:value-type="float">
            <text:p>-2 846 444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316:.C316])" office:value-type="float" office:value="-3104302.51" calcext:value-type="float">
            <text:p>-3 104 30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640.05" calcext:value-type="float">
            <text:p>14 640</text:p>
          </table:table-cell>
          <table:table-cell table:style-name="ce2" office:value-type="float" office:value="-516217.39" calcext:value-type="float">
            <text:p>-516 217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317:.C317])" office:value-type="float" office:value="-501577.34" calcext:value-type="float">
            <text:p>-501 57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31594.33" calcext:value-type="float">
            <text:p>-231 594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318:.C318])" office:value-type="float" office:value="-231594.33" calcext:value-type="float">
            <text:p>-231 59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80" calcext:value-type="float">
            <text:p>-2 080</text:p>
          </table:table-cell>
          <table:table-cell table:style-name="ce2" office:value-type="float" office:value="205994.66" calcext:value-type="float">
            <text:p>205 995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319:.C319])" office:value-type="float" office:value="203914.66" calcext:value-type="float">
            <text:p>203 91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8884.93" calcext:value-type="float">
            <text:p>198 885</text:p>
          </table:table-cell>
          <table:table-cell table:style-name="ce2" office:value-type="float" office:value="5588501.02" calcext:value-type="float">
            <text:p>5 588 501</text:p>
          </table:table-cell>
          <table:table-cell table:style-name="ce4" office:value-type="date" office:date-value="2021-12-01" calcext:value-type="date">
            <text:p>01/12/2021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320:.C320])" office:value-type="float" office:value="5787385.95" calcext:value-type="float">
            <text:p>5 787 3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4" calcext:value-type="float">
            <text:p>0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321:.C321])" office:value-type="float" office:value="-0.04" calcext:value-type="float">
            <text:p>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329627.73" calcext:value-type="float">
            <text:p>-7 329 628</text:p>
          </table:table-cell>
          <table:table-cell table:style-name="ce2" office:value-type="float" office:value="-1161522.69" calcext:value-type="float">
            <text:p>-1 161 523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322:.C322])" office:value-type="float" office:value="-8491150.42" calcext:value-type="float">
            <text:p>-8 491 1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0.38" calcext:value-type="float">
            <text:p>-80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323:.C323])" office:value-type="float" office:value="-80.38" calcext:value-type="float">
            <text:p>-8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324:.C324])" office:value-type="float" office:value="500" calcext:value-type="float">
            <text:p>5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1760" calcext:value-type="float">
            <text:p>-41 76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325:.C325])" office:value-type="float" office:value="-41760" calcext:value-type="float">
            <text:p>-41 76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411249.52" calcext:value-type="float">
            <text:p>-4 411 250</text:p>
          </table:table-cell>
          <table:table-cell table:style-name="ce2" office:value-type="float" office:value="-61631.92" calcext:value-type="float">
            <text:p>-61 632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326:.C326])" office:value-type="float" office:value="-4472881.44" calcext:value-type="float">
            <text:p>-4 472 88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032" calcext:value-type="float">
            <text:p>-22 032</text:p>
          </table:table-cell>
          <table:table-cell table:style-name="ce2" office:value-type="float" office:value="-18576" calcext:value-type="float">
            <text:p>-18 576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327:.C327])" office:value-type="float" office:value="-40608" calcext:value-type="float">
            <text:p>-40 60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0569.75" calcext:value-type="float">
            <text:p>-30 570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328:.C328])" office:value-type="float" office:value="-30569.75" calcext:value-type="float">
            <text:p>-30 57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9284.6" calcext:value-type="float">
            <text:p>-109 285</text:p>
          </table:table-cell>
          <table:table-cell table:style-name="ce2" office:value-type="float" office:value="-18214.1" calcext:value-type="float">
            <text:p>-18 214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329:.C329])" office:value-type="float" office:value="-127498.7" calcext:value-type="float">
            <text:p>-127 4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8484.6" calcext:value-type="float">
            <text:p>98 485</text:p>
          </table:table-cell>
          <table:table-cell table:style-name="ce2" office:value-type="float" office:value="16414.1" calcext:value-type="float">
            <text:p>16 414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330:.C330])" office:value-type="float" office:value="114898.7" calcext:value-type="float">
            <text:p>114 8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04024.59" calcext:value-type="float">
            <text:p>504 025</text:p>
          </table:table-cell>
          <table:table-cell table:style-name="ce2" office:value-type="float" office:value="25470.02" calcext:value-type="float">
            <text:p>25 470</text:p>
          </table:table-cell>
          <table:table-cell table:style-name="ce4" office:value-type="date" office:date-value="2022-01-01" calcext:value-type="date">
            <text:p>01/01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331:.C331])" office:value-type="float" office:value="529494.61" calcext:value-type="float">
            <text:p>529 49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300" calcext:value-type="float">
            <text:p>-3 300</text:p>
          </table:table-cell>
          <table:table-cell table:style-name="ce2" office:value-type="float" office:value="-14517.56" calcext:value-type="float">
            <text:p>-14 518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332:.C332])" office:value-type="float" office:value="-17817.56" calcext:value-type="float">
            <text:p>-17 81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700" calcext:value-type="float">
            <text:p>29 700</text:p>
          </table:table-cell>
          <table:table-cell table:style-name="ce2" office:value-type="float" office:value="92599.32" calcext:value-type="float">
            <text:p>92 599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333:.C333])" office:value-type="float" office:value="122299.32" calcext:value-type="float">
            <text:p>122 29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05.44" calcext:value-type="float">
            <text:p>23 305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334:.C334])" office:value-type="float" office:value="23305.44" calcext:value-type="float">
            <text:p>23 30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2679.68" calcext:value-type="float">
            <text:p>122 680</text:p>
          </table:table-cell>
          <table:table-cell table:style-name="ce2" office:value-type="float" office:value="200322.93" calcext:value-type="float">
            <text:p>200 323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335:.C335])" office:value-type="float" office:value="323002.61" calcext:value-type="float">
            <text:p>323 00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96" calcext:value-type="float">
            <text:p>-6 996</text:p>
          </table:table-cell>
          <table:table-cell table:style-name="ce2" office:value-type="float" office:value="-126672.31" calcext:value-type="float">
            <text:p>-126 672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336:.C336])" office:value-type="float" office:value="-133668.31" calcext:value-type="float">
            <text:p>-133 66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63841.48" calcext:value-type="float">
            <text:p>-963 841</text:p>
          </table:table-cell>
          <table:table-cell table:style-name="ce2" office:value-type="float" office:value="-1611414" calcext:value-type="float">
            <text:p>-1 611 414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337:.C337])" office:value-type="float" office:value="-2575255.48" calcext:value-type="float">
            <text:p>-2 575 255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31792" calcext:value-type="float">
            <text:p>-231 792</text:p>
          </table:table-cell>
          <table:table-cell table:style-name="ce2" office:value-type="float" office:value="-640365.31" calcext:value-type="float">
            <text:p>-640 365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338:.C338])" office:value-type="float" office:value="-872157.31" calcext:value-type="float">
            <text:p>-872 15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437316.1" calcext:value-type="float">
            <text:p>-10 437 316</text:p>
          </table:table-cell>
          <table:table-cell table:style-name="ce2" office:value-type="float" office:value="-3456631.4" calcext:value-type="float">
            <text:p>-3 456 631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339:.C339])" office:value-type="float" office:value="-13893947.5" calcext:value-type="float">
            <text:p>-13 893 94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78715.74" calcext:value-type="float">
            <text:p>-378 716</text:p>
          </table:table-cell>
          <table:table-cell table:style-name="ce2" office:value-type="float" office:value="-175055.08" calcext:value-type="float">
            <text:p>-175 055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340:.C340])" office:value-type="float" office:value="-553770.82" calcext:value-type="float">
            <text:p>-553 771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49389.59" calcext:value-type="float">
            <text:p>1 849 390</text:p>
          </table:table-cell>
          <table:table-cell table:style-name="ce2" office:value-type="float" office:value="5584261.95" calcext:value-type="float">
            <text:p>5 584 262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341:.C341])" office:value-type="float" office:value="7433651.54" calcext:value-type="float">
            <text:p>7 433 65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43885" calcext:value-type="float">
            <text:p>643 885</text:p>
          </table:table-cell>
          <table:table-cell table:style-name="ce2" office:value-type="float" office:value="1201538.44" calcext:value-type="float">
            <text:p>1 201 538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342:.C342])" office:value-type="float" office:value="1845423.44" calcext:value-type="float">
            <text:p>1 845 42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900" calcext:value-type="float">
            <text:p>9 900</text:p>
          </table:table-cell>
          <table:table-cell table:style-name="ce2" office:value-type="float" office:value="-216267.68" calcext:value-type="float">
            <text:p>-216 268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343:.C343])" office:value-type="float" office:value="-206367.68" calcext:value-type="float">
            <text:p>-206 36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430.26" calcext:value-type="float">
            <text:p>-6 430</text:p>
          </table:table-cell>
          <table:table-cell table:style-name="ce2" office:value-type="float" office:value="-2593.12" calcext:value-type="float">
            <text:p>-2 593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344:.C344])" office:value-type="float" office:value="-9023.38" calcext:value-type="float">
            <text:p>-9 02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8578.05" calcext:value-type="float">
            <text:p>118 578</text:p>
          </table:table-cell>
          <table:table-cell table:style-name="ce2" office:value-type="float" office:value="53899.11" calcext:value-type="float">
            <text:p>53 899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345:.C345])" office:value-type="float" office:value="172477.16" calcext:value-type="float">
            <text:p>172 47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527.63" calcext:value-type="float">
            <text:p>4 528</text:p>
          </table:table-cell>
          <table:table-cell table:style-name="ce2" office:value-type="float" office:value="-162476.9" calcext:value-type="float">
            <text:p>-162 477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346:.C346])" office:value-type="float" office:value="-157949.27" calcext:value-type="float">
            <text:p>-157 94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951036.01" calcext:value-type="float">
            <text:p>3 951 036</text:p>
          </table:table-cell>
          <table:table-cell table:style-name="ce2" office:value-type="float" office:value="4352468.47" calcext:value-type="float">
            <text:p>4 352 468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347:.C347])" office:value-type="float" office:value="8303504.48" calcext:value-type="float">
            <text:p>8 303 50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3995.25" calcext:value-type="float">
            <text:p>113 99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348:.C348])" office:value-type="float" office:value="113995.25" calcext:value-type="float">
            <text:p>113 99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421269.94" calcext:value-type="float">
            <text:p>-4 421 270</text:p>
          </table:table-cell>
          <table:table-cell table:style-name="ce2" office:value-type="float" office:value="-5411979.08" calcext:value-type="float">
            <text:p>-5 411 979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349:.C349])" office:value-type="float" office:value="-9833249.02" calcext:value-type="float">
            <text:p>-9 833 24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13956.47" calcext:value-type="float">
            <text:p>2 913 956</text:p>
          </table:table-cell>
          <table:table-cell table:style-name="ce2" office:value-type="float" office:value="1768949.22" calcext:value-type="float">
            <text:p>1 768 949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350:.C350])" office:value-type="float" office:value="4682905.69" calcext:value-type="float">
            <text:p>4 682 90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910370.24" calcext:value-type="float">
            <text:p>3 910 370</text:p>
          </table:table-cell>
          <table:table-cell table:style-name="ce2" office:value-type="float" office:value="3798377.8" calcext:value-type="float">
            <text:p>3 798 378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351:.C351])" office:value-type="float" office:value="7708748.04" calcext:value-type="float">
            <text:p>7 708 74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861476.93" calcext:value-type="float">
            <text:p>-3 861 477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352:.C352])" office:value-type="float" office:value="-3861476.93" calcext:value-type="float">
            <text:p>-3 861 47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57522.17" calcext:value-type="float">
            <text:p>-657 522</text:p>
          </table:table-cell>
          <table:table-cell table:style-name="ce2" office:value-type="float" office:value="-1162161.59" calcext:value-type="float">
            <text:p>-1 162 162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353:.C353])" office:value-type="float" office:value="-1819683.76" calcext:value-type="float">
            <text:p>-1 819 68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15060.45" calcext:value-type="float">
            <text:p>-1 015 060</text:p>
          </table:table-cell>
          <table:table-cell table:style-name="ce2" office:value-type="float" office:value="-316982.64" calcext:value-type="float">
            <text:p>-316 983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354:.C354])" office:value-type="float" office:value="-1332043.09" calcext:value-type="float">
            <text:p>-1 332 04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940" calcext:value-type="float">
            <text:p>-27 940</text:p>
          </table:table-cell>
          <table:table-cell table:style-name="ce2" office:value-type="float" office:value="-32766" calcext:value-type="float">
            <text:p>-32 766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355:.C355])" office:value-type="float" office:value="-60706" calcext:value-type="float">
            <text:p>-60 70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9696390.35" calcext:value-type="float">
            <text:p>59 696 390</text:p>
          </table:table-cell>
          <table:table-cell table:style-name="ce2" office:value-type="float" office:value="203296170.09" calcext:value-type="float">
            <text:p>203 296 170</text:p>
          </table:table-cell>
          <table:table-cell table:style-name="ce4" office:value-type="date" office:date-value="2022-02-01" calcext:value-type="date">
            <text:p>01/02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356:.C356])" office:value-type="float" office:value="262992560.44" calcext:value-type="float">
            <text:p>262 992 56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000" calcext:value-type="float">
            <text:p>-6 000</text:p>
          </table:table-cell>
          <table:table-cell table:style-name="ce2" office:value-type="float" office:value="-13747.46" calcext:value-type="float">
            <text:p>-13 747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357:.C357])" office:value-type="float" office:value="-19747.46" calcext:value-type="float">
            <text:p>-19 74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74243.24" calcext:value-type="float">
            <text:p>-1 374 243</text:p>
          </table:table-cell>
          <table:table-cell table:style-name="ce2" office:value-type="float" office:value="-409942.59" calcext:value-type="float">
            <text:p>-409 943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358:.C358])" office:value-type="float" office:value="-1784185.83" calcext:value-type="float">
            <text:p>-1 784 18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000" calcext:value-type="float">
            <text:p>6 000</text:p>
          </table:table-cell>
          <table:table-cell table:style-name="ce2" office:value-type="float" office:value="-10473.97" calcext:value-type="float">
            <text:p>-10 474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359:.C359])" office:value-type="float" office:value="-4473.97" calcext:value-type="float">
            <text:p>-4 47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1588470" calcext:value-type="float">
            <text:p>61 588 470</text:p>
          </table:table-cell>
          <table:table-cell table:style-name="ce2" office:value-type="float" office:value="174681977.8" calcext:value-type="float">
            <text:p>174 681 978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360:.C360])" office:value-type="float" office:value="236270447.8" calcext:value-type="float">
            <text:p>236 270 44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2230.46" calcext:value-type="float">
            <text:p>192 230</text:p>
          </table:table-cell>
          <table:table-cell table:style-name="ce2" office:value-type="float" office:value="-476655.62" calcext:value-type="float">
            <text:p>-476 656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361:.C361])" office:value-type="float" office:value="-284425.16" calcext:value-type="float">
            <text:p>-284 4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440" calcext:value-type="float">
            <text:p>-19 440</text:p>
          </table:table-cell>
          <table:table-cell table:style-name="ce2" office:value-type="float" office:value="-200298.09" calcext:value-type="float">
            <text:p>-200 298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362:.C362])" office:value-type="float" office:value="-219738.09" calcext:value-type="float">
            <text:p>-219 73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256.75" calcext:value-type="float">
            <text:p>6 257</text:p>
          </table:table-cell>
          <table:table-cell table:style-name="ce2" office:value-type="float" office:value="18269.71" calcext:value-type="float">
            <text:p>18 270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AVENANT AU CONTRAT</text:p>
          </table:table-cell>
          <table:table-cell table:style-name="ce2" table:formula="of:=SUM([.B363:.C363])" office:value-type="float" office:value="24526.46" calcext:value-type="float">
            <text:p>24 5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72944.58" calcext:value-type="float">
            <text:p>-1 672 945</text:p>
          </table:table-cell>
          <table:table-cell table:style-name="ce2" office:value-type="float" office:value="-7001096.49" calcext:value-type="float">
            <text:p>-7 001 096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364:.C364])" office:value-type="float" office:value="-8674041.07" calcext:value-type="float">
            <text:p>-8 674 041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2440" calcext:value-type="float">
            <text:p>-142 440</text:p>
          </table:table-cell>
          <table:table-cell table:style-name="ce2" office:value-type="float" office:value="-335461.96" calcext:value-type="float">
            <text:p>-335 462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365:.C365])" office:value-type="float" office:value="-477901.96" calcext:value-type="float">
            <text:p>-477 9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085929.54" calcext:value-type="float">
            <text:p>-9 085 930</text:p>
          </table:table-cell>
          <table:table-cell table:style-name="ce2" office:value-type="float" office:value="-1967490.98" calcext:value-type="float">
            <text:p>-1 967 491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366:.C366])" office:value-type="float" office:value="-11053420.52" calcext:value-type="float">
            <text:p>-11 053 42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0119.08" calcext:value-type="float">
            <text:p>-70 119</text:p>
          </table:table-cell>
          <table:table-cell table:style-name="ce2" office:value-type="float" office:value="-3272.22" calcext:value-type="float">
            <text:p>-3 272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367:.C367])" office:value-type="float" office:value="-73391.3" calcext:value-type="float">
            <text:p>-73 39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0740.85" calcext:value-type="float">
            <text:p>170 741</text:p>
          </table:table-cell>
          <table:table-cell table:style-name="ce2" office:value-type="float" office:value="-155785.14" calcext:value-type="float">
            <text:p>-155 785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368:.C368])" office:value-type="float" office:value="14955.71" calcext:value-type="float">
            <text:p>14 95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04975.73" calcext:value-type="float">
            <text:p>2 504 976</text:p>
          </table:table-cell>
          <table:table-cell table:style-name="ce2" office:value-type="float" office:value="5280345.38" calcext:value-type="float">
            <text:p>5 280 345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369:.C369])" office:value-type="float" office:value="7785321.11" calcext:value-type="float">
            <text:p>7 785 32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89550" calcext:value-type="float">
            <text:p>289 550</text:p>
          </table:table-cell>
          <table:table-cell table:style-name="ce2" office:value-type="float" office:value="417903.52" calcext:value-type="float">
            <text:p>417 904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370:.C370])" office:value-type="float" office:value="707453.52" calcext:value-type="float">
            <text:p>707 454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84127.92" calcext:value-type="float">
            <text:p>-284 128</text:p>
          </table:table-cell>
          <table:table-cell table:style-name="ce2" office:value-type="float" office:value="-1169948.01" calcext:value-type="float">
            <text:p>-1 169 948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371:.C371])" office:value-type="float" office:value="-1454075.93" calcext:value-type="float">
            <text:p>-1 454 07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228.33" calcext:value-type="float">
            <text:p>-4 228</text:p>
          </table:table-cell>
          <table:table-cell table:style-name="ce2" office:value-type="float" office:value="-9541.94" calcext:value-type="float">
            <text:p>-9 542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372:.C372])" office:value-type="float" office:value="-13770.27" calcext:value-type="float">
            <text:p>-13 77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027.84" calcext:value-type="float">
            <text:p>-30 028</text:p>
          </table:table-cell>
          <table:table-cell table:style-name="ce2" office:value-type="float" office:value="-13023.14" calcext:value-type="float">
            <text:p>-13 023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373:.C373])" office:value-type="float" office:value="-43050.98" calcext:value-type="float">
            <text:p>-43 05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241730.12" calcext:value-type="float">
            <text:p>4 241 730</text:p>
          </table:table-cell>
          <table:table-cell table:style-name="ce2" office:value-type="float" office:value="5180869.66" calcext:value-type="float">
            <text:p>5 180 870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374:.C374])" office:value-type="float" office:value="9422599.78" calcext:value-type="float">
            <text:p>9 422 6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9600" calcext:value-type="float">
            <text:p>-29 6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375:.C375])" office:value-type="float" office:value="-29600" calcext:value-type="float">
            <text:p>-29 6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773742.33" calcext:value-type="float">
            <text:p>-5 773 742</text:p>
          </table:table-cell>
          <table:table-cell table:style-name="ce2" office:value-type="float" office:value="-6388503.64" calcext:value-type="float">
            <text:p>-6 388 504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376:.C376])" office:value-type="float" office:value="-12162245.97" calcext:value-type="float">
            <text:p>-12 162 24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95631.87" calcext:value-type="float">
            <text:p>1 595 632</text:p>
          </table:table-cell>
          <table:table-cell table:style-name="ce2" office:value-type="float" office:value="3527564.4" calcext:value-type="float">
            <text:p>3 527 564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377:.C377])" office:value-type="float" office:value="5123196.27" calcext:value-type="float">
            <text:p>5 123 1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184675.5" calcext:value-type="float">
            <text:p>4 184 676</text:p>
          </table:table-cell>
          <table:table-cell table:style-name="ce2" office:value-type="float" office:value="7774920.82" calcext:value-type="float">
            <text:p>7 774 921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378:.C378])" office:value-type="float" office:value="11959596.32" calcext:value-type="float">
            <text:p>11 959 5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827154.08" calcext:value-type="float">
            <text:p>-3 827 154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379:.C379])" office:value-type="float" office:value="-3827154.08" calcext:value-type="float">
            <text:p>-3 827 15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88654.43" calcext:value-type="float">
            <text:p>-688 654</text:p>
          </table:table-cell>
          <table:table-cell table:style-name="ce2" office:value-type="float" office:value="-678631.15" calcext:value-type="float">
            <text:p>-678 631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380:.C380])" office:value-type="float" office:value="-1367285.58" calcext:value-type="float">
            <text:p>-1 367 2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1725.99" calcext:value-type="float">
            <text:p>-191 726</text:p>
          </table:table-cell>
          <table:table-cell table:style-name="ce2" office:value-type="float" office:value="-145250.9" calcext:value-type="float">
            <text:p>-145 251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381:.C381])" office:value-type="float" office:value="-336976.89" calcext:value-type="float">
            <text:p>-336 97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3165.48" calcext:value-type="float">
            <text:p>-23 165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382:.C382])" office:value-type="float" office:value="-23165.48" calcext:value-type="float">
            <text:p>-23 16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5996.67" calcext:value-type="float">
            <text:p>55 997</text:p>
          </table:table-cell>
          <table:table-cell table:style-name="ce2" office:value-type="float" office:value="88314.06" calcext:value-type="float">
            <text:p>88 314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383:.C383])" office:value-type="float" office:value="144310.73" calcext:value-type="float">
            <text:p>144 31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045669.39" calcext:value-type="float">
            <text:p>7 045 669</text:p>
          </table:table-cell>
          <table:table-cell table:style-name="ce2" office:value-type="float" office:value="22723163.4" calcext:value-type="float">
            <text:p>22 723 163</text:p>
          </table:table-cell>
          <table:table-cell table:style-name="ce4" office:value-type="date" office:date-value="2022-03-01" calcext:value-type="date">
            <text:p>01/03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384:.C384])" office:value-type="float" office:value="29768832.79" calcext:value-type="float">
            <text:p>29 768 83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00" calcext:value-type="float">
            <text:p>-2 700</text:p>
          </table:table-cell>
          <table:table-cell table:style-name="ce2" office:value-type="float" office:value="-402.43" calcext:value-type="float">
            <text:p>-402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385:.C385])" office:value-type="float" office:value="-3102.43" calcext:value-type="float">
            <text:p>-3 10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23733.19" calcext:value-type="float">
            <text:p>-323 733</text:p>
          </table:table-cell>
          <table:table-cell table:style-name="ce2" office:value-type="float" office:value="-132480.15" calcext:value-type="float">
            <text:p>-132 480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386:.C386])" office:value-type="float" office:value="-456213.34" calcext:value-type="float">
            <text:p>-456 213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1924" calcext:value-type="float">
            <text:p>21 924</text:p>
          </table:table-cell>
          <table:table-cell table:style-name="ce2" office:value-type="float" office:value="132957.1" calcext:value-type="float">
            <text:p>132 957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387:.C387])" office:value-type="float" office:value="154881.1" calcext:value-type="float">
            <text:p>154 88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12767317.7" calcext:value-type="float">
            <text:p>312 767 318</text:p>
          </table:table-cell>
          <table:table-cell table:style-name="ce2" office:value-type="float" office:value="1113947732.59" calcext:value-type="float">
            <text:p>1 113 947 733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388:.C388])" office:value-type="float" office:value="1426715050.29" calcext:value-type="float">
            <text:p>1 426 715 0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686799.59" calcext:value-type="float">
            <text:p>-9 686 800</text:p>
          </table:table-cell>
          <table:table-cell table:style-name="ce2" office:value-type="float" office:value="-137356737.92" calcext:value-type="float">
            <text:p>-137 356 738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389:.C389])" office:value-type="float" office:value="-147043537.51" calcext:value-type="float">
            <text:p>-147 043 5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24" calcext:value-type="float">
            <text:p>-324</text:p>
          </table:table-cell>
          <table:table-cell table:style-name="ce2" office:value-type="float" office:value="-52917" calcext:value-type="float">
            <text:p>-52 917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390:.C390])" office:value-type="float" office:value="-53241" calcext:value-type="float">
            <text:p>-53 24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7047.88" calcext:value-type="float">
            <text:p>37 048</text:p>
          </table:table-cell>
          <table:table-cell table:style-name="ce2" office:value-type="float" office:value="111191.63" calcext:value-type="float">
            <text:p>111 192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AV</text:p>
          </table:table-cell>
          <table:table-cell table:style-name="ce5" office:value-type="string" calcext:value-type="string">
            <text:p>AVENANT AU CONTRAT</text:p>
          </table:table-cell>
          <table:table-cell table:style-name="ce2" table:formula="of:=SUM([.B391:.C391])" office:value-type="float" office:value="148239.51" calcext:value-type="float">
            <text:p>148 24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8089.85" calcext:value-type="float">
            <text:p>-228 090</text:p>
          </table:table-cell>
          <table:table-cell table:style-name="ce2" office:value-type="float" office:value="-297603.39" calcext:value-type="float">
            <text:p>-297 603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392:.C392])" office:value-type="float" office:value="-525693.24" calcext:value-type="float">
            <text:p>-525 693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5000" calcext:value-type="float">
            <text:p>-135 000</text:p>
          </table:table-cell>
          <table:table-cell table:style-name="ce2" office:value-type="float" office:value="-300027.64" calcext:value-type="float">
            <text:p>-300 028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393:.C393])" office:value-type="float" office:value="-435027.64" calcext:value-type="float">
            <text:p>-435 02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685799.72" calcext:value-type="float">
            <text:p>-6 685 800</text:p>
          </table:table-cell>
          <table:table-cell table:style-name="ce2" office:value-type="float" office:value="-1734792.51" calcext:value-type="float">
            <text:p>-1 734 793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394:.C394])" office:value-type="float" office:value="-8420592.23" calcext:value-type="float">
            <text:p>-8 420 5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3255.26" calcext:value-type="float">
            <text:p>-133 255</text:p>
          </table:table-cell>
          <table:table-cell table:style-name="ce2" office:value-type="float" office:value="-10364.3" calcext:value-type="float">
            <text:p>-10 364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395:.C395])" office:value-type="float" office:value="-143619.56" calcext:value-type="float">
            <text:p>-143 62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18663.36" calcext:value-type="float">
            <text:p>218 663</text:p>
          </table:table-cell>
          <table:table-cell table:style-name="ce2" office:value-type="float" office:value="368083.59" calcext:value-type="float">
            <text:p>368 084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396:.C396])" office:value-type="float" office:value="586746.95" calcext:value-type="float">
            <text:p>586 747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90.72" calcext:value-type="float">
            <text:p>-91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397:.C397])" office:value-type="float" office:value="-90.72" calcext:value-type="float">
            <text:p>-91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66312.18" calcext:value-type="float">
            <text:p>666 312</text:p>
          </table:table-cell>
          <table:table-cell table:style-name="ce2" office:value-type="float" office:value="1984101.06" calcext:value-type="float">
            <text:p>1 984 101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398:.C398])" office:value-type="float" office:value="2650413.24" calcext:value-type="float">
            <text:p>2 650 4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7482.4" calcext:value-type="float">
            <text:p>-57 482</text:p>
          </table:table-cell>
          <table:table-cell table:style-name="ce2" office:value-type="float" office:value="-417375.24" calcext:value-type="float">
            <text:p>-417 375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399:.C399])" office:value-type="float" office:value="-474857.64" calcext:value-type="float">
            <text:p>-474 8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4997.43" calcext:value-type="float">
            <text:p>44 997</text:p>
          </table:table-cell>
          <table:table-cell table:style-name="ce2" office:value-type="float" office:value="170709.9" calcext:value-type="float">
            <text:p>170 710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400:.C400])" office:value-type="float" office:value="215707.33" calcext:value-type="float">
            <text:p>215 70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01547.96" calcext:value-type="float">
            <text:p>3 001 548</text:p>
          </table:table-cell>
          <table:table-cell table:style-name="ce2" office:value-type="float" office:value="4212733.38" calcext:value-type="float">
            <text:p>4 212 733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401:.C401])" office:value-type="float" office:value="7214281.34" calcext:value-type="float">
            <text:p>7 214 28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4700" calcext:value-type="float">
            <text:p>-24 7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402:.C402])" office:value-type="float" office:value="-24700" calcext:value-type="float">
            <text:p>-24 7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11189.59" calcext:value-type="float">
            <text:p>-3 611 190</text:p>
          </table:table-cell>
          <table:table-cell table:style-name="ce2" office:value-type="float" office:value="-2614899.79" calcext:value-type="float">
            <text:p>-2 614 900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403:.C403])" office:value-type="float" office:value="-6226089.38" calcext:value-type="float">
            <text:p>-6 226 0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667157.53" calcext:value-type="float">
            <text:p>14 667 158</text:p>
          </table:table-cell>
          <table:table-cell table:style-name="ce2" office:value-type="float" office:value="10026317.21" calcext:value-type="float">
            <text:p>10 026 317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404:.C404])" office:value-type="float" office:value="24693474.74" calcext:value-type="float">
            <text:p>24 693 475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56.41" calcext:value-type="float">
            <text:p>10 056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405:.C405])" office:value-type="float" office:value="10056.41" calcext:value-type="float">
            <text:p>10 05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63351.97" calcext:value-type="float">
            <text:p>863 352</text:p>
          </table:table-cell>
          <table:table-cell table:style-name="ce2" office:value-type="float" office:value="1382537.98" calcext:value-type="float">
            <text:p>1 382 538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406:.C406])" office:value-type="float" office:value="2245889.95" calcext:value-type="float">
            <text:p>2 245 89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49581.51" calcext:value-type="float">
            <text:p>1 249 582</text:p>
          </table:table-cell>
          <table:table-cell table:style-name="ce2" office:value-type="float" office:value="1414094.12" calcext:value-type="float">
            <text:p>1 414 094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407:.C407])" office:value-type="float" office:value="2663675.63" calcext:value-type="float">
            <text:p>2 663 67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084728.47" calcext:value-type="float">
            <text:p>-6 084 728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408:.C408])" office:value-type="float" office:value="-6084728.47" calcext:value-type="float">
            <text:p>-6 084 72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52560.77" calcext:value-type="float">
            <text:p>-552 561</text:p>
          </table:table-cell>
          <table:table-cell table:style-name="ce2" office:value-type="float" office:value="-586150.99" calcext:value-type="float">
            <text:p>-586 151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409:.C409])" office:value-type="float" office:value="-1138711.76" calcext:value-type="float">
            <text:p>-1 138 71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76139.12" calcext:value-type="float">
            <text:p>-376 139</text:p>
          </table:table-cell>
          <table:table-cell table:style-name="ce2" office:value-type="float" office:value="-402936.8" calcext:value-type="float">
            <text:p>-402 937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410:.C410])" office:value-type="float" office:value="-779075.92" calcext:value-type="float">
            <text:p>-779 07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66966.73" calcext:value-type="float">
            <text:p>-466 967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411:.C411])" office:value-type="float" office:value="-466966.73" calcext:value-type="float">
            <text:p>-466 96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0383" calcext:value-type="float">
            <text:p>-60 383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412:.C412])" office:value-type="float" office:value="-60383" calcext:value-type="float">
            <text:p>-60 38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956411.94" calcext:value-type="float">
            <text:p>4 956 412</text:p>
          </table:table-cell>
          <table:table-cell table:style-name="ce2" office:value-type="float" office:value="26316463.19" calcext:value-type="float">
            <text:p>26 316 463</text:p>
          </table:table-cell>
          <table:table-cell table:style-name="ce4" office:value-type="date" office:date-value="2022-04-01" calcext:value-type="date">
            <text:p>01/04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413:.C413])" office:value-type="float" office:value="31272875.13" calcext:value-type="float">
            <text:p>31 272 87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800" calcext:value-type="float">
            <text:p>4 800</text:p>
          </table:table-cell>
          <table:table-cell table:style-name="ce2" office:value-type="float" office:value="17351.49" calcext:value-type="float">
            <text:p>17 351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414:.C414])" office:value-type="float" office:value="22151.49" calcext:value-type="float">
            <text:p>22 15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78338.54" calcext:value-type="float">
            <text:p>-178 339</text:p>
          </table:table-cell>
          <table:table-cell table:style-name="ce2" office:value-type="float" office:value="-94786.76" calcext:value-type="float">
            <text:p>-94 787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415:.C415])" office:value-type="float" office:value="-273125.3" calcext:value-type="float">
            <text:p>-273 12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024" calcext:value-type="float">
            <text:p>9 024</text:p>
          </table:table-cell>
          <table:table-cell table:style-name="ce2" office:value-type="float" office:value="86894" calcext:value-type="float">
            <text:p>86 894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416:.C416])" office:value-type="float" office:value="95918" calcext:value-type="float">
            <text:p>95 91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994900.38" calcext:value-type="float">
            <text:p>10 994 900</text:p>
          </table:table-cell>
          <table:table-cell table:style-name="ce2" office:value-type="float" office:value="42884630.62" calcext:value-type="float">
            <text:p>42 884 631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417:.C417])" office:value-type="float" office:value="53879531" calcext:value-type="float">
            <text:p>53 879 53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91034.29" calcext:value-type="float">
            <text:p>-391 034</text:p>
          </table:table-cell>
          <table:table-cell table:style-name="ce2" office:value-type="float" office:value="-4256095.91" calcext:value-type="float">
            <text:p>-4 256 096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418:.C418])" office:value-type="float" office:value="-4647130.2" calcext:value-type="float">
            <text:p>-4 647 13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888" calcext:value-type="float">
            <text:p>-9 888</text:p>
          </table:table-cell>
          <table:table-cell table:style-name="ce2" office:value-type="float" office:value="-135673.17" calcext:value-type="float">
            <text:p>-135 673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419:.C419])" office:value-type="float" office:value="-145561.17" calcext:value-type="float">
            <text:p>-145 56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72915.91" calcext:value-type="float">
            <text:p>-572 916</text:p>
          </table:table-cell>
          <table:table-cell table:style-name="ce2" office:value-type="float" office:value="-2671267.77" calcext:value-type="float">
            <text:p>-2 671 268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420:.C420])" office:value-type="float" office:value="-3244183.68" calcext:value-type="float">
            <text:p>-3 244 184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1488" calcext:value-type="float">
            <text:p>-91 488</text:p>
          </table:table-cell>
          <table:table-cell table:style-name="ce2" office:value-type="float" office:value="-231421.21" calcext:value-type="float">
            <text:p>-231 421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421:.C421])" office:value-type="float" office:value="-322909.21" calcext:value-type="float">
            <text:p>-322 90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011886.84" calcext:value-type="float">
            <text:p>-5 011 887</text:p>
          </table:table-cell>
          <table:table-cell table:style-name="ce2" office:value-type="float" office:value="-1540154.98" calcext:value-type="float">
            <text:p>-1 540 155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422:.C422])" office:value-type="float" office:value="-6552041.82" calcext:value-type="float">
            <text:p>-6 552 04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5738.58" calcext:value-type="float">
            <text:p>-315 739</text:p>
          </table:table-cell>
          <table:table-cell table:style-name="ce2" office:value-type="float" office:value="-582767.74" calcext:value-type="float">
            <text:p>-582 768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423:.C423])" office:value-type="float" office:value="-898506.32" calcext:value-type="float">
            <text:p>-898 50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46.34" calcext:value-type="float">
            <text:p>-246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424:.C424])" office:value-type="float" office:value="-246.34" calcext:value-type="float">
            <text:p>-24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94767.26" calcext:value-type="float">
            <text:p>794 767</text:p>
          </table:table-cell>
          <table:table-cell table:style-name="ce2" office:value-type="float" office:value="3114599.15" calcext:value-type="float">
            <text:p>3 114 599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425:.C425])" office:value-type="float" office:value="3909366.41" calcext:value-type="float">
            <text:p>3 909 36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56840" calcext:value-type="float">
            <text:p>1 656 840</text:p>
          </table:table-cell>
          <table:table-cell table:style-name="ce2" office:value-type="float" office:value="1923620.99" calcext:value-type="float">
            <text:p>1 923 621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426:.C426])" office:value-type="float" office:value="3580460.99" calcext:value-type="float">
            <text:p>3 580 461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3680.23" calcext:value-type="float">
            <text:p>-113 680</text:p>
          </table:table-cell>
          <table:table-cell table:style-name="ce2" office:value-type="float" office:value="-1335918.14" calcext:value-type="float">
            <text:p>-1 335 918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427:.C427])" office:value-type="float" office:value="-1449598.37" calcext:value-type="float">
            <text:p>-1 449 59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3368.07" calcext:value-type="float">
            <text:p>223 368</text:p>
          </table:table-cell>
          <table:table-cell table:style-name="ce2" office:value-type="float" office:value="-2398962.13" calcext:value-type="float">
            <text:p>-2 398 962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428:.C428])" office:value-type="float" office:value="-2175594.06" calcext:value-type="float">
            <text:p>-2 175 59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17198.03" calcext:value-type="float">
            <text:p>2 217 198</text:p>
          </table:table-cell>
          <table:table-cell table:style-name="ce2" office:value-type="float" office:value="3268651.58" calcext:value-type="float">
            <text:p>3 268 652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429:.C429])" office:value-type="float" office:value="5485849.61" calcext:value-type="float">
            <text:p>5 485 8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85843.44" calcext:value-type="float">
            <text:p>-2 785 843</text:p>
          </table:table-cell>
          <table:table-cell table:style-name="ce2" office:value-type="float" office:value="-3793316.76" calcext:value-type="float">
            <text:p>-3 793 317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430:.C430])" office:value-type="float" office:value="-6579160.2" calcext:value-type="float">
            <text:p>-6 579 16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1903.2" calcext:value-type="float">
            <text:p>151 903</text:p>
          </table:table-cell>
          <table:table-cell table:style-name="ce2" office:value-type="float" office:value="126902.47" calcext:value-type="float">
            <text:p>126 902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431:.C431])" office:value-type="float" office:value="278805.67" calcext:value-type="float">
            <text:p>278 80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76577.8" calcext:value-type="float">
            <text:p>676 578</text:p>
          </table:table-cell>
          <table:table-cell table:style-name="ce2" office:value-type="float" office:value="1052848.45" calcext:value-type="float">
            <text:p>1 052 848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432:.C432])" office:value-type="float" office:value="1729426.25" calcext:value-type="float">
            <text:p>1 729 4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05533.57" calcext:value-type="float">
            <text:p>1 905 534</text:p>
          </table:table-cell>
          <table:table-cell table:style-name="ce2" office:value-type="float" office:value="3656324.88" calcext:value-type="float">
            <text:p>3 656 325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433:.C433])" office:value-type="float" office:value="5561858.45" calcext:value-type="float">
            <text:p>5 561 8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600" calcext:value-type="float">
            <text:p>-9 600</text:p>
          </table:table-cell>
          <table:table-cell table:style-name="ce2" office:value-type="float" office:value="-2183420.2" calcext:value-type="float">
            <text:p>-2 183 420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434:.C434])" office:value-type="float" office:value="-2193020.2" calcext:value-type="float">
            <text:p>-2 193 02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95242.73" calcext:value-type="float">
            <text:p>-995 243</text:p>
          </table:table-cell>
          <table:table-cell table:style-name="ce2" office:value-type="float" office:value="-1143203.38" calcext:value-type="float">
            <text:p>-1 143 203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435:.C435])" office:value-type="float" office:value="-2138446.11" calcext:value-type="float">
            <text:p>-2 138 44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4518.57" calcext:value-type="float">
            <text:p>164 519</text:p>
          </table:table-cell>
          <table:table-cell table:style-name="ce2" office:value-type="float" office:value="-167821.23" calcext:value-type="float">
            <text:p>-167 821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436:.C436])" office:value-type="float" office:value="-3302.66" calcext:value-type="float">
            <text:p>-3 30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43971.28" calcext:value-type="float">
            <text:p>-543 971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437:.C437])" office:value-type="float" office:value="-543971.28" calcext:value-type="float">
            <text:p>-543 97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880" calcext:value-type="float">
            <text:p>-16 880</text:p>
          </table:table-cell>
          <table:table-cell table:style-name="ce2" office:value-type="float" office:value="151024.46" calcext:value-type="float">
            <text:p>151 024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438:.C438])" office:value-type="float" office:value="134144.46" calcext:value-type="float">
            <text:p>134 14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376857.52" calcext:value-type="float">
            <text:p>2 376 858</text:p>
          </table:table-cell>
          <table:table-cell table:style-name="ce2" office:value-type="float" office:value="8953327.7" calcext:value-type="float">
            <text:p>8 953 328</text:p>
          </table:table-cell>
          <table:table-cell table:style-name="ce4" office:value-type="date" office:date-value="2022-05-01" calcext:value-type="date">
            <text:p>01/05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439:.C439])" office:value-type="float" office:value="11330185.22" calcext:value-type="float">
            <text:p>11 330 18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0813.81" calcext:value-type="float">
            <text:p>-20 814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440:.C440])" office:value-type="float" office:value="-20813.81" calcext:value-type="float">
            <text:p>-20 81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96085.14" calcext:value-type="float">
            <text:p>-896 085</text:p>
          </table:table-cell>
          <table:table-cell table:style-name="ce2" office:value-type="float" office:value="-818041.81" calcext:value-type="float">
            <text:p>-818 042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441:.C441])" office:value-type="float" office:value="-1714126.95" calcext:value-type="float">
            <text:p>-1 714 12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00" calcext:value-type="float">
            <text:p>-2 100</text:p>
          </table:table-cell>
          <table:table-cell table:style-name="ce2" office:value-type="float" office:value="8594.02" calcext:value-type="float">
            <text:p>8 594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442:.C442])" office:value-type="float" office:value="6494.02" calcext:value-type="float">
            <text:p>6 49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522125.94" calcext:value-type="float">
            <text:p>34 522 126</text:p>
          </table:table-cell>
          <table:table-cell table:style-name="ce2" office:value-type="float" office:value="140582395.36" calcext:value-type="float">
            <text:p>140 582 395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443:.C443])" office:value-type="float" office:value="175104521.3" calcext:value-type="float">
            <text:p>175 104 52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17607.75" calcext:value-type="float">
            <text:p>-2 017 608</text:p>
          </table:table-cell>
          <table:table-cell table:style-name="ce2" office:value-type="float" office:value="-5313388.06" calcext:value-type="float">
            <text:p>-5 313 388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444:.C444])" office:value-type="float" office:value="-7330995.81" calcext:value-type="float">
            <text:p>-7 330 9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60" calcext:value-type="float">
            <text:p>-1 260</text:p>
          </table:table-cell>
          <table:table-cell table:style-name="ce2" office:value-type="float" office:value="-127854.06" calcext:value-type="float">
            <text:p>-127 854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445:.C445])" office:value-type="float" office:value="-129114.06" calcext:value-type="float">
            <text:p>-129 11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10429.08" calcext:value-type="float">
            <text:p>-410 429</text:p>
          </table:table-cell>
          <table:table-cell table:style-name="ce2" office:value-type="float" office:value="-2097646.48" calcext:value-type="float">
            <text:p>-2 097 646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446:.C446])" office:value-type="float" office:value="-2508075.56" calcext:value-type="float">
            <text:p>-2 508 076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8604" calcext:value-type="float">
            <text:p>-128 604</text:p>
          </table:table-cell>
          <table:table-cell table:style-name="ce2" office:value-type="float" office:value="-390062.37" calcext:value-type="float">
            <text:p>-390 062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447:.C447])" office:value-type="float" office:value="-518666.37" calcext:value-type="float">
            <text:p>-518 66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551240.8" calcext:value-type="float">
            <text:p>-3 551 241</text:p>
          </table:table-cell>
          <table:table-cell table:style-name="ce2" office:value-type="float" office:value="-990477.41" calcext:value-type="float">
            <text:p>-990 477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448:.C448])" office:value-type="float" office:value="-4541718.21" calcext:value-type="float">
            <text:p>-4 541 71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7163.98" calcext:value-type="float">
            <text:p>-107 164</text:p>
          </table:table-cell>
          <table:table-cell table:style-name="ce2" office:value-type="float" office:value="-78076.61" calcext:value-type="float">
            <text:p>-78 077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449:.C449])" office:value-type="float" office:value="-185240.59" calcext:value-type="float">
            <text:p>-185 24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65910.41" calcext:value-type="float">
            <text:p>465 910</text:p>
          </table:table-cell>
          <table:table-cell table:style-name="ce2" office:value-type="float" office:value="1110279.99" calcext:value-type="float">
            <text:p>1 110 280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450:.C450])" office:value-type="float" office:value="1576190.4" calcext:value-type="float">
            <text:p>1 576 19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66.01" calcext:value-type="float">
            <text:p>-166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451:.C451])" office:value-type="float" office:value="-166.01" calcext:value-type="float">
            <text:p>-16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05109.63" calcext:value-type="float">
            <text:p>1 905 110</text:p>
          </table:table-cell>
          <table:table-cell table:style-name="ce2" office:value-type="float" office:value="3351528.18" calcext:value-type="float">
            <text:p>3 351 528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452:.C452])" office:value-type="float" office:value="5256637.81" calcext:value-type="float">
            <text:p>5 256 6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59435" calcext:value-type="float">
            <text:p>659 435</text:p>
          </table:table-cell>
          <table:table-cell table:style-name="ce2" office:value-type="float" office:value="1303398.32" calcext:value-type="float">
            <text:p>1 303 398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453:.C453])" office:value-type="float" office:value="1962833.32" calcext:value-type="float">
            <text:p>1 962 83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11834.24" calcext:value-type="float">
            <text:p>-511 834</text:p>
          </table:table-cell>
          <table:table-cell table:style-name="ce2" office:value-type="float" office:value="-3520161.52" calcext:value-type="float">
            <text:p>-3 520 162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454:.C454])" office:value-type="float" office:value="-4031995.76" calcext:value-type="float">
            <text:p>-4 031 99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85276.07" calcext:value-type="float">
            <text:p>2 085 276</text:p>
          </table:table-cell>
          <table:table-cell table:style-name="ce2" office:value-type="float" office:value="3836061.56" calcext:value-type="float">
            <text:p>3 836 062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455:.C455])" office:value-type="float" office:value="5921337.63" calcext:value-type="float">
            <text:p>5 921 3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00" calcext:value-type="float">
            <text:p>-4 0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456:.C456])" office:value-type="float" office:value="-4000" calcext:value-type="float">
            <text:p>-4 0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208513.96" calcext:value-type="float">
            <text:p>-3 208 514</text:p>
          </table:table-cell>
          <table:table-cell table:style-name="ce2" office:value-type="float" office:value="-3942836.1" calcext:value-type="float">
            <text:p>-3 942 836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457:.C457])" office:value-type="float" office:value="-7151350.06" calcext:value-type="float">
            <text:p>-7 151 3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800" calcext:value-type="float">
            <text:p>69 800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458:.C458])" office:value-type="float" office:value="69800" calcext:value-type="float">
            <text:p>69 8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82245.54" calcext:value-type="float">
            <text:p>2 282 246</text:p>
          </table:table-cell>
          <table:table-cell table:style-name="ce2" office:value-type="float" office:value="4477326.29" calcext:value-type="float">
            <text:p>4 477 326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459:.C459])" office:value-type="float" office:value="6759571.83" calcext:value-type="float">
            <text:p>6 759 57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62073.73" calcext:value-type="float">
            <text:p>1 362 074</text:p>
          </table:table-cell>
          <table:table-cell table:style-name="ce2" office:value-type="float" office:value="2171433.87" calcext:value-type="float">
            <text:p>2 171 434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460:.C460])" office:value-type="float" office:value="3533507.6" calcext:value-type="float">
            <text:p>3 533 50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00" calcext:value-type="float">
            <text:p>-2 100</text:p>
          </table:table-cell>
          <table:table-cell table:style-name="ce2" office:value-type="float" office:value="-2135300.5" calcext:value-type="float">
            <text:p>-2 135 301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461:.C461])" office:value-type="float" office:value="-2137400.5" calcext:value-type="float">
            <text:p>-2 137 40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65296.59" calcext:value-type="float">
            <text:p>-465 297</text:p>
          </table:table-cell>
          <table:table-cell table:style-name="ce2" office:value-type="float" office:value="-297525.66" calcext:value-type="float">
            <text:p>-297 526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462:.C462])" office:value-type="float" office:value="-762822.25" calcext:value-type="float">
            <text:p>-762 82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83995.88" calcext:value-type="float">
            <text:p>-583 996</text:p>
          </table:table-cell>
          <table:table-cell table:style-name="ce2" office:value-type="float" office:value="-852138.46" calcext:value-type="float">
            <text:p>-852 138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463:.C463])" office:value-type="float" office:value="-1436134.34" calcext:value-type="float">
            <text:p>-1 436 1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02111.29" calcext:value-type="float">
            <text:p>-302 111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464:.C464])" office:value-type="float" office:value="-302111.29" calcext:value-type="float">
            <text:p>-302 11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57.09" calcext:value-type="float">
            <text:p>1 657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465:.C465])" office:value-type="float" office:value="1657.09" calcext:value-type="float">
            <text:p>1 65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033639.83" calcext:value-type="float">
            <text:p>4 033 640</text:p>
          </table:table-cell>
          <table:table-cell table:style-name="ce2" office:value-type="float" office:value="15067935.76" calcext:value-type="float">
            <text:p>15 067 936</text:p>
          </table:table-cell>
          <table:table-cell table:style-name="ce4" office:value-type="date" office:date-value="2022-06-01" calcext:value-type="date">
            <text:p>01/06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466:.C466])" office:value-type="float" office:value="19101575.59" calcext:value-type="float">
            <text:p>19 101 57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00" calcext:value-type="float">
            <text:p>-1 800</text:p>
          </table:table-cell>
          <table:table-cell table:style-name="ce2" office:value-type="float" office:value="-40041.53" calcext:value-type="float">
            <text:p>-40 042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467:.C467])" office:value-type="float" office:value="-41841.53" calcext:value-type="float">
            <text:p>-41 84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88497.74" calcext:value-type="float">
            <text:p>-1 088 498</text:p>
          </table:table-cell>
          <table:table-cell table:style-name="ce2" office:value-type="float" office:value="-920524.08" calcext:value-type="float">
            <text:p>-920 524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468:.C468])" office:value-type="float" office:value="-2009021.82" calcext:value-type="float">
            <text:p>-2 009 02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384" calcext:value-type="float">
            <text:p>12 384</text:p>
          </table:table-cell>
          <table:table-cell table:style-name="ce2" office:value-type="float" office:value="82156.01" calcext:value-type="float">
            <text:p>82 156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469:.C469])" office:value-type="float" office:value="94540.01" calcext:value-type="float">
            <text:p>94 54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04339.91" calcext:value-type="float">
            <text:p>2 504 340</text:p>
          </table:table-cell>
          <table:table-cell table:style-name="ce2" office:value-type="float" office:value="12217658.21" calcext:value-type="float">
            <text:p>12 217 658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470:.C470])" office:value-type="float" office:value="14721998.12" calcext:value-type="float">
            <text:p>14 721 99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37985.74" calcext:value-type="float">
            <text:p>-237 986</text:p>
          </table:table-cell>
          <table:table-cell table:style-name="ce2" office:value-type="float" office:value="-1138539.96" calcext:value-type="float">
            <text:p>-1 138 540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471:.C471])" office:value-type="float" office:value="-1376525.7" calcext:value-type="float">
            <text:p>-1 376 5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16" calcext:value-type="float">
            <text:p>-2 016</text:p>
          </table:table-cell>
          <table:table-cell table:style-name="ce2" office:value-type="float" office:value="6265.62" calcext:value-type="float">
            <text:p>6 266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472:.C472])" office:value-type="float" office:value="4249.62" calcext:value-type="float">
            <text:p>4 25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75195.31" calcext:value-type="float">
            <text:p>-375 195</text:p>
          </table:table-cell>
          <table:table-cell table:style-name="ce2" office:value-type="float" office:value="-1081653.89" calcext:value-type="float">
            <text:p>-1 081 654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473:.C473])" office:value-type="float" office:value="-1456849.2" calcext:value-type="float">
            <text:p>-1 456 849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816" calcext:value-type="float">
            <text:p>-30 816</text:p>
          </table:table-cell>
          <table:table-cell table:style-name="ce2" office:value-type="float" office:value="-184800.55" calcext:value-type="float">
            <text:p>-184 801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474:.C474])" office:value-type="float" office:value="-215616.55" calcext:value-type="float">
            <text:p>-215 61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740790.97" calcext:value-type="float">
            <text:p>-3 740 791</text:p>
          </table:table-cell>
          <table:table-cell table:style-name="ce2" office:value-type="float" office:value="-965483.22" calcext:value-type="float">
            <text:p>-965 483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475:.C475])" office:value-type="float" office:value="-4706274.19" calcext:value-type="float">
            <text:p>-4 706 27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8779.32" calcext:value-type="float">
            <text:p>168 779</text:p>
          </table:table-cell>
          <table:table-cell table:style-name="ce2" office:value-type="float" office:value="614279.35" calcext:value-type="float">
            <text:p>614 279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476:.C476])" office:value-type="float" office:value="783058.67" calcext:value-type="float">
            <text:p>783 05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6.02" calcext:value-type="float">
            <text:p>216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477:.C477])" office:value-type="float" office:value="216.02" calcext:value-type="float">
            <text:p>21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48546.99" calcext:value-type="float">
            <text:p>448 547</text:p>
          </table:table-cell>
          <table:table-cell table:style-name="ce2" office:value-type="float" office:value="747578.29" calcext:value-type="float">
            <text:p>747 578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478:.C478])" office:value-type="float" office:value="1196125.28" calcext:value-type="float">
            <text:p>1 196 1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4160" calcext:value-type="float">
            <text:p>104 160</text:p>
          </table:table-cell>
          <table:table-cell table:style-name="ce2" office:value-type="float" office:value="169906.18" calcext:value-type="float">
            <text:p>169 906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479:.C479])" office:value-type="float" office:value="274066.18" calcext:value-type="float">
            <text:p>274 06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0382.23" calcext:value-type="float">
            <text:p>-70 382</text:p>
          </table:table-cell>
          <table:table-cell table:style-name="ce2" office:value-type="float" office:value="-322275.96" calcext:value-type="float">
            <text:p>-322 276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480:.C480])" office:value-type="float" office:value="-392658.19" calcext:value-type="float">
            <text:p>-392 6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3.46" calcext:value-type="float">
            <text:p>-53</text:p>
          </table:table-cell>
          <table:table-cell table:style-name="ce2" office:value-type="float" office:value="-576.75" calcext:value-type="float">
            <text:p>-577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481:.C481])" office:value-type="float" office:value="-630.21" calcext:value-type="float">
            <text:p>-63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373.14" calcext:value-type="float">
            <text:p>-30 373</text:p>
          </table:table-cell>
          <table:table-cell table:style-name="ce2" office:value-type="float" office:value="-543617.69" calcext:value-type="float">
            <text:p>-543 618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482:.C482])" office:value-type="float" office:value="-573990.83" calcext:value-type="float">
            <text:p>-573 99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04898.02" calcext:value-type="float">
            <text:p>1 004 898</text:p>
          </table:table-cell>
          <table:table-cell table:style-name="ce2" office:value-type="float" office:value="2195690.57" calcext:value-type="float">
            <text:p>2 195 691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483:.C483])" office:value-type="float" office:value="3200588.59" calcext:value-type="float">
            <text:p>3 200 5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476.01" calcext:value-type="float">
            <text:p>-14 47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484:.C484])" office:value-type="float" office:value="-14476.01" calcext:value-type="float">
            <text:p>-14 47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65486.87" calcext:value-type="float">
            <text:p>-1 365 487</text:p>
          </table:table-cell>
          <table:table-cell table:style-name="ce2" office:value-type="float" office:value="-661849.47" calcext:value-type="float">
            <text:p>-661 849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485:.C485])" office:value-type="float" office:value="-2027336.34" calcext:value-type="float">
            <text:p>-2 027 33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82554.45" calcext:value-type="float">
            <text:p>882 554</text:p>
          </table:table-cell>
          <table:table-cell table:style-name="ce2" office:value-type="float" office:value="1197168.87" calcext:value-type="float">
            <text:p>1 197 169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486:.C486])" office:value-type="float" office:value="2079723.32" calcext:value-type="float">
            <text:p>2 079 72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26448.35" calcext:value-type="float">
            <text:p>1 126 448</text:p>
          </table:table-cell>
          <table:table-cell table:style-name="ce2" office:value-type="float" office:value="2021443.16" calcext:value-type="float">
            <text:p>2 021 443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487:.C487])" office:value-type="float" office:value="3147891.51" calcext:value-type="float">
            <text:p>3 147 8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69649.29" calcext:value-type="float">
            <text:p>-469 649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488:.C488])" office:value-type="float" office:value="-469649.29" calcext:value-type="float">
            <text:p>-469 64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94048.54" calcext:value-type="float">
            <text:p>-294 049</text:p>
          </table:table-cell>
          <table:table-cell table:style-name="ce2" office:value-type="float" office:value="-447253.87" calcext:value-type="float">
            <text:p>-447 254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489:.C489])" office:value-type="float" office:value="-741302.41" calcext:value-type="float">
            <text:p>-741 3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85913.48" calcext:value-type="float">
            <text:p>-285 913</text:p>
          </table:table-cell>
          <table:table-cell table:style-name="ce2" office:value-type="float" office:value="-151340.78" calcext:value-type="float">
            <text:p>-151 341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490:.C490])" office:value-type="float" office:value="-437254.26" calcext:value-type="float">
            <text:p>-437 25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30862.46" calcext:value-type="float">
            <text:p>-130 862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491:.C491])" office:value-type="float" office:value="-130862.46" calcext:value-type="float">
            <text:p>-130 862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420" calcext:value-type="float">
            <text:p>-18 420</text:p>
          </table:table-cell>
          <table:table-cell table:style-name="ce2" office:value-type="float" office:value="-62773" calcext:value-type="float">
            <text:p>-62 773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492:.C492])" office:value-type="float" office:value="-81193" calcext:value-type="float">
            <text:p>-81 19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52833.92" calcext:value-type="float">
            <text:p>1 052 834</text:p>
          </table:table-cell>
          <table:table-cell table:style-name="ce2" office:value-type="float" office:value="4980360.13" calcext:value-type="float">
            <text:p>4 980 360</text:p>
          </table:table-cell>
          <table:table-cell table:style-name="ce4" office:value-type="date" office:date-value="2022-07-01" calcext:value-type="date">
            <text:p>01/07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493:.C493])" office:value-type="float" office:value="6033194.05" calcext:value-type="float">
            <text:p>6 033 19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15.29" calcext:value-type="float">
            <text:p>-115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494:.C494])" office:value-type="float" office:value="-115.29" calcext:value-type="float">
            <text:p>-11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9703.78" calcext:value-type="float">
            <text:p>-29 704</text:p>
          </table:table-cell>
          <table:table-cell table:style-name="ce2" office:value-type="float" office:value="-11881.51" calcext:value-type="float">
            <text:p>-11 882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495:.C495])" office:value-type="float" office:value="-41585.29" calcext:value-type="float">
            <text:p>-41 58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00" calcext:value-type="float">
            <text:p>1 500</text:p>
          </table:table-cell>
          <table:table-cell table:style-name="ce2" office:value-type="float" office:value="14360" calcext:value-type="float">
            <text:p>14 360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496:.C496])" office:value-type="float" office:value="15860" calcext:value-type="float">
            <text:p>15 86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70006.62" calcext:value-type="float">
            <text:p>1 170 007</text:p>
          </table:table-cell>
          <table:table-cell table:style-name="ce2" office:value-type="float" office:value="6938782.39" calcext:value-type="float">
            <text:p>6 938 782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497:.C497])" office:value-type="float" office:value="8108789.01" calcext:value-type="float">
            <text:p>8 108 7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316.35" calcext:value-type="float">
            <text:p>18 316</text:p>
          </table:table-cell>
          <table:table-cell table:style-name="ce2" office:value-type="float" office:value="-398823.12" calcext:value-type="float">
            <text:p>-398 823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498:.C498])" office:value-type="float" office:value="-380506.77" calcext:value-type="float">
            <text:p>-380 50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0" calcext:value-type="float">
            <text:p>-180</text:p>
          </table:table-cell>
          <table:table-cell table:style-name="ce2" office:value-type="float" office:value="-1329.02" calcext:value-type="float">
            <text:p>-1 329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499:.C499])" office:value-type="float" office:value="-1509.02" calcext:value-type="float">
            <text:p>-1 50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3676.95" calcext:value-type="float">
            <text:p>-213 677</text:p>
          </table:table-cell>
          <table:table-cell table:style-name="ce2" office:value-type="float" office:value="-817405.8" calcext:value-type="float">
            <text:p>-817 406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500:.C500])" office:value-type="float" office:value="-1031082.75" calcext:value-type="float">
            <text:p>-1 031 083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4220" calcext:value-type="float">
            <text:p>-44 220</text:p>
          </table:table-cell>
          <table:table-cell table:style-name="ce2" office:value-type="float" office:value="-267807.26" calcext:value-type="float">
            <text:p>-267 807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501:.C501])" office:value-type="float" office:value="-312027.26" calcext:value-type="float">
            <text:p>-312 0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45023.21" calcext:value-type="float">
            <text:p>-1 545 023</text:p>
          </table:table-cell>
          <table:table-cell table:style-name="ce2" office:value-type="float" office:value="-528711.28" calcext:value-type="float">
            <text:p>-528 711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502:.C502])" office:value-type="float" office:value="-2073734.49" calcext:value-type="float">
            <text:p>-2 073 7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4074.36" calcext:value-type="float">
            <text:p>44 074</text:p>
          </table:table-cell>
          <table:table-cell table:style-name="ce2" office:value-type="float" office:value="13732.06" calcext:value-type="float">
            <text:p>13 732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503:.C503])" office:value-type="float" office:value="57806.42" calcext:value-type="float">
            <text:p>57 80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7250" calcext:value-type="float">
            <text:p>277 250</text:p>
          </table:table-cell>
          <table:table-cell table:style-name="ce2" office:value-type="float" office:value="661399.96" calcext:value-type="float">
            <text:p>661 400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504:.C504])" office:value-type="float" office:value="938649.96" calcext:value-type="float">
            <text:p>938 65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03303.26" calcext:value-type="float">
            <text:p>-503 303</text:p>
          </table:table-cell>
          <table:table-cell table:style-name="ce2" office:value-type="float" office:value="-33389.63" calcext:value-type="float">
            <text:p>-33 390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505:.C505])" office:value-type="float" office:value="-536692.89" calcext:value-type="float">
            <text:p>-536 69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750" calcext:value-type="float">
            <text:p>-8 750</text:p>
          </table:table-cell>
          <table:table-cell table:style-name="ce2" office:value-type="float" office:value="-6300" calcext:value-type="float">
            <text:p>-6 300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506:.C506])" office:value-type="float" office:value="-15050" calcext:value-type="float">
            <text:p>-15 0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245.47" calcext:value-type="float">
            <text:p>16 245</text:p>
          </table:table-cell>
          <table:table-cell table:style-name="ce2" office:value-type="float" office:value="189023.67" calcext:value-type="float">
            <text:p>189 024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507:.C507])" office:value-type="float" office:value="205269.14" calcext:value-type="float">
            <text:p>205 26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77780.01" calcext:value-type="float">
            <text:p>777 780</text:p>
          </table:table-cell>
          <table:table-cell table:style-name="ce2" office:value-type="float" office:value="1926448.07" calcext:value-type="float">
            <text:p>1 926 448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508:.C508])" office:value-type="float" office:value="2704228.08" calcext:value-type="float">
            <text:p>2 704 22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55749451.58" calcext:value-type="float">
            <text:p>-355 749 452</text:p>
          </table:table-cell>
          <table:table-cell table:style-name="ce2" office:value-type="float" office:value="-116494.26" calcext:value-type="float">
            <text:p>-116 494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509:.C509])" office:value-type="float" office:value="-355865945.84" calcext:value-type="float">
            <text:p>-355 865 94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457.69" calcext:value-type="float">
            <text:p>30 458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510:.C510])" office:value-type="float" office:value="30457.69" calcext:value-type="float">
            <text:p>30 4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93630.36" calcext:value-type="float">
            <text:p>393 630</text:p>
          </table:table-cell>
          <table:table-cell table:style-name="ce2" office:value-type="float" office:value="315843.52" calcext:value-type="float">
            <text:p>315 844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511:.C511])" office:value-type="float" office:value="709473.88" calcext:value-type="float">
            <text:p>709 47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83363.5" calcext:value-type="float">
            <text:p>783 364</text:p>
          </table:table-cell>
          <table:table-cell table:style-name="ce2" office:value-type="float" office:value="1533100.67" calcext:value-type="float">
            <text:p>1 533 101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512:.C512])" office:value-type="float" office:value="2316464.17" calcext:value-type="float">
            <text:p>2 316 46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630006.51" calcext:value-type="float">
            <text:p>-2 630 007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513:.C513])" office:value-type="float" office:value="-2630006.51" calcext:value-type="float">
            <text:p>-2 630 00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5533.36" calcext:value-type="float">
            <text:p>-365 533</text:p>
          </table:table-cell>
          <table:table-cell table:style-name="ce2" office:value-type="float" office:value="-740160.72" calcext:value-type="float">
            <text:p>-740 161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514:.C514])" office:value-type="float" office:value="-1105694.08" calcext:value-type="float">
            <text:p>-1 105 69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1969.31" calcext:value-type="float">
            <text:p>71 969</text:p>
          </table:table-cell>
          <table:table-cell table:style-name="ce2" office:value-type="float" office:value="-22799.3" calcext:value-type="float">
            <text:p>-22 799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515:.C515])" office:value-type="float" office:value="49170.01" calcext:value-type="float">
            <text:p>49 17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98050.19" calcext:value-type="float">
            <text:p>398 050</text:p>
          </table:table-cell>
          <table:table-cell table:style-name="ce2" office:value-type="float" office:value="2066775.1" calcext:value-type="float">
            <text:p>2 066 775</text:p>
          </table:table-cell>
          <table:table-cell table:style-name="ce4" office:value-type="date" office:date-value="2022-08-01" calcext:value-type="date">
            <text:p>01/08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516:.C516])" office:value-type="float" office:value="2464825.29" calcext:value-type="float">
            <text:p>2 464 8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400" calcext:value-type="float">
            <text:p>-2 400</text:p>
          </table:table-cell>
          <table:table-cell table:style-name="ce2" office:value-type="float" office:value="-34918.67" calcext:value-type="float">
            <text:p>-34 919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517:.C517])" office:value-type="float" office:value="-37318.67" calcext:value-type="float">
            <text:p>-37 31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4782.78" calcext:value-type="float">
            <text:p>-84 783</text:p>
          </table:table-cell>
          <table:table-cell table:style-name="ce2" office:value-type="float" office:value="-21195.7" calcext:value-type="float">
            <text:p>-21 196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518:.C518])" office:value-type="float" office:value="-105978.48" calcext:value-type="float">
            <text:p>-105 97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00" calcext:value-type="float">
            <text:p>7 200</text:p>
          </table:table-cell>
          <table:table-cell table:style-name="ce2" office:value-type="float" office:value="87870" calcext:value-type="float">
            <text:p>87 870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519:.C519])" office:value-type="float" office:value="95070" calcext:value-type="float">
            <text:p>95 07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053454.6" calcext:value-type="float">
            <text:p>30 053 455</text:p>
          </table:table-cell>
          <table:table-cell table:style-name="ce2" office:value-type="float" office:value="250492616.53" calcext:value-type="float">
            <text:p>250 492 617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520:.C520])" office:value-type="float" office:value="280546071.13" calcext:value-type="float">
            <text:p>280 546 07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956.6" calcext:value-type="float">
            <text:p>-14 957</text:p>
          </table:table-cell>
          <table:table-cell table:style-name="ce2" office:value-type="float" office:value="-1205095.64" calcext:value-type="float">
            <text:p>-1 205 096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521:.C521])" office:value-type="float" office:value="-1220052.24" calcext:value-type="float">
            <text:p>-1 220 05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56" calcext:value-type="float">
            <text:p>1 056</text:p>
          </table:table-cell>
          <table:table-cell table:style-name="ce2" office:value-type="float" office:value="-25000.81" calcext:value-type="float">
            <text:p>-25 001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522:.C522])" office:value-type="float" office:value="-23944.81" calcext:value-type="float">
            <text:p>-23 94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1149.02" calcext:value-type="float">
            <text:p>-181 149</text:p>
          </table:table-cell>
          <table:table-cell table:style-name="ce2" office:value-type="float" office:value="-984313.3" calcext:value-type="float">
            <text:p>-984 313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523:.C523])" office:value-type="float" office:value="-1165462.32" calcext:value-type="float">
            <text:p>-1 165 462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888" calcext:value-type="float">
            <text:p>-15 888</text:p>
          </table:table-cell>
          <table:table-cell table:style-name="ce2" office:value-type="float" office:value="-99914.2" calcext:value-type="float">
            <text:p>-99 914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524:.C524])" office:value-type="float" office:value="-115802.2" calcext:value-type="float">
            <text:p>-115 8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920556.74" calcext:value-type="float">
            <text:p>-5 920 557</text:p>
          </table:table-cell>
          <table:table-cell table:style-name="ce2" office:value-type="float" office:value="-814522.38" calcext:value-type="float">
            <text:p>-814 522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525:.C525])" office:value-type="float" office:value="-6735079.12" calcext:value-type="float">
            <text:p>-6 735 07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5070.76" calcext:value-type="float">
            <text:p>-25 071</text:p>
          </table:table-cell>
          <table:table-cell table:style-name="ce2" office:value-type="float" office:value="312158.81" calcext:value-type="float">
            <text:p>312 159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526:.C526])" office:value-type="float" office:value="287088.05" calcext:value-type="float">
            <text:p>287 08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26.89" calcext:value-type="float">
            <text:p>-127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527:.C527])" office:value-type="float" office:value="-126.89" calcext:value-type="float">
            <text:p>-127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1940.79" calcext:value-type="float">
            <text:p>111 941</text:p>
          </table:table-cell>
          <table:table-cell table:style-name="ce2" office:value-type="float" office:value="585506.16" calcext:value-type="float">
            <text:p>585 506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528:.C528])" office:value-type="float" office:value="697446.95" calcext:value-type="float">
            <text:p>697 44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22081.85" calcext:value-type="float">
            <text:p>-722 082</text:p>
          </table:table-cell>
          <table:table-cell table:style-name="ce2" office:value-type="float" office:value="-378925.44" calcext:value-type="float">
            <text:p>-378 925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529:.C529])" office:value-type="float" office:value="-1101007.29" calcext:value-type="float">
            <text:p>-1 101 00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92.92" calcext:value-type="float">
            <text:p>-793</text:p>
          </table:table-cell>
          <table:table-cell table:style-name="ce2" office:value-type="float" office:value="-1123.3" calcext:value-type="float">
            <text:p>-1 123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530:.C530])" office:value-type="float" office:value="-1916.22" calcext:value-type="float">
            <text:p>-1 9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7848.31" calcext:value-type="float">
            <text:p>167 84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531:.C531])" office:value-type="float" office:value="167848.31" calcext:value-type="float">
            <text:p>167 84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5486.83" calcext:value-type="float">
            <text:p>155 487</text:p>
          </table:table-cell>
          <table:table-cell table:style-name="ce2" office:value-type="float" office:value="720752.8" calcext:value-type="float">
            <text:p>720 753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532:.C532])" office:value-type="float" office:value="876239.63" calcext:value-type="float">
            <text:p>876 24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61898.04" calcext:value-type="float">
            <text:p>461 898</text:p>
          </table:table-cell>
          <table:table-cell table:style-name="ce2" office:value-type="float" office:value="1571060.22" calcext:value-type="float">
            <text:p>1 571 060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533:.C533])" office:value-type="float" office:value="2032958.26" calcext:value-type="float">
            <text:p>2 032 9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20" calcext:value-type="float">
            <text:p>-1 82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534:.C534])" office:value-type="float" office:value="-1820" calcext:value-type="float">
            <text:p>-1 82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34220.9" calcext:value-type="float">
            <text:p>-1 834 221</text:p>
          </table:table-cell>
          <table:table-cell table:style-name="ce2" office:value-type="float" office:value="-493858.35" calcext:value-type="float">
            <text:p>-493 858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535:.C535])" office:value-type="float" office:value="-2328079.25" calcext:value-type="float">
            <text:p>-2 328 07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0" calcext:value-type="float">
            <text:p>1 670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536:.C536])" office:value-type="float" office:value="1670" calcext:value-type="float">
            <text:p>1 67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9365.89" calcext:value-type="float">
            <text:p>309 366</text:p>
          </table:table-cell>
          <table:table-cell table:style-name="ce2" office:value-type="float" office:value="333884.37" calcext:value-type="float">
            <text:p>333 884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537:.C537])" office:value-type="float" office:value="643250.26" calcext:value-type="float">
            <text:p>643 2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66712.4" calcext:value-type="float">
            <text:p>366 712</text:p>
          </table:table-cell>
          <table:table-cell table:style-name="ce2" office:value-type="float" office:value="1191842.42" calcext:value-type="float">
            <text:p>1 191 842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538:.C538])" office:value-type="float" office:value="1558554.82" calcext:value-type="float">
            <text:p>1 558 55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40623.63" calcext:value-type="float">
            <text:p>-740 624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539:.C539])" office:value-type="float" office:value="-740623.63" calcext:value-type="float">
            <text:p>-740 62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7155.42" calcext:value-type="float">
            <text:p>-137 155</text:p>
          </table:table-cell>
          <table:table-cell table:style-name="ce2" office:value-type="float" office:value="-103056.24" calcext:value-type="float">
            <text:p>-103 056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540:.C540])" office:value-type="float" office:value="-240211.66" calcext:value-type="float">
            <text:p>-240 21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710.11" calcext:value-type="float">
            <text:p>-20 710</text:p>
          </table:table-cell>
          <table:table-cell table:style-name="ce2" office:value-type="float" office:value="-19704.41" calcext:value-type="float">
            <text:p>-19 704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541:.C541])" office:value-type="float" office:value="-40414.52" calcext:value-type="float">
            <text:p>-40 41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178925.06" calcext:value-type="float">
            <text:p>2 178 925</text:p>
          </table:table-cell>
          <table:table-cell table:style-name="ce2" office:value-type="float" office:value="16357348.67" calcext:value-type="float">
            <text:p>16 357 349</text:p>
          </table:table-cell>
          <table:table-cell table:style-name="ce4" office:value-type="date" office:date-value="2022-09-01" calcext:value-type="date">
            <text:p>01/09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542:.C542])" office:value-type="float" office:value="18536273.73" calcext:value-type="float">
            <text:p>18 536 27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1" calcext:value-type="float">
            <text:p>0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543:.C543])" office:value-type="float" office:value="-0.01" calcext:value-type="float">
            <text:p>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5108.37" calcext:value-type="float">
            <text:p>15 108</text:p>
          </table:table-cell>
          <table:table-cell table:style-name="ce2" office:value-type="float" office:value="30216.73" calcext:value-type="float">
            <text:p>30 217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544:.C544])" office:value-type="float" office:value="45325.1" calcext:value-type="float">
            <text:p>45 32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816" calcext:value-type="float">
            <text:p>-3 816</text:p>
          </table:table-cell>
          <table:table-cell table:style-name="ce2" office:value-type="float" office:value="30071.98" calcext:value-type="float">
            <text:p>30 072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545:.C545])" office:value-type="float" office:value="26255.98" calcext:value-type="float">
            <text:p>26 25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45278.33" calcext:value-type="float">
            <text:p>2 245 278</text:p>
          </table:table-cell>
          <table:table-cell table:style-name="ce2" office:value-type="float" office:value="21595421.49" calcext:value-type="float">
            <text:p>21 595 421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546:.C546])" office:value-type="float" office:value="23840699.82" calcext:value-type="float">
            <text:p>23 840 7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2176.79" calcext:value-type="float">
            <text:p>62 177</text:p>
          </table:table-cell>
          <table:table-cell table:style-name="ce2" office:value-type="float" office:value="-52501.47" calcext:value-type="float">
            <text:p>-52 501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547:.C547])" office:value-type="float" office:value="9675.32" calcext:value-type="float">
            <text:p>9 67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16" calcext:value-type="float">
            <text:p>2 016</text:p>
          </table:table-cell>
          <table:table-cell table:style-name="ce2" office:value-type="float" office:value="27170.02" calcext:value-type="float">
            <text:p>27 170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548:.C548])" office:value-type="float" office:value="29186.02" calcext:value-type="float">
            <text:p>29 18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2519.16" calcext:value-type="float">
            <text:p>-122 519</text:p>
          </table:table-cell>
          <table:table-cell table:style-name="ce2" office:value-type="float" office:value="-877135.08" calcext:value-type="float">
            <text:p>-877 135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549:.C549])" office:value-type="float" office:value="-999654.24" calcext:value-type="float">
            <text:p>-999 654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108" calcext:value-type="float">
            <text:p>-27 108</text:p>
          </table:table-cell>
          <table:table-cell table:style-name="ce2" office:value-type="float" office:value="-260345.83" calcext:value-type="float">
            <text:p>-260 346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550:.C550])" office:value-type="float" office:value="-287453.83" calcext:value-type="float">
            <text:p>-287 45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52943.46" calcext:value-type="float">
            <text:p>-2 152 943</text:p>
          </table:table-cell>
          <table:table-cell table:style-name="ce2" office:value-type="float" office:value="-1274983.61" calcext:value-type="float">
            <text:p>-1 274 984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551:.C551])" office:value-type="float" office:value="-3427927.07" calcext:value-type="float">
            <text:p>-3 427 92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3405.49" calcext:value-type="float">
            <text:p>83 405</text:p>
          </table:table-cell>
          <table:table-cell table:style-name="ce2" office:value-type="float" office:value="422525.9" calcext:value-type="float">
            <text:p>422 526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552:.C552])" office:value-type="float" office:value="505931.39" calcext:value-type="float">
            <text:p>505 931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.08" calcext:value-type="float">
            <text:p>-6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553:.C553])" office:value-type="float" office:value="-6.08" calcext:value-type="float">
            <text:p>-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5758.64" calcext:value-type="float">
            <text:p>225 759</text:p>
          </table:table-cell>
          <table:table-cell table:style-name="ce2" office:value-type="float" office:value="1188248.93" calcext:value-type="float">
            <text:p>1 188 249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554:.C554])" office:value-type="float" office:value="1414007.57" calcext:value-type="float">
            <text:p>1 414 00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2395" calcext:value-type="float">
            <text:p>142 395</text:p>
          </table:table-cell>
          <table:table-cell table:style-name="ce2" office:value-type="float" office:value="442207.17" calcext:value-type="float">
            <text:p>442 207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555:.C555])" office:value-type="float" office:value="584602.17" calcext:value-type="float">
            <text:p>584 60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7065.64" calcext:value-type="float">
            <text:p>-47 066</text:p>
          </table:table-cell>
          <table:table-cell table:style-name="ce2" office:value-type="float" office:value="-1182618.39" calcext:value-type="float">
            <text:p>-1 182 618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556:.C556])" office:value-type="float" office:value="-1229684.03" calcext:value-type="float">
            <text:p>-1 229 68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419.14" calcext:value-type="float">
            <text:p>-15 419</text:p>
          </table:table-cell>
          <table:table-cell table:style-name="ce2" office:value-type="float" office:value="-62204.09" calcext:value-type="float">
            <text:p>-62 204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557:.C557])" office:value-type="float" office:value="-77623.23" calcext:value-type="float">
            <text:p>-77 62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043.79" calcext:value-type="float">
            <text:p>12 04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558:.C558])" office:value-type="float" office:value="12043.79" calcext:value-type="float">
            <text:p>12 0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317764.4" calcext:value-type="float">
            <text:p>-2 317 764</text:p>
          </table:table-cell>
          <table:table-cell table:style-name="ce2" office:value-type="float" office:value="-23596061.98" calcext:value-type="float">
            <text:p>-23 596 062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559:.C559])" office:value-type="float" office:value="-25913826.38" calcext:value-type="float">
            <text:p>-25 913 82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43989.98" calcext:value-type="float">
            <text:p>543 990</text:p>
          </table:table-cell>
          <table:table-cell table:style-name="ce2" office:value-type="float" office:value="2253173.22" calcext:value-type="float">
            <text:p>2 253 173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560:.C560])" office:value-type="float" office:value="2797163.2" calcext:value-type="float">
            <text:p>2 797 16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25" calcext:value-type="float">
            <text:p>-3 1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561:.C561])" office:value-type="float" office:value="-3125" calcext:value-type="float">
            <text:p>-3 12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74808.85" calcext:value-type="float">
            <text:p>-874 809</text:p>
          </table:table-cell>
          <table:table-cell table:style-name="ce2" office:value-type="float" office:value="-2191837.49" calcext:value-type="float">
            <text:p>-2 191 837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562:.C562])" office:value-type="float" office:value="-3066646.34" calcext:value-type="float">
            <text:p>-3 066 64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8164.55" calcext:value-type="float">
            <text:p>268 165</text:p>
          </table:table-cell>
          <table:table-cell table:style-name="ce2" office:value-type="float" office:value="602806.73" calcext:value-type="float">
            <text:p>602 807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563:.C563])" office:value-type="float" office:value="870971.28" calcext:value-type="float">
            <text:p>870 97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87138.37" calcext:value-type="float">
            <text:p>687 138</text:p>
          </table:table-cell>
          <table:table-cell table:style-name="ce2" office:value-type="float" office:value="2280422.59" calcext:value-type="float">
            <text:p>2 280 423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564:.C564])" office:value-type="float" office:value="2967560.96" calcext:value-type="float">
            <text:p>2 967 56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00" calcext:value-type="float">
            <text:p>-1 800</text:p>
          </table:table-cell>
          <table:table-cell table:style-name="ce2" office:value-type="float" office:value="-1403805.36" calcext:value-type="float">
            <text:p>-1 403 805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565:.C565])" office:value-type="float" office:value="-1405605.36" calcext:value-type="float">
            <text:p>-1 405 60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4248.12" calcext:value-type="float">
            <text:p>-224 248</text:p>
          </table:table-cell>
          <table:table-cell table:style-name="ce2" office:value-type="float" office:value="-1680249.03" calcext:value-type="float">
            <text:p>-1 680 249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566:.C566])" office:value-type="float" office:value="-1904497.15" calcext:value-type="float">
            <text:p>-1 904 49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9107.97" calcext:value-type="float">
            <text:p>-139 108</text:p>
          </table:table-cell>
          <table:table-cell table:style-name="ce2" office:value-type="float" office:value="548932.77" calcext:value-type="float">
            <text:p>548 933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567:.C567])" office:value-type="float" office:value="409824.8" calcext:value-type="float">
            <text:p>409 8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6929.83" calcext:value-type="float">
            <text:p>-26 930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568:.C568])" office:value-type="float" office:value="-26929.83" calcext:value-type="float">
            <text:p>-26 93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00" calcext:value-type="float">
            <text:p>-1 800</text:p>
          </table:table-cell>
          <table:table-cell table:style-name="ce2" office:value-type="float" office:value="-12540" calcext:value-type="float">
            <text:p>-12 540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569:.C569])" office:value-type="float" office:value="-14340" calcext:value-type="float">
            <text:p>-14 34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894264.65" calcext:value-type="float">
            <text:p>3 894 265</text:p>
          </table:table-cell>
          <table:table-cell table:style-name="ce2" office:value-type="float" office:value="36441823.9" calcext:value-type="float">
            <text:p>36 441 824</text:p>
          </table:table-cell>
          <table:table-cell table:style-name="ce4" office:value-type="date" office:date-value="2022-10-01" calcext:value-type="date">
            <text:p>01/10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570:.C570])" office:value-type="float" office:value="40336088.55" calcext:value-type="float">
            <text:p>40 336 0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07.77" calcext:value-type="float">
            <text:p>-408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571:.C571])" office:value-type="float" office:value="-407.77" calcext:value-type="float">
            <text:p>-40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4214.01" calcext:value-type="float">
            <text:p>-104 214</text:p>
          </table:table-cell>
          <table:table-cell table:style-name="ce2" office:value-type="float" office:value="-183187.22" calcext:value-type="float">
            <text:p>-183 187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572:.C572])" office:value-type="float" office:value="-287401.23" calcext:value-type="float">
            <text:p>-287 40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72" calcext:value-type="float">
            <text:p>-1 272</text:p>
          </table:table-cell>
          <table:table-cell table:style-name="ce2" office:value-type="float" office:value="-6024" calcext:value-type="float">
            <text:p>-6 024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573:.C573])" office:value-type="float" office:value="-7296" calcext:value-type="float">
            <text:p>-7 29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48632.75" calcext:value-type="float">
            <text:p>448 633</text:p>
          </table:table-cell>
          <table:table-cell table:style-name="ce2" office:value-type="float" office:value="6824991.94" calcext:value-type="float">
            <text:p>6 824 992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574:.C574])" office:value-type="float" office:value="7273624.69" calcext:value-type="float">
            <text:p>7 273 6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5280.3" calcext:value-type="float">
            <text:p>-45 280</text:p>
          </table:table-cell>
          <table:table-cell table:style-name="ce2" office:value-type="float" office:value="-1438718.58" calcext:value-type="float">
            <text:p>-1 438 719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575:.C575])" office:value-type="float" office:value="-1483998.88" calcext:value-type="float">
            <text:p>-1 483 9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72" calcext:value-type="float">
            <text:p>-1 272</text:p>
          </table:table-cell>
          <table:table-cell table:style-name="ce2" office:value-type="float" office:value="-58740.01" calcext:value-type="float">
            <text:p>-58 74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576:.C576])" office:value-type="float" office:value="-60012.01" calcext:value-type="float">
            <text:p>-60 01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2812.78" calcext:value-type="float">
            <text:p>-52 813</text:p>
          </table:table-cell>
          <table:table-cell table:style-name="ce2" office:value-type="float" office:value="-402109.73" calcext:value-type="float">
            <text:p>-402 11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577:.C577])" office:value-type="float" office:value="-454922.51" calcext:value-type="float">
            <text:p>-454 923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272" calcext:value-type="float">
            <text:p>-13 272</text:p>
          </table:table-cell>
          <table:table-cell table:style-name="ce2" office:value-type="float" office:value="-187780.24" calcext:value-type="float">
            <text:p>-187 78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578:.C578])" office:value-type="float" office:value="-201052.24" calcext:value-type="float">
            <text:p>-201 05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16188.88" calcext:value-type="float">
            <text:p>-1 816 189</text:p>
          </table:table-cell>
          <table:table-cell table:style-name="ce2" office:value-type="float" office:value="-1653334.36" calcext:value-type="float">
            <text:p>-1 653 334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579:.C579])" office:value-type="float" office:value="-3469523.24" calcext:value-type="float">
            <text:p>-3 469 52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2049.08" calcext:value-type="float">
            <text:p>132 049</text:p>
          </table:table-cell>
          <table:table-cell table:style-name="ce2" office:value-type="float" office:value="1183670.03" calcext:value-type="float">
            <text:p>1 183 67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580:.C580])" office:value-type="float" office:value="1315719.11" calcext:value-type="float">
            <text:p>1 315 71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5.9" calcext:value-type="float">
            <text:p>-86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581:.C581])" office:value-type="float" office:value="-85.9" calcext:value-type="float">
            <text:p>-8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14.98" calcext:value-type="float">
            <text:p>1 015</text:p>
          </table:table-cell>
          <table:table-cell table:style-name="ce2" office:value-type="float" office:value="1336.38" calcext:value-type="float">
            <text:p>1 336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582:.C582])" office:value-type="float" office:value="2351.36" calcext:value-type="float">
            <text:p>2 35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500" calcext:value-type="float">
            <text:p>16 500</text:p>
          </table:table-cell>
          <table:table-cell table:style-name="ce2" office:value-type="float" office:value="12924.98" calcext:value-type="float">
            <text:p>12 925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583:.C583])" office:value-type="float" office:value="29424.98" calcext:value-type="float">
            <text:p>29 425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6765.25" calcext:value-type="float">
            <text:p>-26 765</text:p>
          </table:table-cell>
          <table:table-cell table:style-name="ce2" office:value-type="float" office:value="-1500131.5" calcext:value-type="float">
            <text:p>-1 500 132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584:.C584])" office:value-type="float" office:value="-1526896.75" calcext:value-type="float">
            <text:p>-1 526 89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813.6" calcext:value-type="float">
            <text:p>-2 814</text:p>
          </table:table-cell>
          <table:table-cell table:style-name="ce2" office:value-type="float" office:value="-18819.89" calcext:value-type="float">
            <text:p>-18 82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585:.C585])" office:value-type="float" office:value="-21633.49" calcext:value-type="float">
            <text:p>-21 63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4686.53" calcext:value-type="float">
            <text:p>54 687</text:p>
          </table:table-cell>
          <table:table-cell table:style-name="ce2" office:value-type="float" office:value="865227.71" calcext:value-type="float">
            <text:p>865 228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586:.C586])" office:value-type="float" office:value="919914.24" calcext:value-type="float">
            <text:p>919 91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5862.03" calcext:value-type="float">
            <text:p>185 862</text:p>
          </table:table-cell>
          <table:table-cell table:style-name="ce2" office:value-type="float" office:value="970028.93" calcext:value-type="float">
            <text:p>970 029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587:.C587])" office:value-type="float" office:value="1155890.96" calcext:value-type="float">
            <text:p>1 155 89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000" calcext:value-type="float">
            <text:p>-6 000</text:p>
          </table:table-cell>
          <table:table-cell table:style-name="ce2" office:value-type="float" office:value="-100" calcext:value-type="float">
            <text:p>-10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588:.C588])" office:value-type="float" office:value="-6100" calcext:value-type="float">
            <text:p>-6 1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37898.34" calcext:value-type="float">
            <text:p>-337 898</text:p>
          </table:table-cell>
          <table:table-cell table:style-name="ce2" office:value-type="float" office:value="194302.37" calcext:value-type="float">
            <text:p>194 302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589:.C589])" office:value-type="float" office:value="-143595.97" calcext:value-type="float">
            <text:p>-143 5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600" calcext:value-type="float">
            <text:p>40 60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590:.C590])" office:value-type="float" office:value="40600" calcext:value-type="float">
            <text:p>40 6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0934.67" calcext:value-type="float">
            <text:p>70 935</text:p>
          </table:table-cell>
          <table:table-cell table:style-name="ce2" office:value-type="float" office:value="385408.77" calcext:value-type="float">
            <text:p>385 409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591:.C591])" office:value-type="float" office:value="456343.44" calcext:value-type="float">
            <text:p>456 34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9723.21" calcext:value-type="float">
            <text:p>309 723</text:p>
          </table:table-cell>
          <table:table-cell table:style-name="ce2" office:value-type="float" office:value="2089785.06" calcext:value-type="float">
            <text:p>2 089 785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592:.C592])" office:value-type="float" office:value="2399508.27" calcext:value-type="float">
            <text:p>2 399 50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33079.9" calcext:value-type="float">
            <text:p>-433 080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593:.C593])" office:value-type="float" office:value="-433079.9" calcext:value-type="float">
            <text:p>-433 08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8577.54" calcext:value-type="float">
            <text:p>-228 578</text:p>
          </table:table-cell>
          <table:table-cell table:style-name="ce2" office:value-type="float" office:value="-873677.12" calcext:value-type="float">
            <text:p>-873 677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594:.C594])" office:value-type="float" office:value="-1102254.66" calcext:value-type="float">
            <text:p>-1 102 25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4442.04" calcext:value-type="float">
            <text:p>114 442</text:p>
          </table:table-cell>
          <table:table-cell table:style-name="ce2" office:value-type="float" office:value="189252.68" calcext:value-type="float">
            <text:p>189 253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595:.C595])" office:value-type="float" office:value="303694.72" calcext:value-type="float">
            <text:p>303 69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.86" calcext:value-type="float">
            <text:p>69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596:.C596])" office:value-type="float" office:value="68.86" calcext:value-type="float">
            <text:p>6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1550.63" calcext:value-type="float">
            <text:p>131 551</text:p>
          </table:table-cell>
          <table:table-cell table:style-name="ce2" office:value-type="float" office:value="1638046.05" calcext:value-type="float">
            <text:p>1 638 046</text:p>
          </table:table-cell>
          <table:table-cell table:style-name="ce4" office:value-type="date" office:date-value="2022-11-01" calcext:value-type="date">
            <text:p>01/11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597:.C597])" office:value-type="float" office:value="1769596.68" calcext:value-type="float">
            <text:p>1 769 59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1" calcext:value-type="float">
            <text:p>0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598:.C598])" office:value-type="float" office:value="-0.01" calcext:value-type="float">
            <text:p>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6984.02" calcext:value-type="float">
            <text:p>-126 984</text:p>
          </table:table-cell>
          <table:table-cell table:style-name="ce2" office:value-type="float" office:value="-143053.42" calcext:value-type="float">
            <text:p>-143 053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599:.C599])" office:value-type="float" office:value="-270037.44" calcext:value-type="float">
            <text:p>-270 03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64" calcext:value-type="float">
            <text:p>2 964</text:p>
          </table:table-cell>
          <table:table-cell table:style-name="ce2" office:value-type="float" office:value="63656" calcext:value-type="float">
            <text:p>63 656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600:.C600])" office:value-type="float" office:value="66620" calcext:value-type="float">
            <text:p>66 62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4249956.77" calcext:value-type="float">
            <text:p>44 249 957</text:p>
          </table:table-cell>
          <table:table-cell table:style-name="ce2" office:value-type="float" office:value="1251942877.55" calcext:value-type="float">
            <text:p>1 251 942 878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601:.C601])" office:value-type="float" office:value="1296192834.32" calcext:value-type="float">
            <text:p>1 296 192 8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942.17" calcext:value-type="float">
            <text:p>-4 942</text:p>
          </table:table-cell>
          <table:table-cell table:style-name="ce2" office:value-type="float" office:value="-1259595.73" calcext:value-type="float">
            <text:p>-1 259 596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602:.C602])" office:value-type="float" office:value="-1264537.9" calcext:value-type="float">
            <text:p>-1 264 53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1817.22" calcext:value-type="float">
            <text:p>-61 817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603:.C603])" office:value-type="float" office:value="-61817.22" calcext:value-type="float">
            <text:p>-61 81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3112.6" calcext:value-type="float">
            <text:p>-103 113</text:p>
          </table:table-cell>
          <table:table-cell table:style-name="ce2" office:value-type="float" office:value="-2120392.55" calcext:value-type="float">
            <text:p>-2 120 393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604:.C604])" office:value-type="float" office:value="-2223505.15" calcext:value-type="float">
            <text:p>-2 223 505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636" calcext:value-type="float">
            <text:p>-6 636</text:p>
          </table:table-cell>
          <table:table-cell table:style-name="ce2" office:value-type="float" office:value="-112248.39" calcext:value-type="float">
            <text:p>-112 248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605:.C605])" office:value-type="float" office:value="-118884.39" calcext:value-type="float">
            <text:p>-118 88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28557.48" calcext:value-type="float">
            <text:p>-828 557</text:p>
          </table:table-cell>
          <table:table-cell table:style-name="ce2" office:value-type="float" office:value="-1799025.58" calcext:value-type="float">
            <text:p>-1 799 026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606:.C606])" office:value-type="float" office:value="-2627583.06" calcext:value-type="float">
            <text:p>-2 627 58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8642.32" calcext:value-type="float">
            <text:p>118 642</text:p>
          </table:table-cell>
          <table:table-cell table:style-name="ce2" office:value-type="float" office:value="768300.89" calcext:value-type="float">
            <text:p>768 301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607:.C607])" office:value-type="float" office:value="886943.21" calcext:value-type="float">
            <text:p>886 94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2608.04" calcext:value-type="float">
            <text:p>32 608</text:p>
          </table:table-cell>
          <table:table-cell table:style-name="ce2" office:value-type="float" office:value="626730.58" calcext:value-type="float">
            <text:p>626 731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608:.C608])" office:value-type="float" office:value="659338.62" calcext:value-type="float">
            <text:p>659 33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0245" calcext:value-type="float">
            <text:p>40 245</text:p>
          </table:table-cell>
          <table:table-cell table:style-name="ce2" office:value-type="float" office:value="640531.12" calcext:value-type="float">
            <text:p>640 531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609:.C609])" office:value-type="float" office:value="680776.12" calcext:value-type="float">
            <text:p>680 77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1084.88" calcext:value-type="float">
            <text:p>-41 085</text:p>
          </table:table-cell>
          <table:table-cell table:style-name="ce2" office:value-type="float" office:value="-699407.23" calcext:value-type="float">
            <text:p>-699 407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610:.C610])" office:value-type="float" office:value="-740492.11" calcext:value-type="float">
            <text:p>-740 4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061.7" calcext:value-type="float">
            <text:p>8 062</text:p>
          </table:table-cell>
          <table:table-cell table:style-name="ce2" office:value-type="float" office:value="64493.61" calcext:value-type="float">
            <text:p>64 494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611:.C611])" office:value-type="float" office:value="72555.31" calcext:value-type="float">
            <text:p>72 55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327.75" calcext:value-type="float">
            <text:p>-30 328</text:p>
          </table:table-cell>
          <table:table-cell table:style-name="ce2" office:value-type="float" office:value="-1033397.75" calcext:value-type="float">
            <text:p>-1 033 398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612:.C612])" office:value-type="float" office:value="-1063725.5" calcext:value-type="float">
            <text:p>-1 063 72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2472" calcext:value-type="float">
            <text:p>302 472</text:p>
          </table:table-cell>
          <table:table-cell table:style-name="ce2" office:value-type="float" office:value="3760732.27" calcext:value-type="float">
            <text:p>3 760 732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613:.C613])" office:value-type="float" office:value="4063204.27" calcext:value-type="float">
            <text:p>4 063 20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98.76" calcext:value-type="float">
            <text:p>-49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614:.C614])" office:value-type="float" office:value="-498.76" calcext:value-type="float">
            <text:p>-49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8088.34" calcext:value-type="float">
            <text:p>-98 088</text:p>
          </table:table-cell>
          <table:table-cell table:style-name="ce2" office:value-type="float" office:value="-680835.96" calcext:value-type="float">
            <text:p>-680 836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615:.C615])" office:value-type="float" office:value="-778924.3" calcext:value-type="float">
            <text:p>-778 92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531.91" calcext:value-type="float">
            <text:p>7 532</text:p>
          </table:table-cell>
          <table:table-cell table:style-name="ce2" office:value-type="float" office:value="450223.12" calcext:value-type="float">
            <text:p>450 223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CHOIX DU RÉGIME INDEMNITAIRE</text:p>
          </table:table-cell>
          <table:table-cell table:style-name="ce2" table:formula="of:=SUM([.B616:.C616])" office:value-type="float" office:value="457755.03" calcext:value-type="float">
            <text:p>457 75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283.69" calcext:value-type="float">
            <text:p>228 284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617:.C617])" office:value-type="float" office:value="228283.69" calcext:value-type="float">
            <text:p>228 28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8512.47" calcext:value-type="float">
            <text:p>88 512</text:p>
          </table:table-cell>
          <table:table-cell table:style-name="ce2" office:value-type="float" office:value="1215487.95" calcext:value-type="float">
            <text:p>1 215 488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618:.C618])" office:value-type="float" office:value="1304000.42" calcext:value-type="float">
            <text:p>1 304 0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55073.86" calcext:value-type="float">
            <text:p>655 074</text:p>
          </table:table-cell>
          <table:table-cell table:style-name="ce2" office:value-type="float" office:value="4697245.63" calcext:value-type="float">
            <text:p>4 697 246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619:.C619])" office:value-type="float" office:value="5352319.49" calcext:value-type="float">
            <text:p>5 352 31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27682.78" calcext:value-type="float">
            <text:p>-727 683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620:.C620])" office:value-type="float" office:value="-727682.78" calcext:value-type="float">
            <text:p>-727 68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07298.45" calcext:value-type="float">
            <text:p>-207 298</text:p>
          </table:table-cell>
          <table:table-cell table:style-name="ce2" office:value-type="float" office:value="-1789586.07" calcext:value-type="float">
            <text:p>-1 789 586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621:.C621])" office:value-type="float" office:value="-1996884.52" calcext:value-type="float">
            <text:p>-1 996 88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8049.15" calcext:value-type="float">
            <text:p>78 049</text:p>
          </table:table-cell>
          <table:table-cell table:style-name="ce2" office:value-type="float" office:value="291721.25" calcext:value-type="float">
            <text:p>291 721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622:.C622])" office:value-type="float" office:value="369770.4" calcext:value-type="float">
            <text:p>369 77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55868.68" calcext:value-type="float">
            <text:p>-455 869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623:.C623])" office:value-type="float" office:value="-455868.68" calcext:value-type="float">
            <text:p>-455 86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45" calcext:value-type="float">
            <text:p>-3 145</text:p>
          </table:table-cell>
          <table:table-cell table:style-name="ce2" office:value-type="float" office:value="-39901.29" calcext:value-type="float">
            <text:p>-39 901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624:.C624])" office:value-type="float" office:value="-43046.29" calcext:value-type="float">
            <text:p>-43 04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117207.98" calcext:value-type="float">
            <text:p>13 117 208</text:p>
          </table:table-cell>
          <table:table-cell table:style-name="ce2" office:value-type="float" office:value="401397241.57" calcext:value-type="float">
            <text:p>401 397 242</text:p>
          </table:table-cell>
          <table:table-cell table:style-name="ce4" office:value-type="date" office:date-value="2022-12-01" calcext:value-type="date">
            <text:p>01/12/2022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625:.C625])" office:value-type="float" office:value="414514449.55" calcext:value-type="float">
            <text:p>414 514 4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56.17" calcext:value-type="float">
            <text:p>-856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626:.C626])" office:value-type="float" office:value="-856.17" calcext:value-type="float">
            <text:p>-85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00" calcext:value-type="float">
            <text:p>7 200</text:p>
          </table:table-cell>
          <table:table-cell table:style-name="ce2" office:value-type="float" office:value="12942" calcext:value-type="float">
            <text:p>12 942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627:.C627])" office:value-type="float" office:value="20142" calcext:value-type="float">
            <text:p>20 14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5078.8" calcext:value-type="float">
            <text:p>95 079</text:p>
          </table:table-cell>
          <table:table-cell table:style-name="ce2" office:value-type="float" office:value="985810.36" calcext:value-type="float">
            <text:p>985 810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628:.C628])" office:value-type="float" office:value="1080889.16" calcext:value-type="float">
            <text:p>1 080 8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1799.27" calcext:value-type="float">
            <text:p>91 799</text:p>
          </table:table-cell>
          <table:table-cell table:style-name="ce2" office:value-type="float" office:value="-1178339.1" calcext:value-type="float">
            <text:p>-1 178 339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629:.C629])" office:value-type="float" office:value="-1086539.83" calcext:value-type="float">
            <text:p>-1 086 54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00" calcext:value-type="float">
            <text:p>-3 600</text:p>
          </table:table-cell>
          <table:table-cell table:style-name="ce2" office:value-type="float" office:value="-90288.02" calcext:value-type="float">
            <text:p>-90 288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630:.C630])" office:value-type="float" office:value="-93888.02" calcext:value-type="float">
            <text:p>-93 88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1537.29" calcext:value-type="float">
            <text:p>-191 537</text:p>
          </table:table-cell>
          <table:table-cell table:style-name="ce2" office:value-type="float" office:value="-219697.2" calcext:value-type="float">
            <text:p>-219 697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631:.C631])" office:value-type="float" office:value="-411234.49" calcext:value-type="float">
            <text:p>-411 234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800" calcext:value-type="float">
            <text:p>-10 800</text:p>
          </table:table-cell>
          <table:table-cell table:style-name="ce2" office:value-type="float" office:value="-9352.49" calcext:value-type="float">
            <text:p>-9 352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632:.C632])" office:value-type="float" office:value="-20152.49" calcext:value-type="float">
            <text:p>-20 15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447081.7" calcext:value-type="float">
            <text:p>-11 447 082</text:p>
          </table:table-cell>
          <table:table-cell table:style-name="ce2" office:value-type="float" office:value="-1273631.57" calcext:value-type="float">
            <text:p>-1 273 632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633:.C633])" office:value-type="float" office:value="-12720713.27" calcext:value-type="float">
            <text:p>-12 720 7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01760" calcext:value-type="float">
            <text:p>101 760</text:p>
          </table:table-cell>
          <table:table-cell table:style-name="ce2" office:value-type="float" office:value="126703.66" calcext:value-type="float">
            <text:p>126 704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634:.C634])" office:value-type="float" office:value="228463.66" calcext:value-type="float">
            <text:p>228 464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1740" calcext:value-type="float">
            <text:p>91 740</text:p>
          </table:table-cell>
          <table:table-cell table:style-name="ce2" office:value-type="float" office:value="122022.67" calcext:value-type="float">
            <text:p>122 023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635:.C635])" office:value-type="float" office:value="213762.67" calcext:value-type="float">
            <text:p>213 76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03.78" calcext:value-type="float">
            <text:p>-2 104</text:p>
          </table:table-cell>
          <table:table-cell table:style-name="ce2" office:value-type="float" office:value="-2799.2" calcext:value-type="float">
            <text:p>-2 799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636:.C636])" office:value-type="float" office:value="-4902.98" calcext:value-type="float">
            <text:p>-4 90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27900.01" calcext:value-type="float">
            <text:p>627 900</text:p>
          </table:table-cell>
          <table:table-cell table:style-name="ce2" office:value-type="float" office:value="726991.6" calcext:value-type="float">
            <text:p>726 992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637:.C637])" office:value-type="float" office:value="1354891.61" calcext:value-type="float">
            <text:p>1 354 8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37612.97" calcext:value-type="float">
            <text:p>-537 613</text:p>
          </table:table-cell>
          <table:table-cell table:style-name="ce2" office:value-type="float" office:value="95960.03" calcext:value-type="float">
            <text:p>95 960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638:.C638])" office:value-type="float" office:value="-441652.94" calcext:value-type="float">
            <text:p>-441 65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34397.4" calcext:value-type="float">
            <text:p>334 397</text:p>
          </table:table-cell>
          <table:table-cell table:style-name="ce2" office:value-type="float" office:value="127064.97" calcext:value-type="float">
            <text:p>127 065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639:.C639])" office:value-type="float" office:value="461462.37" calcext:value-type="float">
            <text:p>461 46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43580.53" calcext:value-type="float">
            <text:p>843 581</text:p>
          </table:table-cell>
          <table:table-cell table:style-name="ce2" office:value-type="float" office:value="389256.36" calcext:value-type="float">
            <text:p>389 256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640:.C640])" office:value-type="float" office:value="1232836.89" calcext:value-type="float">
            <text:p>1 232 8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98656.56" calcext:value-type="float">
            <text:p>-698 657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641:.C641])" office:value-type="float" office:value="-698656.56" calcext:value-type="float">
            <text:p>-698 65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56538.48" calcext:value-type="float">
            <text:p>-456 538</text:p>
          </table:table-cell>
          <table:table-cell table:style-name="ce2" office:value-type="float" office:value="-127639.84" calcext:value-type="float">
            <text:p>-127 640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642:.C642])" office:value-type="float" office:value="-584178.32" calcext:value-type="float">
            <text:p>-584 1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9155.16" calcext:value-type="float">
            <text:p>-79 155</text:p>
          </table:table-cell>
          <table:table-cell table:style-name="ce2" office:value-type="float" office:value="21338.44" calcext:value-type="float">
            <text:p>21 338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643:.C643])" office:value-type="float" office:value="-57816.72" calcext:value-type="float">
            <text:p>-57 81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15177.68" calcext:value-type="float">
            <text:p>1 315 178</text:p>
          </table:table-cell>
          <table:table-cell table:style-name="ce2" office:value-type="float" office:value="506327.33" calcext:value-type="float">
            <text:p>506 327</text:p>
          </table:table-cell>
          <table:table-cell table:style-name="ce4" office:value-type="date" office:date-value="2023-01-01" calcext:value-type="date">
            <text:p>01/01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644:.C644])" office:value-type="float" office:value="1821505.01" calcext:value-type="float">
            <text:p>1 821 50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300" calcext:value-type="float">
            <text:p>-3 300</text:p>
          </table:table-cell>
          <table:table-cell table:style-name="ce2" office:value-type="float" office:value="-0.02" calcext:value-type="float">
            <text:p>0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645:.C645])" office:value-type="float" office:value="-3300.02" calcext:value-type="float">
            <text:p>-3 30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96099.09" calcext:value-type="float">
            <text:p>396 099</text:p>
          </table:table-cell>
          <table:table-cell table:style-name="ce2" office:value-type="float" office:value="336887.5" calcext:value-type="float">
            <text:p>336 888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646:.C646])" office:value-type="float" office:value="732986.59" calcext:value-type="float">
            <text:p>732 98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000" calcext:value-type="float">
            <text:p>11 000</text:p>
          </table:table-cell>
          <table:table-cell table:style-name="ce2" office:value-type="float" office:value="111712" calcext:value-type="float">
            <text:p>111 712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647:.C647])" office:value-type="float" office:value="122712" calcext:value-type="float">
            <text:p>122 71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6200.04" calcext:value-type="float">
            <text:p>66 200</text:p>
          </table:table-cell>
          <table:table-cell table:style-name="ce2" office:value-type="float" office:value="363817.57" calcext:value-type="float">
            <text:p>363 818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648:.C648])" office:value-type="float" office:value="430017.61" calcext:value-type="float">
            <text:p>430 01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463.46" calcext:value-type="float">
            <text:p>-21 463</text:p>
          </table:table-cell>
          <table:table-cell table:style-name="ce2" office:value-type="float" office:value="-481160.93" calcext:value-type="float">
            <text:p>-481 161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649:.C649])" office:value-type="float" office:value="-502624.39" calcext:value-type="float">
            <text:p>-502 62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400" calcext:value-type="float">
            <text:p>-4 400</text:p>
          </table:table-cell>
          <table:table-cell table:style-name="ce2" office:value-type="float" office:value="-51592.75" calcext:value-type="float">
            <text:p>-51 593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650:.C650])" office:value-type="float" office:value="-55992.75" calcext:value-type="float">
            <text:p>-55 993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36932.92" calcext:value-type="float">
            <text:p>-436 933</text:p>
          </table:table-cell>
          <table:table-cell table:style-name="ce2" office:value-type="float" office:value="-677523.87" calcext:value-type="float">
            <text:p>-677 524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651:.C651])" office:value-type="float" office:value="-1114456.79" calcext:value-type="float">
            <text:p>-1 114 457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34200" calcext:value-type="float">
            <text:p>-134 200</text:p>
          </table:table-cell>
          <table:table-cell table:style-name="ce2" office:value-type="float" office:value="-249762.05" calcext:value-type="float">
            <text:p>-249 762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652:.C652])" office:value-type="float" office:value="-383962.05" calcext:value-type="float">
            <text:p>-383 96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211018.68" calcext:value-type="float">
            <text:p>-10 211 019</text:p>
          </table:table-cell>
          <table:table-cell table:style-name="ce2" office:value-type="float" office:value="-2375141.13" calcext:value-type="float">
            <text:p>-2 375 141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653:.C653])" office:value-type="float" office:value="-12586159.81" calcext:value-type="float">
            <text:p>-12 586 16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5135.69" calcext:value-type="float">
            <text:p>-195 136</text:p>
          </table:table-cell>
          <table:table-cell table:style-name="ce2" office:value-type="float" office:value="-63529.79" calcext:value-type="float">
            <text:p>-63 530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654:.C654])" office:value-type="float" office:value="-258665.48" calcext:value-type="float">
            <text:p>-258 66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52981.73" calcext:value-type="float">
            <text:p>252 982</text:p>
          </table:table-cell>
          <table:table-cell table:style-name="ce2" office:value-type="float" office:value="3064.55" calcext:value-type="float">
            <text:p>3 065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655:.C655])" office:value-type="float" office:value="256046.28" calcext:value-type="float">
            <text:p>256 04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4903.06" calcext:value-type="float">
            <text:p>244 903</text:p>
          </table:table-cell>
          <table:table-cell table:style-name="ce2" office:value-type="float" office:value="1109379.86" calcext:value-type="float">
            <text:p>1 109 380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656:.C656])" office:value-type="float" office:value="1354282.92" calcext:value-type="float">
            <text:p>1 354 28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7995" calcext:value-type="float">
            <text:p>137 995</text:p>
          </table:table-cell>
          <table:table-cell table:style-name="ce2" office:value-type="float" office:value="137274.83" calcext:value-type="float">
            <text:p>137 275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657:.C657])" office:value-type="float" office:value="275269.83" calcext:value-type="float">
            <text:p>275 27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51291.95" calcext:value-type="float">
            <text:p>-551 292</text:p>
          </table:table-cell>
          <table:table-cell table:style-name="ce2" office:value-type="float" office:value="-2665093.51" calcext:value-type="float">
            <text:p>-2 665 094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658:.C658])" office:value-type="float" office:value="-3216385.46" calcext:value-type="float">
            <text:p>-3 216 38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6212.24" calcext:value-type="float">
            <text:p>-26 212</text:p>
          </table:table-cell>
          <table:table-cell table:style-name="ce2" office:value-type="float" office:value="-32547.6" calcext:value-type="float">
            <text:p>-32 548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659:.C659])" office:value-type="float" office:value="-58759.84" calcext:value-type="float">
            <text:p>-58 76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098.15" calcext:value-type="float">
            <text:p>-10 098</text:p>
          </table:table-cell>
          <table:table-cell table:style-name="ce2" office:value-type="float" office:value="-6444.35" calcext:value-type="float">
            <text:p>-6 444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660:.C660])" office:value-type="float" office:value="-16542.5" calcext:value-type="float">
            <text:p>-16 543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389500.01" calcext:value-type="float">
            <text:p>3 389 500</text:p>
          </table:table-cell>
          <table:table-cell table:style-name="ce2" office:value-type="float" office:value="3562163.47" calcext:value-type="float">
            <text:p>3 562 163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661:.C661])" office:value-type="float" office:value="6951663.48" calcext:value-type="float">
            <text:p>6 951 66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41997.78" calcext:value-type="float">
            <text:p>441 998</text:p>
          </table:table-cell>
          <table:table-cell table:style-name="ce2" office:value-type="float" office:value="52713.4" calcext:value-type="float">
            <text:p>52 713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662:.C662])" office:value-type="float" office:value="494711.18" calcext:value-type="float">
            <text:p>494 71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29750.44" calcext:value-type="float">
            <text:p>-2 229 750</text:p>
          </table:table-cell>
          <table:table-cell table:style-name="ce2" office:value-type="float" office:value="-2967747.07" calcext:value-type="float">
            <text:p>-2 967 747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663:.C663])" office:value-type="float" office:value="-5197497.51" calcext:value-type="float">
            <text:p>-5 197 49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441654.51" calcext:value-type="float">
            <text:p>13 441 655</text:p>
          </table:table-cell>
          <table:table-cell table:style-name="ce2" office:value-type="float" office:value="5355360.98" calcext:value-type="float">
            <text:p>5 355 361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664:.C664])" office:value-type="float" office:value="18797015.49" calcext:value-type="float">
            <text:p>18 797 015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000" calcext:value-type="float">
            <text:p>11 0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RN</text:p>
          </table:table-cell>
          <table:table-cell table:style-name="ce5" office:value-type="string" calcext:value-type="string">
            <text:p>REDRESSEMENT AVANT L'HISTORIQUE</text:p>
          </table:table-cell>
          <table:table-cell table:style-name="ce2" table:formula="of:=SUM([.B665:.C665])" office:value-type="float" office:value="11000" calcext:value-type="float">
            <text:p>11 00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380367.31" calcext:value-type="float">
            <text:p>2 380 367</text:p>
          </table:table-cell>
          <table:table-cell table:style-name="ce2" office:value-type="float" office:value="3842101.33" calcext:value-type="float">
            <text:p>3 842 101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666:.C666])" office:value-type="float" office:value="6222468.64" calcext:value-type="float">
            <text:p>6 222 46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225850.54" calcext:value-type="float">
            <text:p>4 225 851</text:p>
          </table:table-cell>
          <table:table-cell table:style-name="ce2" office:value-type="float" office:value="3367198.66" calcext:value-type="float">
            <text:p>3 367 199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667:.C667])" office:value-type="float" office:value="7593049.2" calcext:value-type="float">
            <text:p>7 593 04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4800" calcext:value-type="float">
            <text:p>-74 800</text:p>
          </table:table-cell>
          <table:table-cell table:style-name="ce2" office:value-type="float" office:value="-21669473.33" calcext:value-type="float">
            <text:p>-21 669 473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668:.C668])" office:value-type="float" office:value="-21744273.33" calcext:value-type="float">
            <text:p>-21 744 27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17338.19" calcext:value-type="float">
            <text:p>-1 517 338</text:p>
          </table:table-cell>
          <table:table-cell table:style-name="ce2" office:value-type="float" office:value="-1918003.09" calcext:value-type="float">
            <text:p>-1 918 003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669:.C669])" office:value-type="float" office:value="-3435341.28" calcext:value-type="float">
            <text:p>-3 435 34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66827.8" calcext:value-type="float">
            <text:p>-666 828</text:p>
          </table:table-cell>
          <table:table-cell table:style-name="ce2" office:value-type="float" office:value="64083.51" calcext:value-type="float">
            <text:p>64 084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670:.C670])" office:value-type="float" office:value="-602744.29" calcext:value-type="float">
            <text:p>-602 74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62947.43" calcext:value-type="float">
            <text:p>-262 947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671:.C671])" office:value-type="float" office:value="-262947.43" calcext:value-type="float">
            <text:p>-262 94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6773.67" calcext:value-type="float">
            <text:p>66 774</text:p>
          </table:table-cell>
          <table:table-cell table:style-name="ce2" office:value-type="float" office:value="45591.67" calcext:value-type="float">
            <text:p>45 592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672:.C672])" office:value-type="float" office:value="112365.34" calcext:value-type="float">
            <text:p>112 36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6053450.31" calcext:value-type="float">
            <text:p>146 053 450</text:p>
          </table:table-cell>
          <table:table-cell table:style-name="ce2" office:value-type="float" office:value="383207044.29" calcext:value-type="float">
            <text:p>383 207 044</text:p>
          </table:table-cell>
          <table:table-cell table:style-name="ce4" office:value-type="date" office:date-value="2023-02-01" calcext:value-type="date">
            <text:p>01/02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673:.C673])" office:value-type="float" office:value="529260494.6" calcext:value-type="float">
            <text:p>529 260 49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041.21" calcext:value-type="float">
            <text:p>-2 041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674:.C674])" office:value-type="float" office:value="-2041.21" calcext:value-type="float">
            <text:p>-2 04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0485.81" calcext:value-type="float">
            <text:p>120 486</text:p>
          </table:table-cell>
          <table:table-cell table:style-name="ce2" office:value-type="float" office:value="165993.1" calcext:value-type="float">
            <text:p>165 993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675:.C675])" office:value-type="float" office:value="286478.91" calcext:value-type="float">
            <text:p>286 47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2000" calcext:value-type="float">
            <text:p>42 000</text:p>
          </table:table-cell>
          <table:table-cell table:style-name="ce2" office:value-type="float" office:value="77391.24" calcext:value-type="float">
            <text:p>77 391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676:.C676])" office:value-type="float" office:value="119391.24" calcext:value-type="float">
            <text:p>119 39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095.8" calcext:value-type="float">
            <text:p>154 096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677:.C677])" office:value-type="float" office:value="154095.8" calcext:value-type="float">
            <text:p>154 0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57350.64" calcext:value-type="float">
            <text:p>-57 351</text:p>
          </table:table-cell>
          <table:table-cell table:style-name="ce2" office:value-type="float" office:value="649136.63" calcext:value-type="float">
            <text:p>649 137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678:.C678])" office:value-type="float" office:value="591785.99" calcext:value-type="float">
            <text:p>591 7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00" calcext:value-type="float">
            <text:p>-3 000</text:p>
          </table:table-cell>
          <table:table-cell table:style-name="ce2" office:value-type="float" office:value="-49901.97" calcext:value-type="float">
            <text:p>-49 902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679:.C679])" office:value-type="float" office:value="-52901.97" calcext:value-type="float">
            <text:p>-52 90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02591.89" calcext:value-type="float">
            <text:p>-802 592</text:p>
          </table:table-cell>
          <table:table-cell table:style-name="ce2" office:value-type="float" office:value="-2884928.74" calcext:value-type="float">
            <text:p>-2 884 929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680:.C680])" office:value-type="float" office:value="-3687520.63" calcext:value-type="float">
            <text:p>-3 687 521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4000" calcext:value-type="float">
            <text:p>-114 000</text:p>
          </table:table-cell>
          <table:table-cell table:style-name="ce2" office:value-type="float" office:value="-294349.58" calcext:value-type="float">
            <text:p>-294 350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681:.C681])" office:value-type="float" office:value="-408349.58" calcext:value-type="float">
            <text:p>-408 3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0000" calcext:value-type="float">
            <text:p>180 000</text:p>
          </table:table-cell>
          <table:table-cell table:style-name="ce2" office:value-type="float" office:value="624800" calcext:value-type="float">
            <text:p>624 800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INDEMNITÉ REPRÉSENTATIVE DE LOGEMENT</text:p>
          </table:table-cell>
          <table:table-cell table:style-name="ce2" table:formula="of:=SUM([.B682:.C682])" office:value-type="float" office:value="804800" calcext:value-type="float">
            <text:p>804 800</text:p>
          </table:table-cell>
          <table:table-cell table:style-name="Default" office:value-type="string" calcext:value-type="string">
            <text:p>payrol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203196.04" calcext:value-type="float">
            <text:p>-9 203 196</text:p>
          </table:table-cell>
          <table:table-cell table:style-name="ce2" office:value-type="float" office:value="-3219415.81" calcext:value-type="float">
            <text:p>-3 219 416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683:.C683])" office:value-type="float" office:value="-12422611.85" calcext:value-type="float">
            <text:p>-12 422 61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7057.42" calcext:value-type="float">
            <text:p>-147 057</text:p>
          </table:table-cell>
          <table:table-cell table:style-name="ce2" office:value-type="float" office:value="-55881.82" calcext:value-type="float">
            <text:p>-55 882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684:.C684])" office:value-type="float" office:value="-202939.24" calcext:value-type="float">
            <text:p>-202 93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74723.4" calcext:value-type="float">
            <text:p>-174 723</text:p>
          </table:table-cell>
          <table:table-cell table:style-name="ce2" office:value-type="float" office:value="-1146963.28" calcext:value-type="float">
            <text:p>-1 146 963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685:.C685])" office:value-type="float" office:value="-1321686.68" calcext:value-type="float">
            <text:p>-1 321 687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430.24" calcext:value-type="float">
            <text:p>-4 430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686:.C686])" office:value-type="float" office:value="-4430.24" calcext:value-type="float">
            <text:p>-4 43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6.54" calcext:value-type="float">
            <text:p>2 017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687:.C687])" office:value-type="float" office:value="2016.54" calcext:value-type="float">
            <text:p>2 01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6700" calcext:value-type="float">
            <text:p>56 700</text:p>
          </table:table-cell>
          <table:table-cell table:style-name="ce2" office:value-type="float" office:value="72608.5" calcext:value-type="float">
            <text:p>72 609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688:.C688])" office:value-type="float" office:value="129308.5" calcext:value-type="float">
            <text:p>129 30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4032.55" calcext:value-type="float">
            <text:p>-404 033</text:p>
          </table:table-cell>
          <table:table-cell table:style-name="ce2" office:value-type="float" office:value="-1998595.28" calcext:value-type="float">
            <text:p>-1 998 595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689:.C689])" office:value-type="float" office:value="-2402627.83" calcext:value-type="float">
            <text:p>-2 402 62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395.84" calcext:value-type="float">
            <text:p>-11 396</text:p>
          </table:table-cell>
          <table:table-cell table:style-name="ce2" office:value-type="float" office:value="-16635.92" calcext:value-type="float">
            <text:p>-16 636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690:.C690])" office:value-type="float" office:value="-28031.76" calcext:value-type="float">
            <text:p>-28 032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10550.03" calcext:value-type="float">
            <text:p>2 410 550</text:p>
          </table:table-cell>
          <table:table-cell table:style-name="ce2" office:value-type="float" office:value="2906875.22" calcext:value-type="float">
            <text:p>2 906 875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691:.C691])" office:value-type="float" office:value="5317425.25" calcext:value-type="float">
            <text:p>5 317 4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180.37" calcext:value-type="float">
            <text:p>-6 18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692:.C692])" office:value-type="float" office:value="-6180.37" calcext:value-type="float">
            <text:p>-6 18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42648.39" calcext:value-type="float">
            <text:p>-942 648</text:p>
          </table:table-cell>
          <table:table-cell table:style-name="ce2" office:value-type="float" office:value="-2355522.9" calcext:value-type="float">
            <text:p>-2 355 523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693:.C693])" office:value-type="float" office:value="-3298171.29" calcext:value-type="float">
            <text:p>-3 298 17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87478.45" calcext:value-type="float">
            <text:p>487 478</text:p>
          </table:table-cell>
          <table:table-cell table:style-name="ce2" office:value-type="float" office:value="247034.61" calcext:value-type="float">
            <text:p>247 035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694:.C694])" office:value-type="float" office:value="734513.06" calcext:value-type="float">
            <text:p>734 513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84.22" calcext:value-type="float">
            <text:p>80 084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695:.C695])" office:value-type="float" office:value="80084.22" calcext:value-type="float">
            <text:p>80 08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06453.24" calcext:value-type="float">
            <text:p>2 406 453</text:p>
          </table:table-cell>
          <table:table-cell table:style-name="ce2" office:value-type="float" office:value="3907645.39" calcext:value-type="float">
            <text:p>3 907 645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696:.C696])" office:value-type="float" office:value="6314098.63" calcext:value-type="float">
            <text:p>6 314 09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115690.15" calcext:value-type="float">
            <text:p>3 115 690</text:p>
          </table:table-cell>
          <table:table-cell table:style-name="ce2" office:value-type="float" office:value="4869224.33" calcext:value-type="float">
            <text:p>4 869 224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697:.C697])" office:value-type="float" office:value="7984914.48" calcext:value-type="float">
            <text:p>7 984 91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00" calcext:value-type="float">
            <text:p>3 000</text:p>
          </table:table-cell>
          <table:table-cell table:style-name="ce2" office:value-type="float" office:value="-14676409.82" calcext:value-type="float">
            <text:p>-14 676 410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698:.C698])" office:value-type="float" office:value="-14673409.82" calcext:value-type="float">
            <text:p>-14 673 41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91471.25" calcext:value-type="float">
            <text:p>-1 291 471</text:p>
          </table:table-cell>
          <table:table-cell table:style-name="ce2" office:value-type="float" office:value="-1288225.87" calcext:value-type="float">
            <text:p>-1 288 226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699:.C699])" office:value-type="float" office:value="-2579697.12" calcext:value-type="float">
            <text:p>-2 579 69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70946.41" calcext:value-type="float">
            <text:p>270 946</text:p>
          </table:table-cell>
          <table:table-cell table:style-name="ce2" office:value-type="float" office:value="-957755.78" calcext:value-type="float">
            <text:p>-957 756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700:.C700])" office:value-type="float" office:value="-686809.37" calcext:value-type="float">
            <text:p>-686 80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78234.37" calcext:value-type="float">
            <text:p>-678 234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701:.C701])" office:value-type="float" office:value="-678234.37" calcext:value-type="float">
            <text:p>-678 23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5300" calcext:value-type="float">
            <text:p>-35 300</text:p>
          </table:table-cell>
          <table:table-cell table:style-name="ce2" office:value-type="float" office:value="-18040" calcext:value-type="float">
            <text:p>-18 040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702:.C702])" office:value-type="float" office:value="-53340" calcext:value-type="float">
            <text:p>-53 34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4124726.55" calcext:value-type="float">
            <text:p>144 124 727</text:p>
          </table:table-cell>
          <table:table-cell table:style-name="ce2" office:value-type="float" office:value="346043162.41" calcext:value-type="float">
            <text:p>346 043 162</text:p>
          </table:table-cell>
          <table:table-cell table:style-name="ce4" office:value-type="date" office:date-value="2023-03-01" calcext:value-type="date">
            <text:p>01/03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703:.C703])" office:value-type="float" office:value="490167888.96" calcext:value-type="float">
            <text:p>490 167 8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00.9" calcext:value-type="float">
            <text:p>-501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704:.C704])" office:value-type="float" office:value="-500.9" calcext:value-type="float">
            <text:p>-50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861429.75" calcext:value-type="float">
            <text:p>-3 861 430</text:p>
          </table:table-cell>
          <table:table-cell table:style-name="ce2" office:value-type="float" office:value="-1547295.46" calcext:value-type="float">
            <text:p>-1 547 295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705:.C705])" office:value-type="float" office:value="-5408725.21" calcext:value-type="float">
            <text:p>-5 408 72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7700" calcext:value-type="float">
            <text:p>47 700</text:p>
          </table:table-cell>
          <table:table-cell table:style-name="ce2" office:value-type="float" office:value="105004" calcext:value-type="float">
            <text:p>105 004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706:.C706])" office:value-type="float" office:value="152704" calcext:value-type="float">
            <text:p>152 70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5011988.69" calcext:value-type="float">
            <text:p>295 011 989</text:p>
          </table:table-cell>
          <table:table-cell table:style-name="ce2" office:value-type="float" office:value="603910873.1" calcext:value-type="float">
            <text:p>603 910 873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707:.C707])" office:value-type="float" office:value="898922861.79" calcext:value-type="float">
            <text:p>898 922 86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76844.97" calcext:value-type="float">
            <text:p>-276 845</text:p>
          </table:table-cell>
          <table:table-cell table:style-name="ce2" office:value-type="float" office:value="-911169.01" calcext:value-type="float">
            <text:p>-911 16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708:.C708])" office:value-type="float" office:value="-1188013.98" calcext:value-type="float">
            <text:p>-1 188 01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-41994.68" calcext:value-type="float">
            <text:p>-41 995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709:.C709])" office:value-type="float" office:value="-42894.68" calcext:value-type="float">
            <text:p>-42 895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2465.49" calcext:value-type="float">
            <text:p>-162 465</text:p>
          </table:table-cell>
          <table:table-cell table:style-name="ce2" office:value-type="float" office:value="-780590.84" calcext:value-type="float">
            <text:p>-780 591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710:.C710])" office:value-type="float" office:value="-943056.33" calcext:value-type="float">
            <text:p>-943 056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02600" calcext:value-type="float">
            <text:p>-102 600</text:p>
          </table:table-cell>
          <table:table-cell table:style-name="ce2" office:value-type="float" office:value="-180518.41" calcext:value-type="float">
            <text:p>-180 518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711:.C711])" office:value-type="float" office:value="-283118.41" calcext:value-type="float">
            <text:p>-283 11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746028.78" calcext:value-type="float">
            <text:p>-6 746 029</text:p>
          </table:table-cell>
          <table:table-cell table:style-name="ce2" office:value-type="float" office:value="-1876286.32" calcext:value-type="float">
            <text:p>-1 876 286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712:.C712])" office:value-type="float" office:value="-8622315.1" calcext:value-type="float">
            <text:p>-8 622 31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64090.4" calcext:value-type="float">
            <text:p>-464 090</text:p>
          </table:table-cell>
          <table:table-cell table:style-name="ce2" office:value-type="float" office:value="-74510.78" calcext:value-type="float">
            <text:p>-74 511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713:.C713])" office:value-type="float" office:value="-538601.18" calcext:value-type="float">
            <text:p>-538 60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17201.86" calcext:value-type="float">
            <text:p>417 202</text:p>
          </table:table-cell>
          <table:table-cell table:style-name="ce2" office:value-type="float" office:value="509498.54" calcext:value-type="float">
            <text:p>509 49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714:.C714])" office:value-type="float" office:value="926700.4" calcext:value-type="float">
            <text:p>926 70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87.96" calcext:value-type="float">
            <text:p>-88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715:.C715])" office:value-type="float" office:value="-87.96" calcext:value-type="float">
            <text:p>-8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10340" calcext:value-type="float">
            <text:p>1 910 340</text:p>
          </table:table-cell>
          <table:table-cell table:style-name="ce2" office:value-type="float" office:value="1472570.23" calcext:value-type="float">
            <text:p>1 472 570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716:.C716])" office:value-type="float" office:value="3382910.23" calcext:value-type="float">
            <text:p>3 382 91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78353.47" calcext:value-type="float">
            <text:p>-378 353</text:p>
          </table:table-cell>
          <table:table-cell table:style-name="ce2" office:value-type="float" office:value="-1487319.24" calcext:value-type="float">
            <text:p>-1 487 31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717:.C717])" office:value-type="float" office:value="-1865672.71" calcext:value-type="float">
            <text:p>-1 865 67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16486.53" calcext:value-type="float">
            <text:p>216 487</text:p>
          </table:table-cell>
          <table:table-cell table:style-name="ce2" office:value-type="float" office:value="411769.18" calcext:value-type="float">
            <text:p>411 76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718:.C718])" office:value-type="float" office:value="628255.71" calcext:value-type="float">
            <text:p>628 25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262599.99" calcext:value-type="float">
            <text:p>2 262 600</text:p>
          </table:table-cell>
          <table:table-cell table:style-name="ce2" office:value-type="float" office:value="2895009.84" calcext:value-type="float">
            <text:p>2 895 010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719:.C719])" office:value-type="float" office:value="5157609.83" calcext:value-type="float">
            <text:p>5 157 61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89935.57" calcext:value-type="float">
            <text:p>-189 936</text:p>
          </table:table-cell>
          <table:table-cell table:style-name="ce2" office:value-type="float" office:value="73170.67" calcext:value-type="float">
            <text:p>73 171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720:.C720])" office:value-type="float" office:value="-116764.9" calcext:value-type="float">
            <text:p>-116 76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48265.87" calcext:value-type="float">
            <text:p>948 266</text:p>
          </table:table-cell>
          <table:table-cell table:style-name="ce2" office:value-type="float" office:value="2345718.9" calcext:value-type="float">
            <text:p>2 345 71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721:.C721])" office:value-type="float" office:value="3293984.77" calcext:value-type="float">
            <text:p>3 293 98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70933.72" calcext:value-type="float">
            <text:p>1 270 934</text:p>
          </table:table-cell>
          <table:table-cell table:style-name="ce2" office:value-type="float" office:value="2445968.71" calcext:value-type="float">
            <text:p>2 445 96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722:.C722])" office:value-type="float" office:value="3716902.43" calcext:value-type="float">
            <text:p>3 716 9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3363505.4" calcext:value-type="float">
            <text:p>-13 363 505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723:.C723])" office:value-type="float" office:value="-13363505.4" calcext:value-type="float">
            <text:p>-13 363 50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60476.71" calcext:value-type="float">
            <text:p>-660 477</text:p>
          </table:table-cell>
          <table:table-cell table:style-name="ce2" office:value-type="float" office:value="-742660.04" calcext:value-type="float">
            <text:p>-742 660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724:.C724])" office:value-type="float" office:value="-1403136.75" calcext:value-type="float">
            <text:p>-1 403 1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8786.99" calcext:value-type="float">
            <text:p>68 787</text:p>
          </table:table-cell>
          <table:table-cell table:style-name="ce2" office:value-type="float" office:value="196533.07" calcext:value-type="float">
            <text:p>196 533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725:.C725])" office:value-type="float" office:value="265320.06" calcext:value-type="float">
            <text:p>265 32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8496.78" calcext:value-type="float">
            <text:p>-108 497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726:.C726])" office:value-type="float" office:value="-108496.78" calcext:value-type="float">
            <text:p>-108 497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18.52" calcext:value-type="float">
            <text:p>-819</text:p>
          </table:table-cell>
          <table:table-cell table:style-name="ce2" office:value-type="float" office:value="818.54" calcext:value-type="float">
            <text:p>819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727:.C727])" office:value-type="float" office:value="0.0199999999999818" calcext:value-type="float">
            <text:p>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525255.89" calcext:value-type="float">
            <text:p>72 525 256</text:p>
          </table:table-cell>
          <table:table-cell table:style-name="ce2" office:value-type="float" office:value="169379013.04" calcext:value-type="float">
            <text:p>169 379 013</text:p>
          </table:table-cell>
          <table:table-cell table:style-name="ce4" office:value-type="date" office:date-value="2023-04-01" calcext:value-type="date">
            <text:p>01/04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728:.C728])" office:value-type="float" office:value="241904268.93" calcext:value-type="float">
            <text:p>241 904 26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206.51" calcext:value-type="float">
            <text:p>-10 207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729:.C729])" office:value-type="float" office:value="-10206.51" calcext:value-type="float">
            <text:p>-10 20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293465.41" calcext:value-type="float">
            <text:p>-2 293 465</text:p>
          </table:table-cell>
          <table:table-cell table:style-name="ce2" office:value-type="float" office:value="-1365467.37" calcext:value-type="float">
            <text:p>-1 365 467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730:.C730])" office:value-type="float" office:value="-3658932.78" calcext:value-type="float">
            <text:p>-3 658 933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400" calcext:value-type="float">
            <text:p>18 400</text:p>
          </table:table-cell>
          <table:table-cell table:style-name="ce2" office:value-type="float" office:value="57676" calcext:value-type="float">
            <text:p>57 67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731:.C731])" office:value-type="float" office:value="76076" calcext:value-type="float">
            <text:p>76 076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7682241.82" calcext:value-type="float">
            <text:p>147 682 242</text:p>
          </table:table-cell>
          <table:table-cell table:style-name="ce2" office:value-type="float" office:value="489906845.94" calcext:value-type="float">
            <text:p>489 906 84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732:.C732])" office:value-type="float" office:value="637589087.76" calcext:value-type="float">
            <text:p>637 589 08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09853.4" calcext:value-type="float">
            <text:p>-809 853</text:p>
          </table:table-cell>
          <table:table-cell table:style-name="ce2" office:value-type="float" office:value="-2462985.89" calcext:value-type="float">
            <text:p>-2 462 98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733:.C733])" office:value-type="float" office:value="-3272839.29" calcext:value-type="float">
            <text:p>-3 272 83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00" calcext:value-type="float">
            <text:p>-4 000</text:p>
          </table:table-cell>
          <table:table-cell table:style-name="ce2" office:value-type="float" office:value="-66020.92" calcext:value-type="float">
            <text:p>-66 021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734:.C734])" office:value-type="float" office:value="-70020.92" calcext:value-type="float">
            <text:p>-70 021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3066.04" calcext:value-type="float">
            <text:p>-693 066</text:p>
          </table:table-cell>
          <table:table-cell table:style-name="ce2" office:value-type="float" office:value="-2443803.83" calcext:value-type="float">
            <text:p>-2 443 804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735:.C735])" office:value-type="float" office:value="-3136869.87" calcext:value-type="float">
            <text:p>-3 136 870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25600" calcext:value-type="float">
            <text:p>-125 600</text:p>
          </table:table-cell>
          <table:table-cell table:style-name="ce2" office:value-type="float" office:value="-353423.95" calcext:value-type="float">
            <text:p>-353 424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736:.C736])" office:value-type="float" office:value="-479023.95" calcext:value-type="float">
            <text:p>-479 02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000" calcext:value-type="float">
            <text:p>72 000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INDEMNITÉ REPRÉSENTATIVE DE LOGEMENT</text:p>
          </table:table-cell>
          <table:table-cell table:style-name="ce2" table:formula="of:=SUM([.B737:.C737])" office:value-type="float" office:value="72000" calcext:value-type="float">
            <text:p>72 000</text:p>
          </table:table-cell>
          <table:table-cell table:style-name="Default" office:value-type="string" calcext:value-type="string">
            <text:p>payrol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420112.59" calcext:value-type="float">
            <text:p>-3 420 113</text:p>
          </table:table-cell>
          <table:table-cell table:style-name="ce2" office:value-type="float" office:value="-1272165.75" calcext:value-type="float">
            <text:p>-1 272 16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738:.C738])" office:value-type="float" office:value="-4692278.34" calcext:value-type="float">
            <text:p>-4 692 27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98803.89" calcext:value-type="float">
            <text:p>-698 804</text:p>
          </table:table-cell>
          <table:table-cell table:style-name="ce2" office:value-type="float" office:value="-346530.66" calcext:value-type="float">
            <text:p>-346 531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DT</text:p>
          </table:table-cell>
          <table:table-cell table:style-name="ce5" office:value-type="string" calcext:value-type="string">
            <text:p>DÉTACHEMENT</text:p>
          </table:table-cell>
          <table:table-cell table:style-name="ce2" table:formula="of:=SUM([.B739:.C739])" office:value-type="float" office:value="-1045334.55" calcext:value-type="float">
            <text:p>-1 045 33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465179.23" calcext:value-type="float">
            <text:p>3 465 179</text:p>
          </table:table-cell>
          <table:table-cell table:style-name="ce2" office:value-type="float" office:value="3901261.17" calcext:value-type="float">
            <text:p>3 901 261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740:.C740])" office:value-type="float" office:value="7366440.4" calcext:value-type="float">
            <text:p>7 366 44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3251.04" calcext:value-type="float">
            <text:p>-33 251</text:p>
          </table:table-cell>
          <table:table-cell table:style-name="ce2" office:value-type="float" office:value="66364.14" calcext:value-type="float">
            <text:p>66 364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741:.C741])" office:value-type="float" office:value="33113.1" calcext:value-type="float">
            <text:p>33 11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16520" calcext:value-type="float">
            <text:p>216 520</text:p>
          </table:table-cell>
          <table:table-cell table:style-name="ce2" office:value-type="float" office:value="327483.64" calcext:value-type="float">
            <text:p>327 484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742:.C742])" office:value-type="float" office:value="544003.64" calcext:value-type="float">
            <text:p>544 004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48139" calcext:value-type="float">
            <text:p>-448 139</text:p>
          </table:table-cell>
          <table:table-cell table:style-name="ce2" office:value-type="float" office:value="-1906949.6" calcext:value-type="float">
            <text:p>-1 906 950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743:.C743])" office:value-type="float" office:value="-2355088.6" calcext:value-type="float">
            <text:p>-2 355 089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185.7" calcext:value-type="float">
            <text:p>-3 18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MT</text:p>
          </table:table-cell>
          <table:table-cell table:style-name="ce5" office:value-type="string" calcext:value-type="string">
            <text:p>MAINTIEN</text:p>
          </table:table-cell>
          <table:table-cell table:style-name="ce2" table:formula="of:=SUM([.B744:.C744])" office:value-type="float" office:value="-3185.7" calcext:value-type="float">
            <text:p>-3 1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3466.12" calcext:value-type="float">
            <text:p>-83 466</text:p>
          </table:table-cell>
          <table:table-cell table:style-name="ce2" office:value-type="float" office:value="-2687608.46" calcext:value-type="float">
            <text:p>-2 687 608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745:.C745])" office:value-type="float" office:value="-2771074.58" calcext:value-type="float">
            <text:p>-2 771 075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52300.03" calcext:value-type="float">
            <text:p>1 452 300</text:p>
          </table:table-cell>
          <table:table-cell table:style-name="ce2" office:value-type="float" office:value="2055385.52" calcext:value-type="float">
            <text:p>2 055 38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746:.C746])" office:value-type="float" office:value="3507685.55" calcext:value-type="float">
            <text:p>3 507 68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51118.58" calcext:value-type="float">
            <text:p>-1 451 119</text:p>
          </table:table-cell>
          <table:table-cell table:style-name="ce2" office:value-type="float" office:value="119787.4" calcext:value-type="float">
            <text:p>119 787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747:.C747])" office:value-type="float" office:value="-1331331.18" calcext:value-type="float">
            <text:p>-1 331 33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3617.89" calcext:value-type="float">
            <text:p>73 618</text:p>
          </table:table-cell>
          <table:table-cell table:style-name="ce2" office:value-type="float" office:value="73311.15" calcext:value-type="float">
            <text:p>73 311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748:.C748])" office:value-type="float" office:value="146929.04" calcext:value-type="float">
            <text:p>146 92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726.38" calcext:value-type="float">
            <text:p>23 72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749:.C749])" office:value-type="float" office:value="23726.38" calcext:value-type="float">
            <text:p>23 7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89894.12" calcext:value-type="float">
            <text:p>1 489 894</text:p>
          </table:table-cell>
          <table:table-cell table:style-name="ce2" office:value-type="float" office:value="1817525.45" calcext:value-type="float">
            <text:p>1 817 525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750:.C750])" office:value-type="float" office:value="3307419.57" calcext:value-type="float">
            <text:p>3 307 42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309351.65" calcext:value-type="float">
            <text:p>2 309 352</text:p>
          </table:table-cell>
          <table:table-cell table:style-name="ce2" office:value-type="float" office:value="4842401.35" calcext:value-type="float">
            <text:p>4 842 401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751:.C751])" office:value-type="float" office:value="7151753" calcext:value-type="float">
            <text:p>7 151 75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00" calcext:value-type="float">
            <text:p>2 400</text:p>
          </table:table-cell>
          <table:table-cell table:style-name="ce2" office:value-type="float" office:value="-3187124.75" calcext:value-type="float">
            <text:p>-3 187 125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752:.C752])" office:value-type="float" office:value="-3184724.75" calcext:value-type="float">
            <text:p>-3 184 72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90317.29" calcext:value-type="float">
            <text:p>-990 317</text:p>
          </table:table-cell>
          <table:table-cell table:style-name="ce2" office:value-type="float" office:value="-1444709.03" calcext:value-type="float">
            <text:p>-1 444 709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753:.C753])" office:value-type="float" office:value="-2435026.32" calcext:value-type="float">
            <text:p>-2 435 02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26253.9" calcext:value-type="float">
            <text:p>-426 254</text:p>
          </table:table-cell>
          <table:table-cell table:style-name="ce2" office:value-type="float" office:value="-560231.16" calcext:value-type="float">
            <text:p>-560 231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754:.C754])" office:value-type="float" office:value="-986485.06" calcext:value-type="float">
            <text:p>-986 48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10838.21" calcext:value-type="float">
            <text:p>-510 838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755:.C755])" office:value-type="float" office:value="-510838.21" calcext:value-type="float">
            <text:p>-510 83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562.66" calcext:value-type="float">
            <text:p>6 563</text:p>
          </table:table-cell>
          <table:table-cell table:style-name="ce2" office:value-type="float" office:value="27375.68" calcext:value-type="float">
            <text:p>27 376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756:.C756])" office:value-type="float" office:value="33938.34" calcext:value-type="float">
            <text:p>33 93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4359071.31" calcext:value-type="float">
            <text:p>24 359 071</text:p>
          </table:table-cell>
          <table:table-cell table:style-name="ce2" office:value-type="float" office:value="67562268.27" calcext:value-type="float">
            <text:p>67 562 268</text:p>
          </table:table-cell>
          <table:table-cell table:style-name="ce4" office:value-type="date" office:date-value="2023-05-01" calcext:value-type="date">
            <text:p>01/05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757:.C757])" office:value-type="float" office:value="91921339.58" calcext:value-type="float">
            <text:p>91 921 34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100" calcext:value-type="float">
            <text:p>-2 100</text:p>
          </table:table-cell>
          <table:table-cell table:style-name="ce2" office:value-type="float" office:value="-37258.3" calcext:value-type="float">
            <text:p>-37 258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758:.C758])" office:value-type="float" office:value="-39358.3" calcext:value-type="float">
            <text:p>-39 358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64506.88" calcext:value-type="float">
            <text:p>-464 507</text:p>
          </table:table-cell>
          <table:table-cell table:style-name="ce2" office:value-type="float" office:value="-527082.12" calcext:value-type="float">
            <text:p>-527 082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759:.C759])" office:value-type="float" office:value="-991589" calcext:value-type="float">
            <text:p>-991 589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800" calcext:value-type="float">
            <text:p>2 800</text:p>
          </table:table-cell>
          <table:table-cell table:style-name="ce2" office:value-type="float" office:value="37341.68" calcext:value-type="float">
            <text:p>37 342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760:.C760])" office:value-type="float" office:value="40141.68" calcext:value-type="float">
            <text:p>40 142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574746.82" calcext:value-type="float">
            <text:p>9 574 747</text:p>
          </table:table-cell>
          <table:table-cell table:style-name="ce2" office:value-type="float" office:value="-72487797.76" calcext:value-type="float">
            <text:p>-72 487 798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761:.C761])" office:value-type="float" office:value="-62913050.94" calcext:value-type="float">
            <text:p>-62 913 05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14684.48" calcext:value-type="float">
            <text:p>-614 684</text:p>
          </table:table-cell>
          <table:table-cell table:style-name="ce2" office:value-type="float" office:value="-3638331.08" calcext:value-type="float">
            <text:p>-3 638 331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762:.C762])" office:value-type="float" office:value="-4253015.56" calcext:value-type="float">
            <text:p>-4 253 01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800" calcext:value-type="float">
            <text:p>-2 800</text:p>
          </table:table-cell>
          <table:table-cell table:style-name="ce2" office:value-type="float" office:value="-46880" calcext:value-type="float">
            <text:p>-46 88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763:.C763])" office:value-type="float" office:value="-49680" calcext:value-type="float">
            <text:p>-49 68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5311.79" calcext:value-type="float">
            <text:p>-405 312</text:p>
          </table:table-cell>
          <table:table-cell table:style-name="ce2" office:value-type="float" office:value="-2219919.58" calcext:value-type="float">
            <text:p>-2 219 92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764:.C764])" office:value-type="float" office:value="-2625231.37" calcext:value-type="float">
            <text:p>-2 625 231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80500" calcext:value-type="float">
            <text:p>-80 500</text:p>
          </table:table-cell>
          <table:table-cell table:style-name="ce2" office:value-type="float" office:value="-159656.33" calcext:value-type="float">
            <text:p>-159 656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765:.C765])" office:value-type="float" office:value="-240156.33" calcext:value-type="float">
            <text:p>-240 15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079113.18" calcext:value-type="float">
            <text:p>-4 079 113</text:p>
          </table:table-cell>
          <table:table-cell table:style-name="ce2" office:value-type="float" office:value="-1437020.68" calcext:value-type="float">
            <text:p>-1 437 021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766:.C766])" office:value-type="float" office:value="-5516133.86" calcext:value-type="float">
            <text:p>-5 516 1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78308.05" calcext:value-type="float">
            <text:p>1 478 308</text:p>
          </table:table-cell>
          <table:table-cell table:style-name="ce2" office:value-type="float" office:value="2589389.78" calcext:value-type="float">
            <text:p>2 589 39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767:.C767])" office:value-type="float" office:value="4067697.83" calcext:value-type="float">
            <text:p>4 067 698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27.2" calcext:value-type="float">
            <text:p>1 227</text:p>
          </table:table-cell>
          <table:table-cell table:style-name="ce2" office:value-type="float" office:value="13941.83" calcext:value-type="float">
            <text:p>13 942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768:.C768])" office:value-type="float" office:value="15169.03" calcext:value-type="float">
            <text:p>15 169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725060" calcext:value-type="float">
            <text:p>725 060</text:p>
          </table:table-cell>
          <table:table-cell table:style-name="ce2" office:value-type="float" office:value="2033060.02" calcext:value-type="float">
            <text:p>2 033 06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769:.C769])" office:value-type="float" office:value="2758120.02" calcext:value-type="float">
            <text:p>2 758 120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04357.53" calcext:value-type="float">
            <text:p>-304 358</text:p>
          </table:table-cell>
          <table:table-cell table:style-name="ce2" office:value-type="float" office:value="-641575.19" calcext:value-type="float">
            <text:p>-641 575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770:.C770])" office:value-type="float" office:value="-945932.72" calcext:value-type="float">
            <text:p>-945 93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552.4" calcext:value-type="float">
            <text:p>-4 552</text:p>
          </table:table-cell>
          <table:table-cell table:style-name="ce2" office:value-type="float" office:value="-12303.46" calcext:value-type="float">
            <text:p>-12 303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MISE À LA DISPOSITION</text:p>
          </table:table-cell>
          <table:table-cell table:style-name="ce2" table:formula="of:=SUM([.B771:.C771])" office:value-type="float" office:value="-16855.86" calcext:value-type="float">
            <text:p>-16 85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986524.4" calcext:value-type="float">
            <text:p>-1 986 524</text:p>
          </table:table-cell>
          <table:table-cell table:style-name="ce2" office:value-type="float" office:value="-6690211.35" calcext:value-type="float">
            <text:p>-6 690 211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772:.C772])" office:value-type="float" office:value="-8676735.75" calcext:value-type="float">
            <text:p>-8 676 73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285200.02" calcext:value-type="float">
            <text:p>1 285 200</text:p>
          </table:table-cell>
          <table:table-cell table:style-name="ce2" office:value-type="float" office:value="2213594.87" calcext:value-type="float">
            <text:p>2 213 595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773:.C773])" office:value-type="float" office:value="3498794.89" calcext:value-type="float">
            <text:p>3 498 79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1130.22" calcext:value-type="float">
            <text:p>61 130</text:p>
          </table:table-cell>
          <table:table-cell table:style-name="ce2" office:value-type="float" office:value="122260.44" calcext:value-type="float">
            <text:p>122 26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774:.C774])" office:value-type="float" office:value="183390.66" calcext:value-type="float">
            <text:p>183 391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45717.99" calcext:value-type="float">
            <text:p>-345 718</text:p>
          </table:table-cell>
          <table:table-cell table:style-name="ce2" office:value-type="float" office:value="71950.12" calcext:value-type="float">
            <text:p>71 95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775:.C775])" office:value-type="float" office:value="-273767.87" calcext:value-type="float">
            <text:p>-273 76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15529.16" calcext:value-type="float">
            <text:p>515 529</text:p>
          </table:table-cell>
          <table:table-cell table:style-name="ce2" office:value-type="float" office:value="686221.13" calcext:value-type="float">
            <text:p>686 221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776:.C776])" office:value-type="float" office:value="1201750.29" calcext:value-type="float">
            <text:p>1 201 750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058948.95" calcext:value-type="float">
            <text:p>2 058 949</text:p>
          </table:table-cell>
          <table:table-cell table:style-name="ce2" office:value-type="float" office:value="4798759.16" calcext:value-type="float">
            <text:p>4 798 759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777:.C777])" office:value-type="float" office:value="6857708.11" calcext:value-type="float">
            <text:p>6 857 70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99785.55" calcext:value-type="float">
            <text:p>-1 699 786</text:p>
          </table:table-cell>
          <table:table-cell table:style-name="ce2" office:value-type="float" office:value="-7751845.22" calcext:value-type="float">
            <text:p>-7 751 845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778:.C778])" office:value-type="float" office:value="-9451630.77" calcext:value-type="float">
            <text:p>-9 451 63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710391.14" calcext:value-type="float">
            <text:p>-710 391</text:p>
          </table:table-cell>
          <table:table-cell table:style-name="ce2" office:value-type="float" office:value="-2291940.98" calcext:value-type="float">
            <text:p>-2 291 941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779:.C779])" office:value-type="float" office:value="-3002332.12" calcext:value-type="float">
            <text:p>-3 002 33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1871.94" calcext:value-type="float">
            <text:p>-361 872</text:p>
          </table:table-cell>
          <table:table-cell table:style-name="ce2" office:value-type="float" office:value="-853692.29" calcext:value-type="float">
            <text:p>-853 692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780:.C780])" office:value-type="float" office:value="-1215564.23" calcext:value-type="float">
            <text:p>-1 215 56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69724.05" calcext:value-type="float">
            <text:p>-469 724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781:.C781])" office:value-type="float" office:value="-469724.05" calcext:value-type="float">
            <text:p>-469 724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6800" calcext:value-type="float">
            <text:p>-16 800</text:p>
          </table:table-cell>
          <table:table-cell table:style-name="ce2" office:value-type="float" office:value="-21100" calcext:value-type="float">
            <text:p>-21 100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782:.C782])" office:value-type="float" office:value="-37900" calcext:value-type="float">
            <text:p>-37 9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3179886.84" calcext:value-type="float">
            <text:p>33 179 887</text:p>
          </table:table-cell>
          <table:table-cell table:style-name="ce2" office:value-type="float" office:value="207478915.27" calcext:value-type="float">
            <text:p>207 478 915</text:p>
          </table:table-cell>
          <table:table-cell table:style-name="ce4" office:value-type="date" office:date-value="2023-06-01" calcext:value-type="date">
            <text:p>01/06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783:.C783])" office:value-type="float" office:value="240658802.11" calcext:value-type="float">
            <text:p>240 658 80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600" calcext:value-type="float">
            <text:p>-36 600</text:p>
          </table:table-cell>
          <table:table-cell table:style-name="ce2" office:value-type="float" office:value="-796666.65" calcext:value-type="float">
            <text:p>-796 66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NNULATION/MODIFICATION ACTE FAMILIAL (CONJOINT)</text:p>
          </table:table-cell>
          <table:table-cell table:style-name="ce2" table:formula="of:=SUM([.B784:.C784])" office:value-type="float" office:value="-833266.65" calcext:value-type="float">
            <text:p>-833 267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86353.88" calcext:value-type="float">
            <text:p>-986 354</text:p>
          </table:table-cell>
          <table:table-cell table:style-name="ce2" office:value-type="float" office:value="-516456.09" calcext:value-type="float">
            <text:p>-516 456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PRISE EN CHARGE</text:p>
          </table:table-cell>
          <table:table-cell table:style-name="ce2" table:formula="of:=SUM([.B785:.C785])" office:value-type="float" office:value="-1502809.97" calcext:value-type="float">
            <text:p>-1 502 81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800" calcext:value-type="float">
            <text:p>19 800</text:p>
          </table:table-cell>
          <table:table-cell table:style-name="ce2" office:value-type="float" office:value="127854" calcext:value-type="float">
            <text:p>127 854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LLOCATION FAMILIALE</text:p>
          </table:table-cell>
          <table:table-cell table:style-name="ce2" table:formula="of:=SUM([.B786:.C786])" office:value-type="float" office:value="147654" calcext:value-type="float">
            <text:p>147 654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240934.27" calcext:value-type="float">
            <text:p>8 240 934</text:p>
          </table:table-cell>
          <table:table-cell table:style-name="ce2" office:value-type="float" office:value="26386026.74" calcext:value-type="float">
            <text:p>26 386 02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CHANGEMENT DE GRADE OU INTÉGRATION </text:p>
          </table:table-cell>
          <table:table-cell table:style-name="ce2" table:formula="of:=SUM([.B787:.C787])" office:value-type="float" office:value="34626961.01" calcext:value-type="float">
            <text:p>34 626 96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41287.1" calcext:value-type="float">
            <text:p>-141 287</text:p>
          </table:table-cell>
          <table:table-cell table:style-name="ce2" office:value-type="float" office:value="-2414447.18" calcext:value-type="float">
            <text:p>-2 414 44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RÉVISION DE LA SITUATION ADMINISTRATIVE</text:p>
          </table:table-cell>
          <table:table-cell table:style-name="ce2" table:formula="of:=SUM([.B788:.C788])" office:value-type="float" office:value="-2555734.28" calcext:value-type="float">
            <text:p>-2 555 734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6000" calcext:value-type="float">
            <text:p>-6 000</text:p>
          </table:table-cell>
          <table:table-cell table:style-name="ce2" office:value-type="float" office:value="-36600" calcext:value-type="float">
            <text:p>-36 600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AP</text:p>
          </table:table-cell>
          <table:table-cell table:style-name="ce5" office:value-type="string" calcext:value-type="string">
            <text:p>ANNULATION/MODIFICATION ACTE FAMILIAL (ENFANT)</text:p>
          </table:table-cell>
          <table:table-cell table:style-name="ce2" table:formula="of:=SUM([.B789:.C789])" office:value-type="float" office:value="-42600" calcext:value-type="float">
            <text:p>-42 600</text:p>
          </table:table-cell>
          <table:table-cell table:style-name="Default" office:value-type="string" calcext:value-type="string">
            <text:p>family-related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12899.77" calcext:value-type="float">
            <text:p>-112 900</text:p>
          </table:table-cell>
          <table:table-cell table:style-name="ce2" office:value-type="float" office:value="-309739.91" calcext:value-type="float">
            <text:p>-309 740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ONGÉ</text:p>
          </table:table-cell>
          <table:table-cell table:style-name="ce2" table:formula="of:=SUM([.B790:.C790])" office:value-type="float" office:value="-422639.68" calcext:value-type="float">
            <text:p>-422 640</text:p>
          </table:table-cell>
          <table:table-cell table:style-name="Default" office:value-type="string" calcext:value-type="string">
            <text:p>medica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91200" calcext:value-type="float">
            <text:p>-91 200</text:p>
          </table:table-cell>
          <table:table-cell table:style-name="ce2" office:value-type="float" office:value="-358137.4" calcext:value-type="float">
            <text:p>-358 13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MOUVEMENT CONJOINT</text:p>
          </table:table-cell>
          <table:table-cell table:style-name="ce2" table:formula="of:=SUM([.B791:.C791])" office:value-type="float" office:value="-449337.4" calcext:value-type="float">
            <text:p>-449 33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0000" calcext:value-type="float">
            <text:p>60 000</text:p>
          </table:table-cell>
          <table:table-cell table:style-name="ce2" office:value-type="float" office:value="26000" calcext:value-type="float">
            <text:p>26 000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CL</text:p>
          </table:table-cell>
          <table:table-cell table:style-name="ce5" office:value-type="string" calcext:value-type="string">
            <text:p>INDEMNITÉ REPRÉSENTATIVE DE LOGEMENT</text:p>
          </table:table-cell>
          <table:table-cell table:style-name="ce2" table:formula="of:=SUM([.B792:.C792])" office:value-type="float" office:value="86000" calcext:value-type="float">
            <text:p>86 000</text:p>
          </table:table-cell>
          <table:table-cell table:style-name="Default" office:value-type="string" calcext:value-type="string">
            <text:p>payroll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380425.92" calcext:value-type="float">
            <text:p>-2 380 426</text:p>
          </table:table-cell>
          <table:table-cell table:style-name="ce2" office:value-type="float" office:value="-935388.7" calcext:value-type="float">
            <text:p>-935 389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SSATION DE PAIEMENT</text:p>
          </table:table-cell>
          <table:table-cell table:style-name="ce2" table:formula="of:=SUM([.B793:.C793])" office:value-type="float" office:value="-3315814.62" calcext:value-type="float">
            <text:p>-3 315 81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942948.31" calcext:value-type="float">
            <text:p>1 942 948</text:p>
          </table:table-cell>
          <table:table-cell table:style-name="ce2" office:value-type="float" office:value="2573126.51" calcext:value-type="float">
            <text:p>2 573 12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FC</text:p>
          </table:table-cell>
          <table:table-cell table:style-name="ce5" office:value-type="string" calcext:value-type="string">
            <text:p>NOMINATION/FIN NOMINATION FONCTION OU EMPLOI SUPÉRIEUR</text:p>
          </table:table-cell>
          <table:table-cell table:style-name="ce2" table:formula="of:=SUM([.B794:.C794])" office:value-type="float" office:value="4516074.82" calcext:value-type="float">
            <text:p>4 516 075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35.74" calcext:value-type="float">
            <text:p>-136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FL</text:p>
          </table:table-cell>
          <table:table-cell table:style-name="ce5" office:value-type="string" calcext:value-type="string">
            <text:p>LOCATIONS DE LOGEMENT</text:p>
          </table:table-cell>
          <table:table-cell table:style-name="ce2" table:formula="of:=SUM([.B795:.C795])" office:value-type="float" office:value="-135.74" calcext:value-type="float">
            <text:p>-136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8452.85" calcext:value-type="float">
            <text:p>18 453</text:p>
          </table:table-cell>
          <table:table-cell table:style-name="ce2" office:value-type="float" office:value="96278.2" calcext:value-type="float">
            <text:p>96 278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IN DE POSITION</text:p>
          </table:table-cell>
          <table:table-cell table:style-name="ce2" table:formula="of:=SUM([.B796:.C796])" office:value-type="float" office:value="114731.05" calcext:value-type="float">
            <text:p>114 73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53250" calcext:value-type="float">
            <text:p>653 250</text:p>
          </table:table-cell>
          <table:table-cell table:style-name="ce2" office:value-type="float" office:value="1253152.28" calcext:value-type="float">
            <text:p>1 253 152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IN</text:p>
          </table:table-cell>
          <table:table-cell table:style-name="ce5" office:value-type="string" calcext:value-type="string">
            <text:p>INDEMNITÉS</text:p>
          </table:table-cell>
          <table:table-cell table:style-name="ce2" table:formula="of:=SUM([.B797:.C797])" office:value-type="float" office:value="1906402.28" calcext:value-type="float">
            <text:p>1 906 40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5592.77" calcext:value-type="float">
            <text:p>-45 593</text:p>
          </table:table-cell>
          <table:table-cell table:style-name="ce2" office:value-type="float" office:value="-34954.46" calcext:value-type="float">
            <text:p>-34 954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MD</text:p>
          </table:table-cell>
          <table:table-cell table:style-name="ce5" office:value-type="string" calcext:value-type="string">
            <text:p>MISE EN DISPONIBILITÉ</text:p>
          </table:table-cell>
          <table:table-cell table:style-name="ce2" table:formula="of:=SUM([.B798:.C798])" office:value-type="float" office:value="-80547.23" calcext:value-type="float">
            <text:p>-80 54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2566236.37" calcext:value-type="float">
            <text:p>-2 566 236</text:p>
          </table:table-cell>
          <table:table-cell table:style-name="ce2" office:value-type="float" office:value="-7453271.33" calcext:value-type="float">
            <text:p>-7 453 271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MUTATION</text:p>
          </table:table-cell>
          <table:table-cell table:style-name="ce2" table:formula="of:=SUM([.B799:.C799])" office:value-type="float" office:value="-10019507.7" calcext:value-type="float">
            <text:p>-10 019 508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461449.98" calcext:value-type="float">
            <text:p>1 461 450</text:p>
          </table:table-cell>
          <table:table-cell table:style-name="ce2" office:value-type="float" office:value="3326626.56" calcext:value-type="float">
            <text:p>3 326 62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PEC OU PERSONNE À CHARGE</text:p>
          </table:table-cell>
          <table:table-cell table:style-name="ce2" table:formula="of:=SUM([.B800:.C800])" office:value-type="float" office:value="4788076.54" calcext:value-type="float">
            <text:p>4 788 07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3600" calcext:value-type="float">
            <text:p>-3 60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PL</text:p>
          </table:table-cell>
          <table:table-cell table:style-name="ce5" office:value-type="string" calcext:value-type="string">
            <text:p>PROLONGATION ÂGE RETRAITE</text:p>
          </table:table-cell>
          <table:table-cell table:style-name="ce2" table:formula="of:=SUM([.B801:.C801])" office:value-type="float" office:value="-3600" calcext:value-type="float">
            <text:p>-3 600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1558000.31" calcext:value-type="float">
            <text:p>-1 558 000</text:p>
          </table:table-cell>
          <table:table-cell table:style-name="ce2" office:value-type="float" office:value="-922157.36" calcext:value-type="float">
            <text:p>-922 15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RADIATION</text:p>
          </table:table-cell>
          <table:table-cell table:style-name="ce2" table:formula="of:=SUM([.B802:.C802])" office:value-type="float" office:value="-2480157.67" calcext:value-type="float">
            <text:p>-2 480 158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9468785.42" calcext:value-type="float">
            <text:p>9 468 785</text:p>
          </table:table-cell>
          <table:table-cell table:style-name="ce2" office:value-type="float" office:value="819517.07" calcext:value-type="float">
            <text:p>819 517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RECRUTEMENT</text:p>
          </table:table-cell>
          <table:table-cell table:style-name="ce2" table:formula="of:=SUM([.B803:.C803])" office:value-type="float" office:value="10288302.49" calcext:value-type="float">
            <text:p>10 288 302</text:p>
          </table:table-cell>
          <table:table-cell table:style-name="Default" office:value-type="string" calcext:value-type="string">
            <text:p>employment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6031.61" calcext:value-type="float">
            <text:p>46 032</text:p>
          </table:table-cell>
          <table:table-cell table:style-name="ce2" office:value-type="float" office:value="59073.9" calcext:value-type="float">
            <text:p>59 074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CHOIX DU RÉGIME INDEMNITAIRE</text:p>
          </table:table-cell>
          <table:table-cell table:style-name="ce2" table:formula="of:=SUM([.B804:.C804])" office:value-type="float" office:value="105105.51" calcext:value-type="float">
            <text:p>105 10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83.05" calcext:value-type="float">
            <text:p>4 283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REMANDATEMENT</text:p>
          </table:table-cell>
          <table:table-cell table:style-name="ce2" table:formula="of:=SUM([.B805:.C805])" office:value-type="float" office:value="4283.05" calcext:value-type="float">
            <text:p>4 283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8936.88" calcext:value-type="float">
            <text:p>268 937</text:p>
          </table:table-cell>
          <table:table-cell table:style-name="ce2" office:value-type="float" office:value="2105930" calcext:value-type="float">
            <text:p>2 105 930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EPRISE DE PAIEMENT</text:p>
          </table:table-cell>
          <table:table-cell table:style-name="ce2" table:formula="of:=SUM([.B806:.C806])" office:value-type="float" office:value="2374866.88" calcext:value-type="float">
            <text:p>2 374 867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581731.66" calcext:value-type="float">
            <text:p>581 732</text:p>
          </table:table-cell>
          <table:table-cell table:style-name="ce2" office:value-type="float" office:value="718760.61" calcext:value-type="float">
            <text:p>718 761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T</text:p>
          </table:table-cell>
          <table:table-cell table:style-name="ce5" office:value-type="string" calcext:value-type="string">
            <text:p>RÉINTÉGRATION</text:p>
          </table:table-cell>
          <table:table-cell table:style-name="ce2" table:formula="of:=SUM([.B807:.C807])" office:value-type="float" office:value="1300492.27" calcext:value-type="float">
            <text:p>1 300 4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772.8" calcext:value-type="float">
            <text:p>1 773</text:p>
          </table:table-cell>
          <table:table-cell table:style-name="ce2" office:value-type="float" office:value="-2180368.59" calcext:value-type="float">
            <text:p>-2 180 369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RU</text:p>
          </table:table-cell>
          <table:table-cell table:style-name="ce5" office:value-type="string" calcext:value-type="string">
            <text:p>RETENUE SUR SALAIRE</text:p>
          </table:table-cell>
          <table:table-cell table:style-name="ce2" table:formula="of:=SUM([.B808:.C808])" office:value-type="float" office:value="-2178595.79" calcext:value-type="float">
            <text:p>-2 178 596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25920.47" calcext:value-type="float">
            <text:p>-425 920</text:p>
          </table:table-cell>
          <table:table-cell table:style-name="ce2" office:value-type="float" office:value="-516184.98" calcext:value-type="float">
            <text:p>-516 185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NCTION</text:p>
          </table:table-cell>
          <table:table-cell table:style-name="ce2" table:formula="of:=SUM([.B809:.C809])" office:value-type="float" office:value="-942105.45" calcext:value-type="float">
            <text:p>-942 105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-43484.04" calcext:value-type="float">
            <text:p>-43 484</text:p>
          </table:table-cell>
          <table:table-cell table:style-name="ce2" office:value-type="float" office:value="3891.72" calcext:value-type="float">
            <text:p>3 892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SUSPENSION</text:p>
          </table:table-cell>
          <table:table-cell table:style-name="ce2" table:formula="of:=SUM([.B810:.C810])" office:value-type="float" office:value="-39592.32" calcext:value-type="float">
            <text:p>-39 592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95765.55" calcext:value-type="float">
            <text:p>-495 766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SR</text:p>
          </table:table-cell>
          <table:table-cell table:style-name="ce5" office:value-type="string" calcext:value-type="string">
            <text:p>SUPPRESSION DE LA RÉMUNÉRATION</text:p>
          </table:table-cell>
          <table:table-cell table:style-name="ce2" table:formula="of:=SUM([.B811:.C811])" office:value-type="float" office:value="-495765.55" calcext:value-type="float">
            <text:p>-495 766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041.36" calcext:value-type="float">
            <text:p>26 041</text:p>
          </table:table-cell>
          <table:table-cell table:style-name="ce2" office:value-type="float" office:value="-225940.71" calcext:value-type="float">
            <text:p>-225 941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ST</text:p>
          </table:table-cell>
          <table:table-cell table:style-name="ce5" office:value-type="string" calcext:value-type="string">
            <text:p>STAGE DE FORMATION</text:p>
          </table:table-cell>
          <table:table-cell table:style-name="ce2" table:formula="of:=SUM([.B812:.C812])" office:value-type="float" office:value="-199899.35" calcext:value-type="float">
            <text:p>-199 899</text:p>
          </table:table-cell>
          <table:table-cell table:style-name="Default" office:value-type="string" calcext:value-type="string">
            <text:p>leave and absence</text:p>
          </table:table-cell>
          <table:table-cell table:number-columns-repeated="249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676380.38" calcext:value-type="float">
            <text:p>676 380</text:p>
          </table:table-cell>
          <table:table-cell table:style-name="ce2" office:value-type="float" office:value="2179970.43" calcext:value-type="float">
            <text:p>2 179 970</text:p>
          </table:table-cell>
          <table:table-cell table:style-name="ce4" office:value-type="date" office:date-value="2023-07-01" calcext:value-type="date">
            <text:p>01/07/2023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AVANCEMENT D'ÉCHELON</text:p>
          </table:table-cell>
          <table:table-cell table:style-name="ce2" table:formula="of:=SUM([.B813:.C813])" office:value-type="float" office:value="2856350.81" calcext:value-type="float">
            <text:p>2 856 351</text:p>
          </table:table-cell>
          <table:table-cell table:style-name="Default" office:value-type="string" calcext:value-type="string">
            <text:p>administration</text:p>
          </table:table-cell>
          <table:table-cell table:number-columns-repeated="249"/>
        </table:table-row>
        <table:table-row table:style-name="ro3" table:number-rows-repeated="1047762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6">
      <number:month number:textual="true"/>
      <number:text>-</number:text>
      <number:year/>
    </number:date-style>
    <number:number-style style:name="N119P0" style:volatile="true">
      <number:number number:decimal-places="0" number:min-decimal-places="0" number:min-integer-digits="1" number:grouping="true"/>
      <number:text> DH</number:text>
    </number:number-style>
    <number:number-style style:name="N119">
      <number:text>-</number:text>
      <number:number number:decimal-places="0" number:min-decimal-places="0" number:min-integer-digits="1" number:grouping="true"/>
      <number:text> DH</number:text>
      <style:map style:condition="value()&gt;=0" style:apply-style-name="N119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20P0" style:volatile="true">
      <number:number number:decimal-places="0" number:min-decimal-places="0" number:min-integer-digits="1" number:grouping="true"/>
      <number:text> DH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DH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DH</number:text>
    </number:number-style>
    <number:number-style style:name="N121">
      <number:text>-</number:text>
      <number:number number:decimal-places="2" number:min-decimal-places="2" number:min-integer-digits="1" number:grouping="true"/>
      <number:text> DH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DH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DH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DH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DH </number:text>
    </number:number-style>
    <number:number-style style:name="N123P2" style:volatile="true">
      <number:text> </number:text>
      <number:fill-character> </number:fill-character>
      <number:text>- DH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DH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DH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H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7:47:12.442775387</meta:creation-date>
    <dc:date>2023-08-15T17:49:56.562554707</dc:date>
    <meta:editing-duration>PT2M46S</meta:editing-duration>
    <meta:editing-cycles>1</meta:editing-cycles>
    <meta:document-statistic meta:table-count="1" meta:cell-count="6504" meta:object-count="0"/>
    <meta:generator>LibreOffice/7.3.7.2$Linux_X86_64 LibreOffice_project/30$Build-2</meta:generator>
  </office:meta>
</office:document-meta>
</file>